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100000081434EB4257FBDCBB4.png" manifest:media-type="image/png"/>
  <manifest:file-entry manifest:full-path="Pictures/1000000000000020000000204B249CA79A42C6D7.png" manifest:media-type="image/png"/>
  <manifest:file-entry manifest:full-path="Pictures/10003FBF00000A0000000D5CBE5BB94838FCF15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Koper_20_lijn">
      <style:graphic-properties draw:textarea-vertical-align="middle"/>
    </style:style>
    <style:style style:name="gr2" style:family="graphic" style:parent-style-name="objectwithoutfill">
      <style:graphic-properties draw:stroke="solid" draw:stroke-dash="Fine_20_Dashed" svg:stroke-width="0.1cm" svg:stroke-color="#ffff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1cm" svg:stroke-color="#a3238e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3cm" svg:stroke-color="#000000" draw:marker-start-width="0.095cm" draw:marker-end-width="0.09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-width="0.095cm" draw:marker-end-width="0.095cm" draw:fill="none" draw:textarea-vertical-align="middle" fo:padding-top="0.14cm" fo:padding-bottom="0.14cm" fo:padding-left="0.265cm" fo:padding-right="0.265cm"/>
    </style:style>
    <style:style style:name="gr7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draw:stroke="none" svg:stroke-color="#000000" draw:fill="none" draw:textarea-vertical-align="middl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draw:stroke-dash="Fine_20_Dashed" svg:stroke-width="0.05cm" svg:stroke-color="#000000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min-height="0.218cm" fo:min-width="0cm" fo:padding-top="0.145cm" fo:padding-bottom="0.145cm" fo:padding-left="0.27cm" fo:padding-right="0.27cm"/>
    </style:style>
    <style:style style:name="gr15" style:family="graphic" style:parent-style-name="objectwithoutfill">
      <style:graphic-properties draw:stroke="solid" svg:stroke-width="0.03cm" svg:stroke-color="#000000" draw:marker-start="" draw:marker-start-width="0.245cm" draw:marker-end="" draw:marker-end-width="0.245cm" draw:fill="none" draw:textarea-vertical-align="middle" fo:padding-top="0.12cm" fo:padding-bottom="0.12cm" fo:padding-left="0.245cm" fo:padding-right="0.245cm"/>
    </style:style>
    <style:style style:name="gr16" style:family="graphic" style:parent-style-name="objectwithoutfill">
      <style:graphic-properties draw:stroke="solid" svg:stroke-width="0.03cm" svg:stroke-color="#000000" draw:marker-start="Arrow" draw:marker-start-width="0.07cm" draw:marker-end="" draw:fill="none" draw:textarea-vertical-align="middle" fo:padding-top="0.12cm" fo:padding-bottom="0.12cm" fo:padding-left="0.245cm" fo:padding-right="0.245cm"/>
    </style:style>
    <style:style style:name="gr17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18" style:family="graphic" style:parent-style-name="Cut">
      <style:graphic-properties draw:textarea-vertical-align="middle" draw:auto-grow-height="false" fo:min-height="0cm" fo:min-width="0cm"/>
    </style:style>
    <style:style style:name="gr19" style:family="graphic" style:parent-style-name="objectwithoutfill">
      <style:graphic-properties draw:stroke="solid" svg:stroke-width="0.04cm" svg:stroke-color="#0066b3" draw:marker-start="" draw:marker-start-width="0.275cm" draw:marker-end="" draw:marker-end-width="0.275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21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0cm" fo:padding-right="0cm"/>
    </style:style>
    <style:style style:name="gr22" style:family="graphic" style:parent-style-name="objectwithoutfill">
      <style:graphic-properties svg:stroke-color="#a3238e" draw:fill="none" draw:textarea-vertical-align="middle"/>
    </style:style>
    <style:style style:name="gr23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-0.04cm" fo:padding-right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72bf44" draw:fill="none" draw:textarea-vertical-align="middle"/>
    </style:style>
    <style:style style:name="gr26" style:family="graphic" style:parent-style-name="Cut">
      <style:graphic-properties draw:textarea-vertical-align="middle"/>
    </style:style>
    <style:style style:name="gr27" style:family="graphic" style:parent-style-name="objectwithoutfill">
      <style:graphic-properties svg:stroke-color="#fff200" draw:fill="none" draw:textarea-vertical-align="middle"/>
    </style:style>
    <style:style style:name="gr28" style:family="graphic" style:parent-style-name="objectwithoutfill">
      <style:graphic-properties svg:stroke-color="#ed1c24" draw:fill="none" draw:textarea-vertical-align="middle"/>
    </style:style>
    <style:style style:name="gr29" style:family="graphic" style:parent-style-name="objectwithoutfill">
      <style:graphic-properties svg:stroke-color="#3465a4" draw:fill="none" draw:textarea-vertical-align="middle"/>
    </style:style>
    <style:style style:name="gr30" style:family="graphic" style:parent-style-name="standard">
      <style:graphic-properties svg:stroke-color="#000000" draw:fill="solid" draw:fill-color="#00a65d" draw:textarea-horizontal-align="justify" draw:textarea-vertical-align="middle" draw:auto-grow-height="false" fo:min-height="1.54cm" fo:min-width="0.7cm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512cm" fo:min-width="0.135cm"/>
    </style:style>
    <style:style style:name="gr32" style:family="graphic" style:parent-style-name="objectwithoutfill">
      <style:graphic-properties draw:stroke="solid" draw:stroke-dash="Fine_20_Dashed" svg:stroke-width="0.15cm" svg:stroke-color="#ffffff" draw:marker-start-width="0.655cm" draw:marker-end-width="0.655cm" svg:stroke-linecap="round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="solid" draw:fill-color="#00a65d" draw:opacity="30%" draw:textarea-horizontal-align="justify" draw:textarea-vertical-align="middle" draw:auto-grow-height="false" fo:min-height="1.54cm" fo:min-width="0.7cm" draw:shadow-opacity="30%"/>
    </style:style>
    <style:style style:name="gr35" style:family="graphic" style:parent-style-name="standard">
      <style:graphic-properties draw:stroke="none" draw:fill="solid" draw:fill-color="#b2b2b2" draw:opacity="70%" draw:textarea-horizontal-align="justify" draw:textarea-vertical-align="middle" draw:auto-grow-height="false" fo:min-height="0.512cm" fo:min-width="0.135cm" draw:shadow-opacity="7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2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39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861cm" fo:min-width="0.262cm" draw:shadow-opacity="50%"/>
    </style:style>
    <style:style style:name="gr40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004cm" fo:min-width="0cm" draw:shadow-opacity="50%"/>
    </style:style>
    <style:style style:name="gr41" style:family="graphic" style:parent-style-name="standard">
      <style:graphic-properties draw:stroke="none" draw:fill="solid" draw:fill-color="#00a65d" draw:opacity="50%" draw:textarea-horizontal-align="justify" draw:textarea-vertical-align="middle" draw:auto-grow-height="false" fo:min-height="0.385cm" fo:min-width="0.008cm" draw:shadow-opacity="50%"/>
    </style:style>
    <style:style style:name="gr4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color="#999999" fo:font-size="4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4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fo:color="#eeeeee" fo:font-size="4pt" style:font-size-asian="4pt" style:font-size-complex="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eeeeee" fo:font-size="4pt" style:font-size-asian="18pt" style:font-size-complex="18pt"/>
    </style:style>
    <style:style style:name="P8" style:family="paragraph">
      <loext:graphic-properties draw:fill-color="#000000"/>
      <style:paragraph-properties fo:text-align="center"/>
      <style:text-properties fo:color="#ffffff" fo:font-size="4pt" style:font-size-asian="4pt" style:font-size-complex="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2pt" style:font-size-asian="2pt" style:font-size-complex="2pt"/>
    </style:style>
    <style:style style:name="P11" style:family="paragraph">
      <loext:graphic-properties draw:fill="none"/>
      <style:paragraph-properties fo:text-align="center"/>
      <style:text-properties fo:color="#808080"/>
    </style:style>
    <style:style style:name="P12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3" style:family="paragraph">
      <loext:graphic-properties draw:fill="solid" draw:fill-color="#ffffff"/>
      <style:paragraph-properties fo:text-align="center"/>
      <style:text-properties fo:font-size="2pt" style:font-size-asian="2pt" style:font-size-complex="2pt"/>
    </style:style>
    <style:style style:name="P14" style:family="paragraph">
      <loext:graphic-properties draw:fill="solid" draw:fill-color="#ffffff"/>
      <style:paragraph-properties fo:text-align="center"/>
      <style:text-properties fo:font-size="3pt" style:font-size-asian="3pt" style:font-size-complex="3pt"/>
    </style:style>
    <style:style style:name="P15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17" style:family="paragraph">
      <loext:graphic-properties draw:fill="solid" draw:fill-color="#00a65d"/>
      <style:paragraph-properties fo:text-align="center"/>
      <style:text-properties fo:font-size="4pt" style:font-size-asian="4pt" style:font-size-complex="4pt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="solid" draw:fill-color="#00a65d" draw:opacity="30%"/>
      <style:paragraph-properties fo:text-align="center"/>
      <style:text-properties fo:font-size="4pt" style:font-size-asian="4pt" style:font-size-complex="4pt"/>
    </style:style>
    <style:style style:name="P20" style:family="paragraph">
      <loext:graphic-properties draw:fill="solid" draw:fill-color="#b2b2b2" draw:opacity="70%"/>
      <style:paragraph-properties fo:text-align="center"/>
    </style:style>
    <style:style style:name="P21" style:family="paragraph">
      <loext:graphic-properties draw:fill="none" draw:fill-color="#ffffff"/>
      <style:text-properties fo:color="#ffffff" fo:font-size="4pt" style:font-size-asian="4pt" style:font-size-complex="4pt"/>
    </style:style>
    <style:style style:name="P22" style:family="paragraph">
      <loext:graphic-properties draw:fill="solid" draw:fill-color="#000000" draw:opacity="50%"/>
      <style:paragraph-properties fo:text-align="center"/>
      <style:text-properties fo:color="#000000" fo:font-size="4pt" style:font-size-asian="4pt" style:font-size-complex="4pt"/>
    </style:style>
    <style:style style:name="P23" style:family="paragraph">
      <loext:graphic-properties draw:fill="solid" draw:fill-color="#000000" draw:opacity="50%"/>
      <style:paragraph-properties fo:text-align="center"/>
    </style:style>
    <style:style style:name="P24" style:family="paragraph">
      <loext:graphic-properties draw:fill="solid" draw:fill-color="#00a65d" draw:opacity="50%"/>
      <style:paragraph-properties fo:text-align="center"/>
    </style:style>
    <style:style style:name="P2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color="#999999" fo:font-size="4pt" style:font-size-asian="18pt" style:font-size-complex="18pt"/>
    </style:style>
    <style:style style:name="T2" style:family="text">
      <style:text-properties fo:font-size="4pt" style:font-size-asian="18pt" style:font-size-complex="18pt"/>
    </style:style>
    <style:style style:name="T3" style:family="text">
      <style:text-properties fo:color="#eeeeee" fo:font-size="4pt" style:font-size-asian="4pt" style:font-size-complex="4pt"/>
    </style:style>
    <style:style style:name="T4" style:family="text">
      <style:text-properties fo:color="#eeeeee" fo:font-size="4pt" style:font-size-asian="18pt" style:font-size-complex="18pt"/>
    </style:style>
    <style:style style:name="T5" style:family="text">
      <style:text-properties fo:color="#ffffff" fo:font-size="4pt" style:font-size-asian="4pt" style:font-size-complex="4pt"/>
    </style:style>
    <style:style style:name="T6" style:family="text">
      <style:text-properties fo:color="#ffffff" fo:font-size="2pt" style:font-size-asian="2pt" style:font-size-complex="2pt"/>
    </style:style>
    <style:style style:name="T7" style:family="text">
      <style:text-properties fo:color="#ffffff" fo:font-size="3pt" style:font-size-asian="3pt" style:font-size-complex="3pt"/>
    </style:style>
    <style:style style:name="T8" style:family="text">
      <style:text-properties fo:font-size="3pt" style:font-size-asian="3pt" style:font-size-complex="3pt"/>
    </style:style>
    <style:style style:name="T9" style:family="text">
      <style:text-properties fo:font-size="2pt" style:font-size-asian="2pt" style:font-size-complex="2pt"/>
    </style:style>
    <style:style style:name="T10" style:family="text">
      <style:text-properties fo:font-size="4pt" style:font-size-asian="4pt" style:font-size-complex="4pt"/>
    </style:style>
    <style:style style:name="T11" style:family="text">
      <style:text-properties fo:color="#000000" fo:font-size="4pt" style:font-size-asian="4pt" style:font-size-complex="4pt"/>
    </style:style>
    <style:style style:name="T1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line draw:style-name="gr1" draw:text-style-name="P1" draw:layer="Vero board" svg:x1="9.89cm" svg:y1="5.573cm" svg:x2="9.89cm" svg:y2="5.065cm">
            <text:p/>
          </draw:line>
          <draw:polygon draw:style-name="gr2" draw:text-style-name="P2" draw:layer="Vero board" svg:width="0cm" svg:height="0cm" svg:x="9.89cm" svg:y="5.573cm" svg:viewBox="0 0 0 0" draw:points="0,0">
            <text:p/>
          </draw:polygon>
          <draw:polygon draw:style-name="gr2" draw:text-style-name="P2" draw:layer="Vero board" svg:width="0cm" svg:height="0cm" svg:x="9.89cm" svg:y="5.319cm" svg:viewBox="0 0 0 0" draw:points="0,0">
            <text:p/>
          </draw:polygon>
          <draw:polygon draw:style-name="gr2" draw:text-style-name="P2" draw:layer="Vero board" svg:width="0cm" svg:height="0cm" svg:x="9.89cm" svg:y="5.065cm" svg:viewBox="0 0 0 0" draw:points="0,0">
            <text:p/>
          </draw:polygon>
          <draw:line draw:style-name="gr1" draw:text-style-name="P1" draw:layer="Vero board" svg:x1="10.144cm" svg:y1="5.573cm" svg:x2="10.144cm" svg:y2="5.065cm">
            <text:p/>
          </draw:line>
          <draw:polygon draw:style-name="gr2" draw:text-style-name="P2" draw:layer="Vero board" svg:width="0cm" svg:height="0cm" svg:x="10.144cm" svg:y="5.573cm" svg:viewBox="0 0 0 0" draw:points="0,0">
            <text:p/>
          </draw:polygon>
          <draw:polygon draw:style-name="gr2" draw:text-style-name="P2" draw:layer="Vero board" svg:width="0cm" svg:height="0cm" svg:x="10.144cm" svg:y="5.319cm" svg:viewBox="0 0 0 0" draw:points="0,0">
            <text:p/>
          </draw:polygon>
          <draw:polygon draw:style-name="gr2" draw:text-style-name="P2" draw:layer="Vero board" svg:width="0cm" svg:height="0cm" svg:x="10.144cm" svg:y="5.065cm" svg:viewBox="0 0 0 0" draw:points="0,0">
            <text:p/>
          </draw:polygon>
          <draw:line draw:style-name="gr1" draw:text-style-name="P1" draw:layer="Vero board" svg:x1="10.652cm" svg:y1="5.573cm" svg:x2="10.652cm" svg:y2="5.065cm">
            <text:p/>
          </draw:line>
          <draw:polygon draw:style-name="gr2" draw:text-style-name="P2" draw:layer="Vero board" svg:width="0cm" svg:height="0cm" svg:x="10.652cm" svg:y="5.573cm" svg:viewBox="0 0 0 0" draw:points="0,0">
            <text:p/>
          </draw:polygon>
          <draw:polygon draw:style-name="gr2" draw:text-style-name="P2" draw:layer="Vero board" svg:width="0cm" svg:height="0cm" svg:x="10.652cm" svg:y="5.319cm" svg:viewBox="0 0 0 0" draw:points="0,0">
            <text:p/>
          </draw:polygon>
          <draw:polygon draw:style-name="gr2" draw:text-style-name="P2" draw:layer="Vero board" svg:width="0cm" svg:height="0cm" svg:x="10.652cm" svg:y="5.065cm" svg:viewBox="0 0 0 0" draw:points="0,0">
            <text:p/>
          </draw:polygon>
          <draw:line draw:style-name="gr1" draw:text-style-name="P1" draw:layer="Vero board" svg:x1="10.906cm" svg:y1="5.573cm" svg:x2="10.906cm" svg:y2="5.065cm">
            <text:p/>
          </draw:line>
          <draw:polygon draw:style-name="gr2" draw:text-style-name="P2" draw:layer="Vero board" svg:width="0cm" svg:height="0cm" svg:x="10.906cm" svg:y="5.573cm" svg:viewBox="0 0 0 0" draw:points="0,0">
            <text:p/>
          </draw:polygon>
          <draw:polygon draw:style-name="gr2" draw:text-style-name="P2" draw:layer="Vero board" svg:width="0cm" svg:height="0cm" svg:x="10.906cm" svg:y="5.319cm" svg:viewBox="0 0 0 0" draw:points="0,0">
            <text:p/>
          </draw:polygon>
          <draw:polygon draw:style-name="gr2" draw:text-style-name="P2" draw:layer="Vero board" svg:width="0cm" svg:height="0cm" svg:x="10.906cm" svg:y="5.065cm" svg:viewBox="0 0 0 0" draw:points="0,0">
            <text:p/>
          </draw:polygon>
          <draw:line draw:style-name="gr1" draw:text-style-name="P1" draw:layer="Vero board" svg:x1="10.398cm" svg:y1="5.573cm" svg:x2="10.398cm" svg:y2="5.065cm">
            <text:p/>
          </draw:line>
          <draw:polygon draw:style-name="gr2" draw:text-style-name="P2" draw:layer="Vero board" svg:width="0cm" svg:height="0cm" svg:x="10.398cm" svg:y="5.573cm" svg:viewBox="0 0 0 0" draw:points="0,0">
            <text:p/>
          </draw:polygon>
          <draw:polygon draw:style-name="gr2" draw:text-style-name="P2" draw:layer="Vero board" svg:width="0cm" svg:height="0cm" svg:x="10.398cm" svg:y="5.319cm" svg:viewBox="0 0 0 0" draw:points="0,0">
            <text:p/>
          </draw:polygon>
          <draw:polygon draw:style-name="gr2" draw:text-style-name="P2" draw:layer="Vero board" svg:width="0cm" svg:height="0cm" svg:x="10.398cm" svg:y="5.065cm" svg:viewBox="0 0 0 0" draw:points="0,0">
            <text:p/>
          </draw:polygon>
          <draw:line draw:style-name="gr1" draw:text-style-name="P1" draw:layer="Vero board" svg:x1="8.62cm" svg:y1="5.573cm" svg:x2="8.62cm" svg:y2="5.065cm">
            <text:p/>
          </draw:line>
          <draw:polygon draw:style-name="gr2" draw:text-style-name="P2" draw:layer="Vero board" svg:width="0cm" svg:height="0cm" svg:x="8.62cm" svg:y="5.573cm" svg:viewBox="0 0 0 0" draw:points="0,0">
            <text:p/>
          </draw:polygon>
          <draw:polygon draw:style-name="gr2" draw:text-style-name="P2" draw:layer="Vero board" svg:width="0cm" svg:height="0cm" svg:x="8.62cm" svg:y="5.319cm" svg:viewBox="0 0 0 0" draw:points="0,0">
            <text:p/>
          </draw:polygon>
          <draw:polygon draw:style-name="gr2" draw:text-style-name="P2" draw:layer="Vero board" svg:width="0cm" svg:height="0cm" svg:x="8.62cm" svg:y="5.065cm" svg:viewBox="0 0 0 0" draw:points="0,0">
            <text:p/>
          </draw:polygon>
          <draw:line draw:style-name="gr1" draw:text-style-name="P1" draw:layer="Vero board" svg:x1="8.874cm" svg:y1="5.573cm" svg:x2="8.874cm" svg:y2="5.065cm">
            <text:p/>
          </draw:line>
          <draw:polygon draw:style-name="gr2" draw:text-style-name="P2" draw:layer="Vero board" svg:width="0cm" svg:height="0cm" svg:x="8.874cm" svg:y="5.573cm" svg:viewBox="0 0 0 0" draw:points="0,0">
            <text:p/>
          </draw:polygon>
          <draw:polygon draw:style-name="gr2" draw:text-style-name="P2" draw:layer="Vero board" svg:width="0cm" svg:height="0cm" svg:x="8.874cm" svg:y="5.319cm" svg:viewBox="0 0 0 0" draw:points="0,0">
            <text:p/>
          </draw:polygon>
          <draw:polygon draw:style-name="gr2" draw:text-style-name="P2" draw:layer="Vero board" svg:width="0cm" svg:height="0cm" svg:x="8.874cm" svg:y="5.065cm" svg:viewBox="0 0 0 0" draw:points="0,0">
            <text:p/>
          </draw:polygon>
          <draw:line draw:style-name="gr1" draw:text-style-name="P1" draw:layer="Vero board" svg:x1="9.382cm" svg:y1="5.573cm" svg:x2="9.382cm" svg:y2="5.065cm">
            <text:p/>
          </draw:line>
          <draw:polygon draw:style-name="gr2" draw:text-style-name="P2" draw:layer="Vero board" svg:width="0cm" svg:height="0cm" svg:x="9.382cm" svg:y="5.573cm" svg:viewBox="0 0 0 0" draw:points="0,0">
            <text:p/>
          </draw:polygon>
          <draw:polygon draw:style-name="gr2" draw:text-style-name="P2" draw:layer="Vero board" svg:width="0cm" svg:height="0cm" svg:x="9.382cm" svg:y="5.319cm" svg:viewBox="0 0 0 0" draw:points="0,0">
            <text:p/>
          </draw:polygon>
          <draw:polygon draw:style-name="gr2" draw:text-style-name="P2" draw:layer="Vero board" svg:width="0cm" svg:height="0cm" svg:x="9.382cm" svg:y="5.065cm" svg:viewBox="0 0 0 0" draw:points="0,0">
            <text:p/>
          </draw:polygon>
          <draw:line draw:style-name="gr1" draw:text-style-name="P1" draw:layer="Vero board" svg:x1="9.636cm" svg:y1="5.573cm" svg:x2="9.636cm" svg:y2="5.065cm">
            <text:p/>
          </draw:line>
          <draw:polygon draw:style-name="gr2" draw:text-style-name="P2" draw:layer="Vero board" svg:width="0cm" svg:height="0cm" svg:x="9.636cm" svg:y="5.573cm" svg:viewBox="0 0 0 0" draw:points="0,0">
            <text:p/>
          </draw:polygon>
          <draw:polygon draw:style-name="gr2" draw:text-style-name="P2" draw:layer="Vero board" svg:width="0cm" svg:height="0cm" svg:x="9.636cm" svg:y="5.319cm" svg:viewBox="0 0 0 0" draw:points="0,0">
            <text:p/>
          </draw:polygon>
          <draw:polygon draw:style-name="gr2" draw:text-style-name="P2" draw:layer="Vero board" svg:width="0cm" svg:height="0cm" svg:x="9.636cm" svg:y="5.065cm" svg:viewBox="0 0 0 0" draw:points="0,0">
            <text:p/>
          </draw:polygon>
          <draw:line draw:style-name="gr1" draw:text-style-name="P1" draw:layer="Vero board" svg:x1="9.128cm" svg:y1="5.573cm" svg:x2="9.128cm" svg:y2="5.065cm">
            <text:p/>
          </draw:line>
          <draw:polygon draw:style-name="gr2" draw:text-style-name="P2" draw:layer="Vero board" svg:width="0cm" svg:height="0cm" svg:x="9.128cm" svg:y="5.573cm" svg:viewBox="0 0 0 0" draw:points="0,0">
            <text:p/>
          </draw:polygon>
          <draw:polygon draw:style-name="gr2" draw:text-style-name="P2" draw:layer="Vero board" svg:width="0cm" svg:height="0cm" svg:x="9.128cm" svg:y="5.319cm" svg:viewBox="0 0 0 0" draw:points="0,0">
            <text:p/>
          </draw:polygon>
          <draw:polygon draw:style-name="gr2" draw:text-style-name="P2" draw:layer="Vero board" svg:width="0cm" svg:height="0cm" svg:x="9.128cm" svg:y="5.065cm" svg:viewBox="0 0 0 0" draw:points="0,0">
            <text:p/>
          </draw:polygon>
          <draw:line draw:style-name="gr1" draw:text-style-name="P1" draw:layer="Vero board" svg:x1="7.35cm" svg:y1="5.573cm" svg:x2="7.35cm" svg:y2="5.065cm">
            <text:p/>
          </draw:line>
          <draw:polygon draw:style-name="gr2" draw:text-style-name="P2" draw:layer="Vero board" svg:width="0cm" svg:height="0cm" svg:x="7.35cm" svg:y="5.573cm" svg:viewBox="0 0 0 0" draw:points="0,0">
            <text:p/>
          </draw:polygon>
          <draw:polygon draw:style-name="gr2" draw:text-style-name="P2" draw:layer="Vero board" svg:width="0cm" svg:height="0cm" svg:x="7.35cm" svg:y="5.319cm" svg:viewBox="0 0 0 0" draw:points="0,0">
            <text:p/>
          </draw:polygon>
          <draw:polygon draw:style-name="gr2" draw:text-style-name="P2" draw:layer="Vero board" svg:width="0cm" svg:height="0cm" svg:x="7.35cm" svg:y="5.065cm" svg:viewBox="0 0 0 0" draw:points="0,0">
            <text:p/>
          </draw:polygon>
          <draw:line draw:style-name="gr1" draw:text-style-name="P1" draw:layer="Vero board" svg:x1="7.604cm" svg:y1="5.573cm" svg:x2="7.604cm" svg:y2="5.065cm">
            <text:p/>
          </draw:line>
          <draw:polygon draw:style-name="gr2" draw:text-style-name="P2" draw:layer="Vero board" svg:width="0cm" svg:height="0cm" svg:x="7.604cm" svg:y="5.573cm" svg:viewBox="0 0 0 0" draw:points="0,0">
            <text:p/>
          </draw:polygon>
          <draw:polygon draw:style-name="gr2" draw:text-style-name="P2" draw:layer="Vero board" svg:width="0cm" svg:height="0cm" svg:x="7.604cm" svg:y="5.319cm" svg:viewBox="0 0 0 0" draw:points="0,0">
            <text:p/>
          </draw:polygon>
          <draw:polygon draw:style-name="gr2" draw:text-style-name="P2" draw:layer="Vero board" svg:width="0cm" svg:height="0cm" svg:x="7.604cm" svg:y="5.065cm" svg:viewBox="0 0 0 0" draw:points="0,0">
            <text:p/>
          </draw:polygon>
          <draw:line draw:style-name="gr1" draw:text-style-name="P1" draw:layer="Vero board" svg:x1="8.112cm" svg:y1="5.573cm" svg:x2="8.112cm" svg:y2="5.065cm">
            <text:p/>
          </draw:line>
          <draw:polygon draw:style-name="gr2" draw:text-style-name="P2" draw:layer="Vero board" svg:width="0cm" svg:height="0cm" svg:x="8.112cm" svg:y="5.573cm" svg:viewBox="0 0 0 0" draw:points="0,0">
            <text:p/>
          </draw:polygon>
          <draw:polygon draw:style-name="gr2" draw:text-style-name="P2" draw:layer="Vero board" svg:width="0cm" svg:height="0cm" svg:x="8.112cm" svg:y="5.319cm" svg:viewBox="0 0 0 0" draw:points="0,0">
            <text:p/>
          </draw:polygon>
          <draw:polygon draw:style-name="gr2" draw:text-style-name="P2" draw:layer="Vero board" svg:width="0cm" svg:height="0cm" svg:x="8.112cm" svg:y="5.065cm" svg:viewBox="0 0 0 0" draw:points="0,0">
            <text:p/>
          </draw:polygon>
          <draw:line draw:style-name="gr1" draw:text-style-name="P1" draw:layer="Vero board" svg:x1="8.366cm" svg:y1="5.573cm" svg:x2="8.366cm" svg:y2="5.065cm">
            <text:p/>
          </draw:line>
          <draw:polygon draw:style-name="gr2" draw:text-style-name="P2" draw:layer="Vero board" svg:width="0cm" svg:height="0cm" svg:x="8.366cm" svg:y="5.573cm" svg:viewBox="0 0 0 0" draw:points="0,0">
            <text:p/>
          </draw:polygon>
          <draw:polygon draw:style-name="gr2" draw:text-style-name="P2" draw:layer="Vero board" svg:width="0cm" svg:height="0cm" svg:x="8.366cm" svg:y="5.319cm" svg:viewBox="0 0 0 0" draw:points="0,0">
            <text:p/>
          </draw:polygon>
          <draw:polygon draw:style-name="gr2" draw:text-style-name="P2" draw:layer="Vero board" svg:width="0cm" svg:height="0cm" svg:x="8.366cm" svg:y="5.065cm" svg:viewBox="0 0 0 0" draw:points="0,0">
            <text:p/>
          </draw:polygon>
          <draw:line draw:style-name="gr1" draw:text-style-name="P1" draw:layer="Vero board" svg:x1="7.858cm" svg:y1="5.573cm" svg:x2="7.858cm" svg:y2="5.065cm">
            <text:p/>
          </draw:line>
          <draw:polygon draw:style-name="gr2" draw:text-style-name="P2" draw:layer="Vero board" svg:width="0cm" svg:height="0cm" svg:x="7.858cm" svg:y="5.573cm" svg:viewBox="0 0 0 0" draw:points="0,0">
            <text:p/>
          </draw:polygon>
          <draw:polygon draw:style-name="gr2" draw:text-style-name="P2" draw:layer="Vero board" svg:width="0cm" svg:height="0cm" svg:x="7.858cm" svg:y="5.319cm" svg:viewBox="0 0 0 0" draw:points="0,0">
            <text:p/>
          </draw:polygon>
          <draw:polygon draw:style-name="gr2" draw:text-style-name="P2" draw:layer="Vero board" svg:width="0cm" svg:height="0cm" svg:x="7.858cm" svg:y="5.065cm" svg:viewBox="0 0 0 0" draw:points="0,0">
            <text:p/>
          </draw:polygon>
          <draw:line draw:style-name="gr1" draw:text-style-name="P1" draw:layer="Vero board" svg:x1="6.08cm" svg:y1="5.573cm" svg:x2="6.08cm" svg:y2="5.065cm">
            <text:p/>
          </draw:line>
          <draw:polygon draw:style-name="gr2" draw:text-style-name="P2" draw:layer="Vero board" svg:width="0cm" svg:height="0cm" svg:x="6.08cm" svg:y="5.573cm" svg:viewBox="0 0 0 0" draw:points="0,0">
            <text:p/>
          </draw:polygon>
          <draw:polygon draw:style-name="gr2" draw:text-style-name="P2" draw:layer="Vero board" svg:width="0cm" svg:height="0cm" svg:x="6.08cm" svg:y="5.319cm" svg:viewBox="0 0 0 0" draw:points="0,0">
            <text:p/>
          </draw:polygon>
          <draw:polygon draw:style-name="gr2" draw:text-style-name="P2" draw:layer="Vero board" svg:width="0cm" svg:height="0cm" svg:x="6.08cm" svg:y="5.065cm" svg:viewBox="0 0 0 0" draw:points="0,0">
            <text:p/>
          </draw:polygon>
          <draw:line draw:style-name="gr1" draw:text-style-name="P1" draw:layer="Vero board" svg:x1="6.334cm" svg:y1="5.573cm" svg:x2="6.334cm" svg:y2="5.065cm">
            <text:p/>
          </draw:line>
          <draw:polygon draw:style-name="gr2" draw:text-style-name="P2" draw:layer="Vero board" svg:width="0cm" svg:height="0cm" svg:x="6.334cm" svg:y="5.573cm" svg:viewBox="0 0 0 0" draw:points="0,0">
            <text:p/>
          </draw:polygon>
          <draw:polygon draw:style-name="gr2" draw:text-style-name="P2" draw:layer="Vero board" svg:width="0cm" svg:height="0cm" svg:x="6.334cm" svg:y="5.319cm" svg:viewBox="0 0 0 0" draw:points="0,0">
            <text:p/>
          </draw:polygon>
          <draw:polygon draw:style-name="gr2" draw:text-style-name="P2" draw:layer="Vero board" svg:width="0cm" svg:height="0cm" svg:x="6.334cm" svg:y="5.065cm" svg:viewBox="0 0 0 0" draw:points="0,0">
            <text:p/>
          </draw:polygon>
          <draw:line draw:style-name="gr1" draw:text-style-name="P1" draw:layer="Vero board" svg:x1="6.842cm" svg:y1="5.573cm" svg:x2="6.842cm" svg:y2="5.065cm">
            <text:p/>
          </draw:line>
          <draw:polygon draw:style-name="gr2" draw:text-style-name="P2" draw:layer="Vero board" svg:width="0cm" svg:height="0cm" svg:x="6.842cm" svg:y="5.573cm" svg:viewBox="0 0 0 0" draw:points="0,0">
            <text:p/>
          </draw:polygon>
          <draw:polygon draw:style-name="gr2" draw:text-style-name="P2" draw:layer="Vero board" svg:width="0cm" svg:height="0cm" svg:x="6.842cm" svg:y="5.319cm" svg:viewBox="0 0 0 0" draw:points="0,0">
            <text:p/>
          </draw:polygon>
          <draw:polygon draw:style-name="gr2" draw:text-style-name="P2" draw:layer="Vero board" svg:width="0cm" svg:height="0cm" svg:x="6.842cm" svg:y="5.065cm" svg:viewBox="0 0 0 0" draw:points="0,0">
            <text:p/>
          </draw:polygon>
          <draw:line draw:style-name="gr1" draw:text-style-name="P1" draw:layer="Vero board" svg:x1="7.096cm" svg:y1="5.573cm" svg:x2="7.096cm" svg:y2="5.065cm">
            <text:p/>
          </draw:line>
          <draw:polygon draw:style-name="gr2" draw:text-style-name="P2" draw:layer="Vero board" svg:width="0cm" svg:height="0cm" svg:x="7.096cm" svg:y="5.573cm" svg:viewBox="0 0 0 0" draw:points="0,0">
            <text:p/>
          </draw:polygon>
          <draw:polygon draw:style-name="gr2" draw:text-style-name="P2" draw:layer="Vero board" svg:width="0cm" svg:height="0cm" svg:x="7.096cm" svg:y="5.319cm" svg:viewBox="0 0 0 0" draw:points="0,0">
            <text:p/>
          </draw:polygon>
          <draw:polygon draw:style-name="gr2" draw:text-style-name="P2" draw:layer="Vero board" svg:width="0cm" svg:height="0cm" svg:x="7.096cm" svg:y="5.065cm" svg:viewBox="0 0 0 0" draw:points="0,0">
            <text:p/>
          </draw:polygon>
          <draw:line draw:style-name="gr1" draw:text-style-name="P1" draw:layer="Vero board" svg:x1="6.588cm" svg:y1="5.573cm" svg:x2="6.588cm" svg:y2="5.065cm">
            <text:p/>
          </draw:line>
          <draw:polygon draw:style-name="gr2" draw:text-style-name="P2" draw:layer="Vero board" svg:width="0cm" svg:height="0cm" svg:x="6.588cm" svg:y="5.573cm" svg:viewBox="0 0 0 0" draw:points="0,0">
            <text:p/>
          </draw:polygon>
          <draw:polygon draw:style-name="gr2" draw:text-style-name="P2" draw:layer="Vero board" svg:width="0cm" svg:height="0cm" svg:x="6.588cm" svg:y="5.319cm" svg:viewBox="0 0 0 0" draw:points="0,0">
            <text:p/>
          </draw:polygon>
          <draw:polygon draw:style-name="gr2" draw:text-style-name="P2" draw:layer="Vero board" svg:width="0cm" svg:height="0cm" svg:x="6.588cm" svg:y="5.065cm" svg:viewBox="0 0 0 0" draw:points="0,0">
            <text:p/>
          </draw:polygon>
          <draw:line draw:style-name="gr1" draw:text-style-name="P1" draw:layer="Vero board" svg:x1="12.43cm" svg:y1="5.573cm" svg:x2="12.43cm" svg:y2="5.065cm">
            <text:p/>
          </draw:line>
          <draw:polygon draw:style-name="gr2" draw:text-style-name="P2" draw:layer="Vero board" svg:width="0cm" svg:height="0cm" svg:x="12.43cm" svg:y="5.573cm" svg:viewBox="0 0 0 0" draw:points="0,0">
            <text:p/>
          </draw:polygon>
          <draw:polygon draw:style-name="gr2" draw:text-style-name="P2" draw:layer="Vero board" svg:width="0cm" svg:height="0cm" svg:x="12.43cm" svg:y="5.319cm" svg:viewBox="0 0 0 0" draw:points="0,0">
            <text:p/>
          </draw:polygon>
          <draw:polygon draw:style-name="gr2" draw:text-style-name="P2" draw:layer="Vero board" svg:width="0cm" svg:height="0cm" svg:x="12.43cm" svg:y="5.065cm" svg:viewBox="0 0 0 0" draw:points="0,0">
            <text:p/>
          </draw:polygon>
          <draw:line draw:style-name="gr1" draw:text-style-name="P1" draw:layer="Vero board" svg:x1="12.684cm" svg:y1="5.573cm" svg:x2="12.684cm" svg:y2="5.065cm">
            <text:p/>
          </draw:line>
          <draw:polygon draw:style-name="gr2" draw:text-style-name="P2" draw:layer="Vero board" svg:width="0cm" svg:height="0cm" svg:x="12.684cm" svg:y="5.573cm" svg:viewBox="0 0 0 0" draw:points="0,0">
            <text:p/>
          </draw:polygon>
          <draw:polygon draw:style-name="gr2" draw:text-style-name="P2" draw:layer="Vero board" svg:width="0cm" svg:height="0cm" svg:x="12.684cm" svg:y="5.319cm" svg:viewBox="0 0 0 0" draw:points="0,0">
            <text:p/>
          </draw:polygon>
          <draw:polygon draw:style-name="gr2" draw:text-style-name="P2" draw:layer="Vero board" svg:width="0cm" svg:height="0cm" svg:x="12.684cm" svg:y="5.065cm" svg:viewBox="0 0 0 0" draw:points="0,0">
            <text:p/>
          </draw:polygon>
          <draw:line draw:style-name="gr1" draw:text-style-name="P1" draw:layer="Vero board" svg:x1="13.192cm" svg:y1="5.573cm" svg:x2="13.192cm" svg:y2="5.065cm">
            <text:p/>
          </draw:line>
          <draw:polygon draw:style-name="gr2" draw:text-style-name="P2" draw:layer="Vero board" svg:width="0cm" svg:height="0cm" svg:x="13.192cm" svg:y="5.573cm" svg:viewBox="0 0 0 0" draw:points="0,0">
            <text:p/>
          </draw:polygon>
          <draw:polygon draw:style-name="gr2" draw:text-style-name="P2" draw:layer="Vero board" svg:width="0cm" svg:height="0cm" svg:x="13.192cm" svg:y="5.319cm" svg:viewBox="0 0 0 0" draw:points="0,0">
            <text:p/>
          </draw:polygon>
          <draw:polygon draw:style-name="gr2" draw:text-style-name="P2" draw:layer="Vero board" svg:width="0cm" svg:height="0cm" svg:x="13.192cm" svg:y="5.065cm" svg:viewBox="0 0 0 0" draw:points="0,0">
            <text:p/>
          </draw:polygon>
          <draw:line draw:style-name="gr1" draw:text-style-name="P1" draw:layer="Vero board" svg:x1="13.446cm" svg:y1="5.573cm" svg:x2="13.446cm" svg:y2="5.065cm">
            <text:p/>
          </draw:line>
          <draw:polygon draw:style-name="gr2" draw:text-style-name="P2" draw:layer="Vero board" svg:width="0cm" svg:height="0cm" svg:x="13.446cm" svg:y="5.573cm" svg:viewBox="0 0 0 0" draw:points="0,0">
            <text:p/>
          </draw:polygon>
          <draw:polygon draw:style-name="gr2" draw:text-style-name="P2" draw:layer="Vero board" svg:width="0cm" svg:height="0cm" svg:x="13.446cm" svg:y="5.319cm" svg:viewBox="0 0 0 0" draw:points="0,0">
            <text:p/>
          </draw:polygon>
          <draw:polygon draw:style-name="gr2" draw:text-style-name="P2" draw:layer="Vero board" svg:width="0cm" svg:height="0cm" svg:x="13.446cm" svg:y="5.065cm" svg:viewBox="0 0 0 0" draw:points="0,0">
            <text:p/>
          </draw:polygon>
          <draw:line draw:style-name="gr1" draw:text-style-name="P1" draw:layer="Vero board" svg:x1="12.938cm" svg:y1="5.573cm" svg:x2="12.938cm" svg:y2="5.065cm">
            <text:p/>
          </draw:line>
          <draw:polygon draw:style-name="gr2" draw:text-style-name="P2" draw:layer="Vero board" svg:width="0cm" svg:height="0cm" svg:x="12.938cm" svg:y="5.573cm" svg:viewBox="0 0 0 0" draw:points="0,0">
            <text:p/>
          </draw:polygon>
          <draw:polygon draw:style-name="gr2" draw:text-style-name="P2" draw:layer="Vero board" svg:width="0cm" svg:height="0cm" svg:x="12.938cm" svg:y="5.319cm" svg:viewBox="0 0 0 0" draw:points="0,0">
            <text:p/>
          </draw:polygon>
          <draw:polygon draw:style-name="gr2" draw:text-style-name="P2" draw:layer="Vero board" svg:width="0cm" svg:height="0cm" svg:x="12.938cm" svg:y="5.065cm" svg:viewBox="0 0 0 0" draw:points="0,0">
            <text:p/>
          </draw:polygon>
          <draw:line draw:style-name="gr1" draw:text-style-name="P1" draw:layer="Vero board" svg:x1="11.16cm" svg:y1="5.573cm" svg:x2="11.16cm" svg:y2="5.065cm">
            <text:p/>
          </draw:line>
          <draw:polygon draw:style-name="gr2" draw:text-style-name="P2" draw:layer="Vero board" svg:width="0cm" svg:height="0cm" svg:x="11.16cm" svg:y="5.573cm" svg:viewBox="0 0 0 0" draw:points="0,0">
            <text:p/>
          </draw:polygon>
          <draw:polygon draw:style-name="gr2" draw:text-style-name="P2" draw:layer="Vero board" svg:width="0cm" svg:height="0cm" svg:x="11.16cm" svg:y="5.319cm" svg:viewBox="0 0 0 0" draw:points="0,0">
            <text:p/>
          </draw:polygon>
          <draw:polygon draw:style-name="gr2" draw:text-style-name="P2" draw:layer="Vero board" svg:width="0cm" svg:height="0cm" svg:x="11.16cm" svg:y="5.065cm" svg:viewBox="0 0 0 0" draw:points="0,0">
            <text:p/>
          </draw:polygon>
          <draw:line draw:style-name="gr1" draw:text-style-name="P1" draw:layer="Vero board" svg:x1="11.414cm" svg:y1="5.573cm" svg:x2="11.414cm" svg:y2="5.065cm">
            <text:p/>
          </draw:line>
          <draw:polygon draw:style-name="gr2" draw:text-style-name="P2" draw:layer="Vero board" svg:width="0cm" svg:height="0cm" svg:x="11.414cm" svg:y="5.573cm" svg:viewBox="0 0 0 0" draw:points="0,0">
            <text:p/>
          </draw:polygon>
          <draw:polygon draw:style-name="gr2" draw:text-style-name="P2" draw:layer="Vero board" svg:width="0cm" svg:height="0cm" svg:x="11.414cm" svg:y="5.319cm" svg:viewBox="0 0 0 0" draw:points="0,0">
            <text:p/>
          </draw:polygon>
          <draw:polygon draw:style-name="gr2" draw:text-style-name="P2" draw:layer="Vero board" svg:width="0cm" svg:height="0cm" svg:x="11.414cm" svg:y="5.065cm" svg:viewBox="0 0 0 0" draw:points="0,0">
            <text:p/>
          </draw:polygon>
          <draw:line draw:style-name="gr1" draw:text-style-name="P1" draw:layer="Vero board" svg:x1="11.922cm" svg:y1="5.573cm" svg:x2="11.922cm" svg:y2="5.065cm">
            <text:p/>
          </draw:line>
          <draw:polygon draw:style-name="gr2" draw:text-style-name="P2" draw:layer="Vero board" svg:width="0cm" svg:height="0cm" svg:x="11.922cm" svg:y="5.573cm" svg:viewBox="0 0 0 0" draw:points="0,0">
            <text:p/>
          </draw:polygon>
          <draw:polygon draw:style-name="gr2" draw:text-style-name="P2" draw:layer="Vero board" svg:width="0cm" svg:height="0cm" svg:x="11.922cm" svg:y="5.319cm" svg:viewBox="0 0 0 0" draw:points="0,0">
            <text:p/>
          </draw:polygon>
          <draw:polygon draw:style-name="gr2" draw:text-style-name="P2" draw:layer="Vero board" svg:width="0cm" svg:height="0cm" svg:x="11.922cm" svg:y="5.065cm" svg:viewBox="0 0 0 0" draw:points="0,0">
            <text:p/>
          </draw:polygon>
          <draw:line draw:style-name="gr1" draw:text-style-name="P1" draw:layer="Vero board" svg:x1="12.176cm" svg:y1="5.573cm" svg:x2="12.176cm" svg:y2="5.065cm">
            <text:p/>
          </draw:line>
          <draw:polygon draw:style-name="gr2" draw:text-style-name="P2" draw:layer="Vero board" svg:width="0cm" svg:height="0cm" svg:x="12.176cm" svg:y="5.573cm" svg:viewBox="0 0 0 0" draw:points="0,0">
            <text:p/>
          </draw:polygon>
          <draw:polygon draw:style-name="gr2" draw:text-style-name="P2" draw:layer="Vero board" svg:width="0cm" svg:height="0cm" svg:x="12.176cm" svg:y="5.319cm" svg:viewBox="0 0 0 0" draw:points="0,0">
            <text:p/>
          </draw:polygon>
          <draw:polygon draw:style-name="gr2" draw:text-style-name="P2" draw:layer="Vero board" svg:width="0cm" svg:height="0cm" svg:x="12.176cm" svg:y="5.065cm" svg:viewBox="0 0 0 0" draw:points="0,0">
            <text:p/>
          </draw:polygon>
          <draw:line draw:style-name="gr1" draw:text-style-name="P1" draw:layer="Vero board" svg:x1="11.668cm" svg:y1="5.573cm" svg:x2="11.668cm" svg:y2="5.065cm">
            <text:p/>
          </draw:line>
          <draw:polygon draw:style-name="gr2" draw:text-style-name="P2" draw:layer="Vero board" svg:width="0cm" svg:height="0cm" svg:x="11.668cm" svg:y="5.573cm" svg:viewBox="0 0 0 0" draw:points="0,0">
            <text:p/>
          </draw:polygon>
          <draw:polygon draw:style-name="gr2" draw:text-style-name="P2" draw:layer="Vero board" svg:width="0cm" svg:height="0cm" svg:x="11.668cm" svg:y="5.319cm" svg:viewBox="0 0 0 0" draw:points="0,0">
            <text:p/>
          </draw:polygon>
          <draw:polygon draw:style-name="gr2" draw:text-style-name="P2" draw:layer="Vero board" svg:width="0cm" svg:height="0cm" svg:x="11.668cm" svg:y="5.065cm" svg:viewBox="0 0 0 0" draw:points="0,0">
            <text:p/>
          </draw:polygon>
          <draw:line draw:style-name="gr1" draw:text-style-name="P1" draw:layer="Vero board" svg:x1="13.7cm" svg:y1="5.573cm" svg:x2="13.7cm" svg:y2="5.065cm">
            <text:p/>
          </draw:line>
          <draw:polygon draw:style-name="gr2" draw:text-style-name="P2" draw:layer="Vero board" svg:width="0cm" svg:height="0cm" svg:x="13.7cm" svg:y="5.573cm" svg:viewBox="0 0 0 0" draw:points="0,0">
            <text:p/>
          </draw:polygon>
          <draw:polygon draw:style-name="gr2" draw:text-style-name="P2" draw:layer="Vero board" svg:width="0cm" svg:height="0cm" svg:x="13.7cm" svg:y="5.319cm" svg:viewBox="0 0 0 0" draw:points="0,0">
            <text:p/>
          </draw:polygon>
          <draw:polygon draw:style-name="gr2" draw:text-style-name="P2" draw:layer="Vero board" svg:width="0cm" svg:height="0cm" svg:x="13.7cm" svg:y="5.065cm" svg:viewBox="0 0 0 0" draw:points="0,0">
            <text:p/>
          </draw:polygon>
          <draw:line draw:style-name="gr1" draw:text-style-name="P1" draw:layer="Vero board" svg:x1="13.954cm" svg:y1="5.573cm" svg:x2="13.954cm" svg:y2="5.065cm">
            <text:p/>
          </draw:line>
          <draw:polygon draw:style-name="gr2" draw:text-style-name="P2" draw:layer="Vero board" svg:width="0cm" svg:height="0cm" svg:x="13.954cm" svg:y="5.573cm" svg:viewBox="0 0 0 0" draw:points="0,0">
            <text:p/>
          </draw:polygon>
          <draw:polygon draw:style-name="gr2" draw:text-style-name="P2" draw:layer="Vero board" svg:width="0cm" svg:height="0cm" svg:x="13.954cm" svg:y="5.319cm" svg:viewBox="0 0 0 0" draw:points="0,0">
            <text:p/>
          </draw:polygon>
          <draw:polygon draw:style-name="gr2" draw:text-style-name="P2" draw:layer="Vero board" svg:width="0cm" svg:height="0cm" svg:x="13.954cm" svg:y="5.065cm" svg:viewBox="0 0 0 0" draw:points="0,0">
            <text:p/>
          </draw:polygon>
          <draw:line draw:style-name="gr1" draw:text-style-name="P1" draw:layer="Vero board" svg:x1="14.462cm" svg:y1="5.573cm" svg:x2="14.462cm" svg:y2="5.065cm">
            <text:p/>
          </draw:line>
          <draw:polygon draw:style-name="gr2" draw:text-style-name="P2" draw:layer="Vero board" svg:width="0cm" svg:height="0cm" svg:x="14.462cm" svg:y="5.573cm" svg:viewBox="0 0 0 0" draw:points="0,0">
            <text:p/>
          </draw:polygon>
          <draw:polygon draw:style-name="gr2" draw:text-style-name="P2" draw:layer="Vero board" svg:width="0cm" svg:height="0cm" svg:x="14.462cm" svg:y="5.319cm" svg:viewBox="0 0 0 0" draw:points="0,0">
            <text:p/>
          </draw:polygon>
          <draw:polygon draw:style-name="gr2" draw:text-style-name="P2" draw:layer="Vero board" svg:width="0cm" svg:height="0cm" svg:x="14.462cm" svg:y="5.065cm" svg:viewBox="0 0 0 0" draw:points="0,0">
            <text:p/>
          </draw:polygon>
          <draw:line draw:style-name="gr1" draw:text-style-name="P1" draw:layer="Vero board" svg:x1="14.716cm" svg:y1="5.573cm" svg:x2="14.716cm" svg:y2="5.065cm">
            <text:p/>
          </draw:line>
          <draw:polygon draw:style-name="gr2" draw:text-style-name="P2" draw:layer="Vero board" svg:width="0cm" svg:height="0cm" svg:x="14.716cm" svg:y="5.573cm" svg:viewBox="0 0 0 0" draw:points="0,0">
            <text:p/>
          </draw:polygon>
          <draw:polygon draw:style-name="gr2" draw:text-style-name="P2" draw:layer="Vero board" svg:width="0cm" svg:height="0cm" svg:x="14.716cm" svg:y="5.319cm" svg:viewBox="0 0 0 0" draw:points="0,0">
            <text:p/>
          </draw:polygon>
          <draw:polygon draw:style-name="gr2" draw:text-style-name="P2" draw:layer="Vero board" svg:width="0cm" svg:height="0cm" svg:x="14.716cm" svg:y="5.065cm" svg:viewBox="0 0 0 0" draw:points="0,0">
            <text:p/>
          </draw:polygon>
          <draw:line draw:style-name="gr1" draw:text-style-name="P1" draw:layer="Vero board" svg:x1="14.208cm" svg:y1="5.573cm" svg:x2="14.208cm" svg:y2="5.065cm">
            <text:p/>
          </draw:line>
          <draw:polygon draw:style-name="gr2" draw:text-style-name="P2" draw:layer="Vero board" svg:width="0cm" svg:height="0cm" svg:x="14.208cm" svg:y="5.573cm" svg:viewBox="0 0 0 0" draw:points="0,0">
            <text:p/>
          </draw:polygon>
          <draw:polygon draw:style-name="gr2" draw:text-style-name="P2" draw:layer="Vero board" svg:width="0cm" svg:height="0cm" svg:x="14.208cm" svg:y="5.319cm" svg:viewBox="0 0 0 0" draw:points="0,0">
            <text:p/>
          </draw:polygon>
          <draw:polygon draw:style-name="gr2" draw:text-style-name="P2" draw:layer="Vero board" svg:width="0cm" svg:height="0cm" svg:x="14.208cm" svg:y="5.065cm" svg:viewBox="0 0 0 0" draw:points="0,0">
            <text:p/>
          </draw:polygon>
        </draw:g>
        <draw:g>
          <draw:line draw:style-name="gr1" draw:text-style-name="P1" draw:layer="Vero board" svg:x1="9.89cm" svg:y1="4.303cm" svg:x2="9.89cm" svg:y2="3.287cm">
            <text:p/>
          </draw:line>
          <draw:polygon draw:style-name="gr2" draw:text-style-name="P2" draw:layer="Vero board" svg:width="0cm" svg:height="0cm" svg:x="9.89cm" svg:y="4.303cm" svg:viewBox="0 0 0 0" draw:points="0,0">
            <text:p/>
          </draw:polygon>
          <draw:polygon draw:style-name="gr2" draw:text-style-name="P2" draw:layer="Vero board" svg:width="0cm" svg:height="0cm" svg:x="9.89cm" svg:y="4.049cm" svg:viewBox="0 0 0 0" draw:points="0,0">
            <text:p/>
          </draw:polygon>
          <draw:polygon draw:style-name="gr2" draw:text-style-name="P2" draw:layer="Vero board" svg:width="0cm" svg:height="0cm" svg:x="9.89cm" svg:y="3.795cm" svg:viewBox="0 0 0 0" draw:points="0,0">
            <text:p/>
          </draw:polygon>
          <draw:polygon draw:style-name="gr2" draw:text-style-name="P2" draw:layer="Vero board" svg:width="0cm" svg:height="0cm" svg:x="9.89cm" svg:y="3.541cm" svg:viewBox="0 0 0 0" draw:points="0,0">
            <text:p/>
          </draw:polygon>
          <draw:polygon draw:style-name="gr2" draw:text-style-name="P2" draw:layer="Vero board" svg:width="0cm" svg:height="0cm" svg:x="9.89cm" svg:y="3.287cm" svg:viewBox="0 0 0 0" draw:points="0,0">
            <text:p/>
          </draw:polygon>
        </draw:g>
        <draw:g>
          <draw:line draw:style-name="gr1" draw:text-style-name="P1" draw:layer="Vero board" svg:x1="10.144cm" svg:y1="4.303cm" svg:x2="10.144cm" svg:y2="3.287cm">
            <text:p/>
          </draw:line>
          <draw:polygon draw:style-name="gr2" draw:text-style-name="P2" draw:layer="Vero board" svg:width="0cm" svg:height="0cm" svg:x="10.144cm" svg:y="4.303cm" svg:viewBox="0 0 0 0" draw:points="0,0">
            <text:p/>
          </draw:polygon>
          <draw:polygon draw:style-name="gr2" draw:text-style-name="P2" draw:layer="Vero board" svg:width="0cm" svg:height="0cm" svg:x="10.144cm" svg:y="4.049cm" svg:viewBox="0 0 0 0" draw:points="0,0">
            <text:p/>
          </draw:polygon>
          <draw:polygon draw:style-name="gr2" draw:text-style-name="P2" draw:layer="Vero board" svg:width="0cm" svg:height="0cm" svg:x="10.144cm" svg:y="3.795cm" svg:viewBox="0 0 0 0" draw:points="0,0">
            <text:p/>
          </draw:polygon>
          <draw:polygon draw:style-name="gr2" draw:text-style-name="P2" draw:layer="Vero board" svg:width="0cm" svg:height="0cm" svg:x="10.144cm" svg:y="3.541cm" svg:viewBox="0 0 0 0" draw:points="0,0">
            <text:p/>
          </draw:polygon>
          <draw:polygon draw:style-name="gr2" draw:text-style-name="P2" draw:layer="Vero board" svg:width="0cm" svg:height="0cm" svg:x="10.144cm" svg:y="3.287cm" svg:viewBox="0 0 0 0" draw:points="0,0">
            <text:p/>
          </draw:polygon>
        </draw:g>
        <draw:g>
          <draw:line draw:style-name="gr1" draw:text-style-name="P1" draw:layer="Vero board" svg:x1="10.652cm" svg:y1="4.303cm" svg:x2="10.652cm" svg:y2="3.287cm">
            <text:p/>
          </draw:line>
          <draw:polygon draw:style-name="gr2" draw:text-style-name="P2" draw:layer="Vero board" svg:width="0cm" svg:height="0cm" svg:x="10.652cm" svg:y="4.303cm" svg:viewBox="0 0 0 0" draw:points="0,0">
            <text:p/>
          </draw:polygon>
          <draw:polygon draw:style-name="gr2" draw:text-style-name="P2" draw:layer="Vero board" svg:width="0cm" svg:height="0cm" svg:x="10.652cm" svg:y="4.049cm" svg:viewBox="0 0 0 0" draw:points="0,0">
            <text:p/>
          </draw:polygon>
          <draw:polygon draw:style-name="gr2" draw:text-style-name="P2" draw:layer="Vero board" svg:width="0cm" svg:height="0cm" svg:x="10.652cm" svg:y="3.795cm" svg:viewBox="0 0 0 0" draw:points="0,0">
            <text:p/>
          </draw:polygon>
          <draw:polygon draw:style-name="gr2" draw:text-style-name="P2" draw:layer="Vero board" svg:width="0cm" svg:height="0cm" svg:x="10.652cm" svg:y="3.541cm" svg:viewBox="0 0 0 0" draw:points="0,0">
            <text:p/>
          </draw:polygon>
          <draw:polygon draw:style-name="gr2" draw:text-style-name="P2" draw:layer="Vero board" svg:width="0cm" svg:height="0cm" svg:x="10.652cm" svg:y="3.287cm" svg:viewBox="0 0 0 0" draw:points="0,0">
            <text:p/>
          </draw:polygon>
        </draw:g>
        <draw:g>
          <draw:line draw:style-name="gr1" draw:text-style-name="P1" draw:layer="Vero board" svg:x1="10.906cm" svg:y1="4.303cm" svg:x2="10.906cm" svg:y2="3.287cm">
            <text:p/>
          </draw:line>
          <draw:polygon draw:style-name="gr2" draw:text-style-name="P2" draw:layer="Vero board" svg:width="0cm" svg:height="0cm" svg:x="10.906cm" svg:y="4.303cm" svg:viewBox="0 0 0 0" draw:points="0,0">
            <text:p/>
          </draw:polygon>
          <draw:polygon draw:style-name="gr2" draw:text-style-name="P2" draw:layer="Vero board" svg:width="0cm" svg:height="0cm" svg:x="10.906cm" svg:y="4.049cm" svg:viewBox="0 0 0 0" draw:points="0,0">
            <text:p/>
          </draw:polygon>
          <draw:polygon draw:style-name="gr2" draw:text-style-name="P2" draw:layer="Vero board" svg:width="0cm" svg:height="0cm" svg:x="10.906cm" svg:y="3.795cm" svg:viewBox="0 0 0 0" draw:points="0,0">
            <text:p/>
          </draw:polygon>
          <draw:polygon draw:style-name="gr2" draw:text-style-name="P2" draw:layer="Vero board" svg:width="0cm" svg:height="0cm" svg:x="10.906cm" svg:y="3.541cm" svg:viewBox="0 0 0 0" draw:points="0,0">
            <text:p/>
          </draw:polygon>
          <draw:polygon draw:style-name="gr2" draw:text-style-name="P2" draw:layer="Vero board" svg:width="0cm" svg:height="0cm" svg:x="10.906cm" svg:y="3.287cm" svg:viewBox="0 0 0 0" draw:points="0,0">
            <text:p/>
          </draw:polygon>
        </draw:g>
        <draw:g>
          <draw:line draw:style-name="gr1" draw:text-style-name="P1" draw:layer="Vero board" svg:x1="10.398cm" svg:y1="4.303cm" svg:x2="10.398cm" svg:y2="3.287cm">
            <text:p/>
          </draw:line>
          <draw:polygon draw:style-name="gr2" draw:text-style-name="P2" draw:layer="Vero board" svg:width="0cm" svg:height="0cm" svg:x="10.398cm" svg:y="4.303cm" svg:viewBox="0 0 0 0" draw:points="0,0">
            <text:p/>
          </draw:polygon>
          <draw:polygon draw:style-name="gr2" draw:text-style-name="P2" draw:layer="Vero board" svg:width="0cm" svg:height="0cm" svg:x="10.398cm" svg:y="4.049cm" svg:viewBox="0 0 0 0" draw:points="0,0">
            <text:p/>
          </draw:polygon>
          <draw:polygon draw:style-name="gr2" draw:text-style-name="P2" draw:layer="Vero board" svg:width="0cm" svg:height="0cm" svg:x="10.398cm" svg:y="3.795cm" svg:viewBox="0 0 0 0" draw:points="0,0">
            <text:p/>
          </draw:polygon>
          <draw:polygon draw:style-name="gr2" draw:text-style-name="P2" draw:layer="Vero board" svg:width="0cm" svg:height="0cm" svg:x="10.398cm" svg:y="3.541cm" svg:viewBox="0 0 0 0" draw:points="0,0">
            <text:p/>
          </draw:polygon>
          <draw:polygon draw:style-name="gr2" draw:text-style-name="P2" draw:layer="Vero board" svg:width="0cm" svg:height="0cm" svg:x="10.398cm" svg:y="3.287cm" svg:viewBox="0 0 0 0" draw:points="0,0">
            <text:p/>
          </draw:polygon>
        </draw:g>
        <draw:g>
          <draw:line draw:style-name="gr1" draw:text-style-name="P1" draw:layer="Vero board" svg:x1="8.62cm" svg:y1="4.303cm" svg:x2="8.62cm" svg:y2="3.287cm">
            <text:p/>
          </draw:line>
          <draw:polygon draw:style-name="gr2" draw:text-style-name="P2" draw:layer="Vero board" svg:width="0cm" svg:height="0cm" svg:x="8.62cm" svg:y="4.303cm" svg:viewBox="0 0 0 0" draw:points="0,0">
            <text:p/>
          </draw:polygon>
          <draw:polygon draw:style-name="gr2" draw:text-style-name="P2" draw:layer="Vero board" svg:width="0cm" svg:height="0cm" svg:x="8.62cm" svg:y="4.049cm" svg:viewBox="0 0 0 0" draw:points="0,0">
            <text:p/>
          </draw:polygon>
          <draw:polygon draw:style-name="gr2" draw:text-style-name="P2" draw:layer="Vero board" svg:width="0cm" svg:height="0cm" svg:x="8.62cm" svg:y="3.795cm" svg:viewBox="0 0 0 0" draw:points="0,0">
            <text:p/>
          </draw:polygon>
          <draw:polygon draw:style-name="gr2" draw:text-style-name="P2" draw:layer="Vero board" svg:width="0cm" svg:height="0cm" svg:x="8.62cm" svg:y="3.541cm" svg:viewBox="0 0 0 0" draw:points="0,0">
            <text:p/>
          </draw:polygon>
          <draw:polygon draw:style-name="gr2" draw:text-style-name="P2" draw:layer="Vero board" svg:width="0cm" svg:height="0cm" svg:x="8.62cm" svg:y="3.287cm" svg:viewBox="0 0 0 0" draw:points="0,0">
            <text:p/>
          </draw:polygon>
        </draw:g>
        <draw:g>
          <draw:line draw:style-name="gr1" draw:text-style-name="P1" draw:layer="Vero board" svg:x1="8.874cm" svg:y1="4.303cm" svg:x2="8.874cm" svg:y2="3.287cm">
            <text:p/>
          </draw:line>
          <draw:polygon draw:style-name="gr2" draw:text-style-name="P2" draw:layer="Vero board" svg:width="0cm" svg:height="0cm" svg:x="8.874cm" svg:y="4.303cm" svg:viewBox="0 0 0 0" draw:points="0,0">
            <text:p/>
          </draw:polygon>
          <draw:polygon draw:style-name="gr2" draw:text-style-name="P2" draw:layer="Vero board" svg:width="0cm" svg:height="0cm" svg:x="8.874cm" svg:y="4.049cm" svg:viewBox="0 0 0 0" draw:points="0,0">
            <text:p/>
          </draw:polygon>
          <draw:polygon draw:style-name="gr2" draw:text-style-name="P2" draw:layer="Vero board" svg:width="0cm" svg:height="0cm" svg:x="8.874cm" svg:y="3.795cm" svg:viewBox="0 0 0 0" draw:points="0,0">
            <text:p/>
          </draw:polygon>
          <draw:polygon draw:style-name="gr2" draw:text-style-name="P2" draw:layer="Vero board" svg:width="0cm" svg:height="0cm" svg:x="8.874cm" svg:y="3.541cm" svg:viewBox="0 0 0 0" draw:points="0,0">
            <text:p/>
          </draw:polygon>
          <draw:polygon draw:style-name="gr2" draw:text-style-name="P2" draw:layer="Vero board" svg:width="0cm" svg:height="0cm" svg:x="8.874cm" svg:y="3.287cm" svg:viewBox="0 0 0 0" draw:points="0,0">
            <text:p/>
          </draw:polygon>
        </draw:g>
        <draw:g>
          <draw:line draw:style-name="gr1" draw:text-style-name="P1" draw:layer="Vero board" svg:x1="9.382cm" svg:y1="4.303cm" svg:x2="9.382cm" svg:y2="3.287cm">
            <text:p/>
          </draw:line>
          <draw:polygon draw:style-name="gr2" draw:text-style-name="P2" draw:layer="Vero board" svg:width="0cm" svg:height="0cm" svg:x="9.382cm" svg:y="4.303cm" svg:viewBox="0 0 0 0" draw:points="0,0">
            <text:p/>
          </draw:polygon>
          <draw:polygon draw:style-name="gr2" draw:text-style-name="P2" draw:layer="Vero board" svg:width="0cm" svg:height="0cm" svg:x="9.382cm" svg:y="4.049cm" svg:viewBox="0 0 0 0" draw:points="0,0">
            <text:p/>
          </draw:polygon>
          <draw:polygon draw:style-name="gr2" draw:text-style-name="P2" draw:layer="Vero board" svg:width="0cm" svg:height="0cm" svg:x="9.382cm" svg:y="3.795cm" svg:viewBox="0 0 0 0" draw:points="0,0">
            <text:p/>
          </draw:polygon>
          <draw:polygon draw:style-name="gr2" draw:text-style-name="P2" draw:layer="Vero board" svg:width="0cm" svg:height="0cm" svg:x="9.382cm" svg:y="3.541cm" svg:viewBox="0 0 0 0" draw:points="0,0">
            <text:p/>
          </draw:polygon>
          <draw:polygon draw:style-name="gr2" draw:text-style-name="P2" draw:layer="Vero board" svg:width="0cm" svg:height="0cm" svg:x="9.382cm" svg:y="3.287cm" svg:viewBox="0 0 0 0" draw:points="0,0">
            <text:p/>
          </draw:polygon>
        </draw:g>
        <draw:g>
          <draw:line draw:style-name="gr1" draw:text-style-name="P1" draw:layer="Vero board" svg:x1="9.636cm" svg:y1="4.303cm" svg:x2="9.636cm" svg:y2="3.287cm">
            <text:p/>
          </draw:line>
          <draw:polygon draw:style-name="gr2" draw:text-style-name="P2" draw:layer="Vero board" svg:width="0cm" svg:height="0cm" svg:x="9.636cm" svg:y="4.303cm" svg:viewBox="0 0 0 0" draw:points="0,0">
            <text:p/>
          </draw:polygon>
          <draw:polygon draw:style-name="gr2" draw:text-style-name="P2" draw:layer="Vero board" svg:width="0cm" svg:height="0cm" svg:x="9.636cm" svg:y="4.049cm" svg:viewBox="0 0 0 0" draw:points="0,0">
            <text:p/>
          </draw:polygon>
          <draw:polygon draw:style-name="gr2" draw:text-style-name="P2" draw:layer="Vero board" svg:width="0cm" svg:height="0cm" svg:x="9.636cm" svg:y="3.795cm" svg:viewBox="0 0 0 0" draw:points="0,0">
            <text:p/>
          </draw:polygon>
          <draw:polygon draw:style-name="gr2" draw:text-style-name="P2" draw:layer="Vero board" svg:width="0cm" svg:height="0cm" svg:x="9.636cm" svg:y="3.541cm" svg:viewBox="0 0 0 0" draw:points="0,0">
            <text:p/>
          </draw:polygon>
          <draw:polygon draw:style-name="gr2" draw:text-style-name="P2" draw:layer="Vero board" svg:width="0cm" svg:height="0cm" svg:x="9.636cm" svg:y="3.287cm" svg:viewBox="0 0 0 0" draw:points="0,0">
            <text:p/>
          </draw:polygon>
        </draw:g>
        <draw:g>
          <draw:line draw:style-name="gr1" draw:text-style-name="P1" draw:layer="Vero board" svg:x1="9.128cm" svg:y1="4.303cm" svg:x2="9.128cm" svg:y2="3.287cm">
            <text:p/>
          </draw:line>
          <draw:polygon draw:style-name="gr2" draw:text-style-name="P2" draw:layer="Vero board" svg:width="0cm" svg:height="0cm" svg:x="9.128cm" svg:y="4.303cm" svg:viewBox="0 0 0 0" draw:points="0,0">
            <text:p/>
          </draw:polygon>
          <draw:polygon draw:style-name="gr2" draw:text-style-name="P2" draw:layer="Vero board" svg:width="0cm" svg:height="0cm" svg:x="9.128cm" svg:y="4.049cm" svg:viewBox="0 0 0 0" draw:points="0,0">
            <text:p/>
          </draw:polygon>
          <draw:polygon draw:style-name="gr2" draw:text-style-name="P2" draw:layer="Vero board" svg:width="0cm" svg:height="0cm" svg:x="9.128cm" svg:y="3.795cm" svg:viewBox="0 0 0 0" draw:points="0,0">
            <text:p/>
          </draw:polygon>
          <draw:polygon draw:style-name="gr2" draw:text-style-name="P2" draw:layer="Vero board" svg:width="0cm" svg:height="0cm" svg:x="9.128cm" svg:y="3.541cm" svg:viewBox="0 0 0 0" draw:points="0,0">
            <text:p/>
          </draw:polygon>
          <draw:polygon draw:style-name="gr2" draw:text-style-name="P2" draw:layer="Vero board" svg:width="0cm" svg:height="0cm" svg:x="9.128cm" svg:y="3.287cm" svg:viewBox="0 0 0 0" draw:points="0,0">
            <text:p/>
          </draw:polygon>
        </draw:g>
        <draw:g>
          <draw:line draw:style-name="gr1" draw:text-style-name="P1" draw:layer="Vero board" svg:x1="7.35cm" svg:y1="4.303cm" svg:x2="7.35cm" svg:y2="3.287cm">
            <text:p/>
          </draw:line>
          <draw:polygon draw:style-name="gr2" draw:text-style-name="P2" draw:layer="Vero board" svg:width="0cm" svg:height="0cm" svg:x="7.35cm" svg:y="4.303cm" svg:viewBox="0 0 0 0" draw:points="0,0">
            <text:p/>
          </draw:polygon>
          <draw:polygon draw:style-name="gr2" draw:text-style-name="P2" draw:layer="Vero board" svg:width="0cm" svg:height="0cm" svg:x="7.35cm" svg:y="4.049cm" svg:viewBox="0 0 0 0" draw:points="0,0">
            <text:p/>
          </draw:polygon>
          <draw:polygon draw:style-name="gr2" draw:text-style-name="P2" draw:layer="Vero board" svg:width="0cm" svg:height="0cm" svg:x="7.35cm" svg:y="3.795cm" svg:viewBox="0 0 0 0" draw:points="0,0">
            <text:p/>
          </draw:polygon>
          <draw:polygon draw:style-name="gr2" draw:text-style-name="P2" draw:layer="Vero board" svg:width="0cm" svg:height="0cm" svg:x="7.35cm" svg:y="3.541cm" svg:viewBox="0 0 0 0" draw:points="0,0">
            <text:p/>
          </draw:polygon>
          <draw:polygon draw:style-name="gr2" draw:text-style-name="P2" draw:layer="Vero board" svg:width="0cm" svg:height="0cm" svg:x="7.35cm" svg:y="3.287cm" svg:viewBox="0 0 0 0" draw:points="0,0">
            <text:p/>
          </draw:polygon>
        </draw:g>
        <draw:g>
          <draw:line draw:style-name="gr1" draw:text-style-name="P1" draw:layer="Vero board" svg:x1="7.604cm" svg:y1="4.303cm" svg:x2="7.604cm" svg:y2="3.287cm">
            <text:p/>
          </draw:line>
          <draw:polygon draw:style-name="gr2" draw:text-style-name="P2" draw:layer="Vero board" svg:width="0cm" svg:height="0cm" svg:x="7.604cm" svg:y="4.303cm" svg:viewBox="0 0 0 0" draw:points="0,0">
            <text:p/>
          </draw:polygon>
          <draw:polygon draw:style-name="gr2" draw:text-style-name="P2" draw:layer="Vero board" svg:width="0cm" svg:height="0cm" svg:x="7.604cm" svg:y="4.049cm" svg:viewBox="0 0 0 0" draw:points="0,0">
            <text:p/>
          </draw:polygon>
          <draw:polygon draw:style-name="gr2" draw:text-style-name="P2" draw:layer="Vero board" svg:width="0cm" svg:height="0cm" svg:x="7.604cm" svg:y="3.795cm" svg:viewBox="0 0 0 0" draw:points="0,0">
            <text:p/>
          </draw:polygon>
          <draw:polygon draw:style-name="gr2" draw:text-style-name="P2" draw:layer="Vero board" svg:width="0cm" svg:height="0cm" svg:x="7.604cm" svg:y="3.541cm" svg:viewBox="0 0 0 0" draw:points="0,0">
            <text:p/>
          </draw:polygon>
          <draw:polygon draw:style-name="gr2" draw:text-style-name="P2" draw:layer="Vero board" svg:width="0cm" svg:height="0cm" svg:x="7.604cm" svg:y="3.287cm" svg:viewBox="0 0 0 0" draw:points="0,0">
            <text:p/>
          </draw:polygon>
        </draw:g>
        <draw:g>
          <draw:line draw:style-name="gr1" draw:text-style-name="P1" draw:layer="Vero board" svg:x1="8.112cm" svg:y1="4.303cm" svg:x2="8.112cm" svg:y2="3.287cm">
            <text:p/>
          </draw:line>
          <draw:polygon draw:style-name="gr2" draw:text-style-name="P2" draw:layer="Vero board" svg:width="0cm" svg:height="0cm" svg:x="8.112cm" svg:y="4.303cm" svg:viewBox="0 0 0 0" draw:points="0,0">
            <text:p/>
          </draw:polygon>
          <draw:polygon draw:style-name="gr2" draw:text-style-name="P2" draw:layer="Vero board" svg:width="0cm" svg:height="0cm" svg:x="8.112cm" svg:y="4.049cm" svg:viewBox="0 0 0 0" draw:points="0,0">
            <text:p/>
          </draw:polygon>
          <draw:polygon draw:style-name="gr2" draw:text-style-name="P2" draw:layer="Vero board" svg:width="0cm" svg:height="0cm" svg:x="8.112cm" svg:y="3.795cm" svg:viewBox="0 0 0 0" draw:points="0,0">
            <text:p/>
          </draw:polygon>
          <draw:polygon draw:style-name="gr2" draw:text-style-name="P2" draw:layer="Vero board" svg:width="0cm" svg:height="0cm" svg:x="8.112cm" svg:y="3.541cm" svg:viewBox="0 0 0 0" draw:points="0,0">
            <text:p/>
          </draw:polygon>
          <draw:polygon draw:style-name="gr2" draw:text-style-name="P2" draw:layer="Vero board" svg:width="0cm" svg:height="0cm" svg:x="8.112cm" svg:y="3.287cm" svg:viewBox="0 0 0 0" draw:points="0,0">
            <text:p/>
          </draw:polygon>
        </draw:g>
        <draw:g>
          <draw:line draw:style-name="gr1" draw:text-style-name="P1" draw:layer="Vero board" svg:x1="8.366cm" svg:y1="4.303cm" svg:x2="8.366cm" svg:y2="3.287cm">
            <text:p/>
          </draw:line>
          <draw:polygon draw:style-name="gr2" draw:text-style-name="P2" draw:layer="Vero board" svg:width="0cm" svg:height="0cm" svg:x="8.366cm" svg:y="4.303cm" svg:viewBox="0 0 0 0" draw:points="0,0">
            <text:p/>
          </draw:polygon>
          <draw:polygon draw:style-name="gr2" draw:text-style-name="P2" draw:layer="Vero board" svg:width="0cm" svg:height="0cm" svg:x="8.366cm" svg:y="4.049cm" svg:viewBox="0 0 0 0" draw:points="0,0">
            <text:p/>
          </draw:polygon>
          <draw:polygon draw:style-name="gr2" draw:text-style-name="P2" draw:layer="Vero board" svg:width="0cm" svg:height="0cm" svg:x="8.366cm" svg:y="3.795cm" svg:viewBox="0 0 0 0" draw:points="0,0">
            <text:p/>
          </draw:polygon>
          <draw:polygon draw:style-name="gr2" draw:text-style-name="P2" draw:layer="Vero board" svg:width="0cm" svg:height="0cm" svg:x="8.366cm" svg:y="3.541cm" svg:viewBox="0 0 0 0" draw:points="0,0">
            <text:p/>
          </draw:polygon>
          <draw:polygon draw:style-name="gr2" draw:text-style-name="P2" draw:layer="Vero board" svg:width="0cm" svg:height="0cm" svg:x="8.366cm" svg:y="3.287cm" svg:viewBox="0 0 0 0" draw:points="0,0">
            <text:p/>
          </draw:polygon>
        </draw:g>
        <draw:g>
          <draw:line draw:style-name="gr1" draw:text-style-name="P1" draw:layer="Vero board" svg:x1="7.858cm" svg:y1="4.303cm" svg:x2="7.858cm" svg:y2="3.287cm">
            <text:p/>
          </draw:line>
          <draw:polygon draw:style-name="gr2" draw:text-style-name="P2" draw:layer="Vero board" svg:width="0cm" svg:height="0cm" svg:x="7.858cm" svg:y="4.303cm" svg:viewBox="0 0 0 0" draw:points="0,0">
            <text:p/>
          </draw:polygon>
          <draw:polygon draw:style-name="gr2" draw:text-style-name="P2" draw:layer="Vero board" svg:width="0cm" svg:height="0cm" svg:x="7.858cm" svg:y="4.049cm" svg:viewBox="0 0 0 0" draw:points="0,0">
            <text:p/>
          </draw:polygon>
          <draw:polygon draw:style-name="gr2" draw:text-style-name="P2" draw:layer="Vero board" svg:width="0cm" svg:height="0cm" svg:x="7.858cm" svg:y="3.795cm" svg:viewBox="0 0 0 0" draw:points="0,0">
            <text:p/>
          </draw:polygon>
          <draw:polygon draw:style-name="gr2" draw:text-style-name="P2" draw:layer="Vero board" svg:width="0cm" svg:height="0cm" svg:x="7.858cm" svg:y="3.541cm" svg:viewBox="0 0 0 0" draw:points="0,0">
            <text:p/>
          </draw:polygon>
          <draw:polygon draw:style-name="gr2" draw:text-style-name="P2" draw:layer="Vero board" svg:width="0cm" svg:height="0cm" svg:x="7.858cm" svg:y="3.287cm" svg:viewBox="0 0 0 0" draw:points="0,0">
            <text:p/>
          </draw:polygon>
        </draw:g>
        <draw:g>
          <draw:line draw:style-name="gr1" draw:text-style-name="P1" draw:layer="Vero board" svg:x1="6.08cm" svg:y1="4.303cm" svg:x2="6.08cm" svg:y2="3.287cm">
            <text:p/>
          </draw:line>
          <draw:polygon draw:style-name="gr2" draw:text-style-name="P2" draw:layer="Vero board" svg:width="0cm" svg:height="0cm" svg:x="6.08cm" svg:y="4.303cm" svg:viewBox="0 0 0 0" draw:points="0,0">
            <text:p/>
          </draw:polygon>
          <draw:polygon draw:style-name="gr2" draw:text-style-name="P2" draw:layer="Vero board" svg:width="0cm" svg:height="0cm" svg:x="6.08cm" svg:y="4.049cm" svg:viewBox="0 0 0 0" draw:points="0,0">
            <text:p/>
          </draw:polygon>
          <draw:polygon draw:style-name="gr2" draw:text-style-name="P2" draw:layer="Vero board" svg:width="0cm" svg:height="0cm" svg:x="6.08cm" svg:y="3.795cm" svg:viewBox="0 0 0 0" draw:points="0,0">
            <text:p/>
          </draw:polygon>
          <draw:polygon draw:style-name="gr2" draw:text-style-name="P2" draw:layer="Vero board" svg:width="0cm" svg:height="0cm" svg:x="6.08cm" svg:y="3.541cm" svg:viewBox="0 0 0 0" draw:points="0,0">
            <text:p/>
          </draw:polygon>
          <draw:polygon draw:style-name="gr2" draw:text-style-name="P2" draw:layer="Vero board" svg:width="0cm" svg:height="0cm" svg:x="6.08cm" svg:y="3.287cm" svg:viewBox="0 0 0 0" draw:points="0,0">
            <text:p/>
          </draw:polygon>
        </draw:g>
        <draw:g>
          <draw:line draw:style-name="gr1" draw:text-style-name="P1" draw:layer="Vero board" svg:x1="6.334cm" svg:y1="4.303cm" svg:x2="6.334cm" svg:y2="3.287cm">
            <text:p/>
          </draw:line>
          <draw:polygon draw:style-name="gr2" draw:text-style-name="P2" draw:layer="Vero board" svg:width="0cm" svg:height="0cm" svg:x="6.334cm" svg:y="4.303cm" svg:viewBox="0 0 0 0" draw:points="0,0">
            <text:p/>
          </draw:polygon>
          <draw:polygon draw:style-name="gr2" draw:text-style-name="P2" draw:layer="Vero board" svg:width="0cm" svg:height="0cm" svg:x="6.334cm" svg:y="4.049cm" svg:viewBox="0 0 0 0" draw:points="0,0">
            <text:p/>
          </draw:polygon>
          <draw:polygon draw:style-name="gr2" draw:text-style-name="P2" draw:layer="Vero board" svg:width="0cm" svg:height="0cm" svg:x="6.334cm" svg:y="3.795cm" svg:viewBox="0 0 0 0" draw:points="0,0">
            <text:p/>
          </draw:polygon>
          <draw:polygon draw:style-name="gr2" draw:text-style-name="P2" draw:layer="Vero board" svg:width="0cm" svg:height="0cm" svg:x="6.334cm" svg:y="3.541cm" svg:viewBox="0 0 0 0" draw:points="0,0">
            <text:p/>
          </draw:polygon>
          <draw:polygon draw:style-name="gr2" draw:text-style-name="P2" draw:layer="Vero board" svg:width="0cm" svg:height="0cm" svg:x="6.334cm" svg:y="3.287cm" svg:viewBox="0 0 0 0" draw:points="0,0">
            <text:p/>
          </draw:polygon>
        </draw:g>
        <draw:g>
          <draw:line draw:style-name="gr1" draw:text-style-name="P1" draw:layer="Vero board" svg:x1="6.842cm" svg:y1="4.303cm" svg:x2="6.842cm" svg:y2="3.287cm">
            <text:p/>
          </draw:line>
          <draw:polygon draw:style-name="gr2" draw:text-style-name="P2" draw:layer="Vero board" svg:width="0cm" svg:height="0cm" svg:x="6.842cm" svg:y="4.303cm" svg:viewBox="0 0 0 0" draw:points="0,0">
            <text:p/>
          </draw:polygon>
          <draw:polygon draw:style-name="gr2" draw:text-style-name="P2" draw:layer="Vero board" svg:width="0cm" svg:height="0cm" svg:x="6.842cm" svg:y="4.049cm" svg:viewBox="0 0 0 0" draw:points="0,0">
            <text:p/>
          </draw:polygon>
          <draw:polygon draw:style-name="gr2" draw:text-style-name="P2" draw:layer="Vero board" svg:width="0cm" svg:height="0cm" svg:x="6.842cm" svg:y="3.795cm" svg:viewBox="0 0 0 0" draw:points="0,0">
            <text:p/>
          </draw:polygon>
          <draw:polygon draw:style-name="gr2" draw:text-style-name="P2" draw:layer="Vero board" svg:width="0cm" svg:height="0cm" svg:x="6.842cm" svg:y="3.541cm" svg:viewBox="0 0 0 0" draw:points="0,0">
            <text:p/>
          </draw:polygon>
          <draw:polygon draw:style-name="gr2" draw:text-style-name="P2" draw:layer="Vero board" svg:width="0cm" svg:height="0cm" svg:x="6.842cm" svg:y="3.287cm" svg:viewBox="0 0 0 0" draw:points="0,0">
            <text:p/>
          </draw:polygon>
        </draw:g>
        <draw:g>
          <draw:line draw:style-name="gr1" draw:text-style-name="P1" draw:layer="Vero board" svg:x1="7.096cm" svg:y1="4.303cm" svg:x2="7.096cm" svg:y2="3.287cm">
            <text:p/>
          </draw:line>
          <draw:polygon draw:style-name="gr2" draw:text-style-name="P2" draw:layer="Vero board" svg:width="0cm" svg:height="0cm" svg:x="7.096cm" svg:y="4.303cm" svg:viewBox="0 0 0 0" draw:points="0,0">
            <text:p/>
          </draw:polygon>
          <draw:polygon draw:style-name="gr2" draw:text-style-name="P2" draw:layer="Vero board" svg:width="0cm" svg:height="0cm" svg:x="7.096cm" svg:y="4.049cm" svg:viewBox="0 0 0 0" draw:points="0,0">
            <text:p/>
          </draw:polygon>
          <draw:polygon draw:style-name="gr2" draw:text-style-name="P2" draw:layer="Vero board" svg:width="0cm" svg:height="0cm" svg:x="7.096cm" svg:y="3.795cm" svg:viewBox="0 0 0 0" draw:points="0,0">
            <text:p/>
          </draw:polygon>
          <draw:polygon draw:style-name="gr2" draw:text-style-name="P2" draw:layer="Vero board" svg:width="0cm" svg:height="0cm" svg:x="7.096cm" svg:y="3.541cm" svg:viewBox="0 0 0 0" draw:points="0,0">
            <text:p/>
          </draw:polygon>
          <draw:polygon draw:style-name="gr2" draw:text-style-name="P2" draw:layer="Vero board" svg:width="0cm" svg:height="0cm" svg:x="7.096cm" svg:y="3.287cm" svg:viewBox="0 0 0 0" draw:points="0,0">
            <text:p/>
          </draw:polygon>
        </draw:g>
        <draw:g>
          <draw:line draw:style-name="gr1" draw:text-style-name="P1" draw:layer="Vero board" svg:x1="6.588cm" svg:y1="4.303cm" svg:x2="6.588cm" svg:y2="3.287cm">
            <text:p/>
          </draw:line>
          <draw:polygon draw:style-name="gr2" draw:text-style-name="P2" draw:layer="Vero board" svg:width="0cm" svg:height="0cm" svg:x="6.588cm" svg:y="4.303cm" svg:viewBox="0 0 0 0" draw:points="0,0">
            <text:p/>
          </draw:polygon>
          <draw:polygon draw:style-name="gr2" draw:text-style-name="P2" draw:layer="Vero board" svg:width="0cm" svg:height="0cm" svg:x="6.588cm" svg:y="4.049cm" svg:viewBox="0 0 0 0" draw:points="0,0">
            <text:p/>
          </draw:polygon>
          <draw:polygon draw:style-name="gr2" draw:text-style-name="P2" draw:layer="Vero board" svg:width="0cm" svg:height="0cm" svg:x="6.588cm" svg:y="3.795cm" svg:viewBox="0 0 0 0" draw:points="0,0">
            <text:p/>
          </draw:polygon>
          <draw:polygon draw:style-name="gr2" draw:text-style-name="P2" draw:layer="Vero board" svg:width="0cm" svg:height="0cm" svg:x="6.588cm" svg:y="3.541cm" svg:viewBox="0 0 0 0" draw:points="0,0">
            <text:p/>
          </draw:polygon>
          <draw:polygon draw:style-name="gr2" draw:text-style-name="P2" draw:layer="Vero board" svg:width="0cm" svg:height="0cm" svg:x="6.588cm" svg:y="3.287cm" svg:viewBox="0 0 0 0" draw:points="0,0">
            <text:p/>
          </draw:polygon>
        </draw:g>
        <draw:g>
          <draw:line draw:style-name="gr1" draw:text-style-name="P1" draw:layer="Vero board" svg:x1="12.43cm" svg:y1="4.303cm" svg:x2="12.43cm" svg:y2="3.287cm">
            <text:p/>
          </draw:line>
          <draw:polygon draw:style-name="gr2" draw:text-style-name="P2" draw:layer="Vero board" svg:width="0cm" svg:height="0cm" svg:x="12.43cm" svg:y="4.303cm" svg:viewBox="0 0 0 0" draw:points="0,0">
            <text:p/>
          </draw:polygon>
          <draw:polygon draw:style-name="gr2" draw:text-style-name="P2" draw:layer="Vero board" svg:width="0cm" svg:height="0cm" svg:x="12.43cm" svg:y="4.049cm" svg:viewBox="0 0 0 0" draw:points="0,0">
            <text:p/>
          </draw:polygon>
          <draw:polygon draw:style-name="gr2" draw:text-style-name="P2" draw:layer="Vero board" svg:width="0cm" svg:height="0cm" svg:x="12.43cm" svg:y="3.795cm" svg:viewBox="0 0 0 0" draw:points="0,0">
            <text:p/>
          </draw:polygon>
          <draw:polygon draw:style-name="gr2" draw:text-style-name="P2" draw:layer="Vero board" svg:width="0cm" svg:height="0cm" svg:x="12.43cm" svg:y="3.541cm" svg:viewBox="0 0 0 0" draw:points="0,0">
            <text:p/>
          </draw:polygon>
          <draw:polygon draw:style-name="gr2" draw:text-style-name="P2" draw:layer="Vero board" svg:width="0cm" svg:height="0cm" svg:x="12.43cm" svg:y="3.287cm" svg:viewBox="0 0 0 0" draw:points="0,0">
            <text:p/>
          </draw:polygon>
        </draw:g>
        <draw:g>
          <draw:line draw:style-name="gr1" draw:text-style-name="P1" draw:layer="Vero board" svg:x1="12.684cm" svg:y1="4.303cm" svg:x2="12.684cm" svg:y2="3.287cm">
            <text:p/>
          </draw:line>
          <draw:polygon draw:style-name="gr2" draw:text-style-name="P2" draw:layer="Vero board" svg:width="0cm" svg:height="0cm" svg:x="12.684cm" svg:y="4.303cm" svg:viewBox="0 0 0 0" draw:points="0,0">
            <text:p/>
          </draw:polygon>
          <draw:polygon draw:style-name="gr2" draw:text-style-name="P2" draw:layer="Vero board" svg:width="0cm" svg:height="0cm" svg:x="12.684cm" svg:y="4.049cm" svg:viewBox="0 0 0 0" draw:points="0,0">
            <text:p/>
          </draw:polygon>
          <draw:polygon draw:style-name="gr2" draw:text-style-name="P2" draw:layer="Vero board" svg:width="0cm" svg:height="0cm" svg:x="12.684cm" svg:y="3.795cm" svg:viewBox="0 0 0 0" draw:points="0,0">
            <text:p/>
          </draw:polygon>
          <draw:polygon draw:style-name="gr2" draw:text-style-name="P2" draw:layer="Vero board" svg:width="0cm" svg:height="0cm" svg:x="12.684cm" svg:y="3.541cm" svg:viewBox="0 0 0 0" draw:points="0,0">
            <text:p/>
          </draw:polygon>
          <draw:polygon draw:style-name="gr2" draw:text-style-name="P2" draw:layer="Vero board" svg:width="0cm" svg:height="0cm" svg:x="12.684cm" svg:y="3.287cm" svg:viewBox="0 0 0 0" draw:points="0,0">
            <text:p/>
          </draw:polygon>
        </draw:g>
        <draw:g>
          <draw:line draw:style-name="gr1" draw:text-style-name="P1" draw:layer="Vero board" svg:x1="13.192cm" svg:y1="4.303cm" svg:x2="13.192cm" svg:y2="3.287cm">
            <text:p/>
          </draw:line>
          <draw:polygon draw:style-name="gr2" draw:text-style-name="P2" draw:layer="Vero board" svg:width="0cm" svg:height="0cm" svg:x="13.192cm" svg:y="4.303cm" svg:viewBox="0 0 0 0" draw:points="0,0">
            <text:p/>
          </draw:polygon>
          <draw:polygon draw:style-name="gr2" draw:text-style-name="P2" draw:layer="Vero board" svg:width="0cm" svg:height="0cm" svg:x="13.192cm" svg:y="4.049cm" svg:viewBox="0 0 0 0" draw:points="0,0">
            <text:p/>
          </draw:polygon>
          <draw:polygon draw:style-name="gr2" draw:text-style-name="P2" draw:layer="Vero board" svg:width="0cm" svg:height="0cm" svg:x="13.192cm" svg:y="3.795cm" svg:viewBox="0 0 0 0" draw:points="0,0">
            <text:p/>
          </draw:polygon>
          <draw:polygon draw:style-name="gr2" draw:text-style-name="P2" draw:layer="Vero board" svg:width="0cm" svg:height="0cm" svg:x="13.192cm" svg:y="3.541cm" svg:viewBox="0 0 0 0" draw:points="0,0">
            <text:p/>
          </draw:polygon>
          <draw:polygon draw:style-name="gr2" draw:text-style-name="P2" draw:layer="Vero board" svg:width="0cm" svg:height="0cm" svg:x="13.192cm" svg:y="3.287cm" svg:viewBox="0 0 0 0" draw:points="0,0">
            <text:p/>
          </draw:polygon>
        </draw:g>
        <draw:g>
          <draw:line draw:style-name="gr1" draw:text-style-name="P1" draw:layer="Vero board" svg:x1="13.446cm" svg:y1="4.303cm" svg:x2="13.446cm" svg:y2="3.287cm">
            <text:p/>
          </draw:line>
          <draw:polygon draw:style-name="gr2" draw:text-style-name="P2" draw:layer="Vero board" svg:width="0cm" svg:height="0cm" svg:x="13.446cm" svg:y="4.303cm" svg:viewBox="0 0 0 0" draw:points="0,0">
            <text:p/>
          </draw:polygon>
          <draw:polygon draw:style-name="gr2" draw:text-style-name="P2" draw:layer="Vero board" svg:width="0cm" svg:height="0cm" svg:x="13.446cm" svg:y="4.049cm" svg:viewBox="0 0 0 0" draw:points="0,0">
            <text:p/>
          </draw:polygon>
          <draw:polygon draw:style-name="gr2" draw:text-style-name="P2" draw:layer="Vero board" svg:width="0cm" svg:height="0cm" svg:x="13.446cm" svg:y="3.795cm" svg:viewBox="0 0 0 0" draw:points="0,0">
            <text:p/>
          </draw:polygon>
          <draw:polygon draw:style-name="gr2" draw:text-style-name="P2" draw:layer="Vero board" svg:width="0cm" svg:height="0cm" svg:x="13.446cm" svg:y="3.541cm" svg:viewBox="0 0 0 0" draw:points="0,0">
            <text:p/>
          </draw:polygon>
          <draw:polygon draw:style-name="gr2" draw:text-style-name="P2" draw:layer="Vero board" svg:width="0cm" svg:height="0cm" svg:x="13.446cm" svg:y="3.287cm" svg:viewBox="0 0 0 0" draw:points="0,0">
            <text:p/>
          </draw:polygon>
        </draw:g>
        <draw:g>
          <draw:line draw:style-name="gr1" draw:text-style-name="P1" draw:layer="Vero board" svg:x1="12.938cm" svg:y1="4.303cm" svg:x2="12.938cm" svg:y2="3.287cm">
            <text:p/>
          </draw:line>
          <draw:polygon draw:style-name="gr2" draw:text-style-name="P2" draw:layer="Vero board" svg:width="0cm" svg:height="0cm" svg:x="12.938cm" svg:y="4.303cm" svg:viewBox="0 0 0 0" draw:points="0,0">
            <text:p/>
          </draw:polygon>
          <draw:polygon draw:style-name="gr2" draw:text-style-name="P2" draw:layer="Vero board" svg:width="0cm" svg:height="0cm" svg:x="12.938cm" svg:y="4.049cm" svg:viewBox="0 0 0 0" draw:points="0,0">
            <text:p/>
          </draw:polygon>
          <draw:polygon draw:style-name="gr2" draw:text-style-name="P2" draw:layer="Vero board" svg:width="0cm" svg:height="0cm" svg:x="12.938cm" svg:y="3.795cm" svg:viewBox="0 0 0 0" draw:points="0,0">
            <text:p/>
          </draw:polygon>
          <draw:polygon draw:style-name="gr2" draw:text-style-name="P2" draw:layer="Vero board" svg:width="0cm" svg:height="0cm" svg:x="12.938cm" svg:y="3.541cm" svg:viewBox="0 0 0 0" draw:points="0,0">
            <text:p/>
          </draw:polygon>
          <draw:polygon draw:style-name="gr2" draw:text-style-name="P2" draw:layer="Vero board" svg:width="0cm" svg:height="0cm" svg:x="12.938cm" svg:y="3.287cm" svg:viewBox="0 0 0 0" draw:points="0,0">
            <text:p/>
          </draw:polygon>
        </draw:g>
        <draw:g>
          <draw:line draw:style-name="gr1" draw:text-style-name="P1" draw:layer="Vero board" svg:x1="11.16cm" svg:y1="4.303cm" svg:x2="11.16cm" svg:y2="3.287cm">
            <text:p/>
          </draw:line>
          <draw:polygon draw:style-name="gr2" draw:text-style-name="P2" draw:layer="Vero board" svg:width="0cm" svg:height="0cm" svg:x="11.16cm" svg:y="4.303cm" svg:viewBox="0 0 0 0" draw:points="0,0">
            <text:p/>
          </draw:polygon>
          <draw:polygon draw:style-name="gr2" draw:text-style-name="P2" draw:layer="Vero board" svg:width="0cm" svg:height="0cm" svg:x="11.16cm" svg:y="4.049cm" svg:viewBox="0 0 0 0" draw:points="0,0">
            <text:p/>
          </draw:polygon>
          <draw:polygon draw:style-name="gr2" draw:text-style-name="P2" draw:layer="Vero board" svg:width="0cm" svg:height="0cm" svg:x="11.16cm" svg:y="3.795cm" svg:viewBox="0 0 0 0" draw:points="0,0">
            <text:p/>
          </draw:polygon>
          <draw:polygon draw:style-name="gr2" draw:text-style-name="P2" draw:layer="Vero board" svg:width="0cm" svg:height="0cm" svg:x="11.16cm" svg:y="3.541cm" svg:viewBox="0 0 0 0" draw:points="0,0">
            <text:p/>
          </draw:polygon>
          <draw:polygon draw:style-name="gr2" draw:text-style-name="P2" draw:layer="Vero board" svg:width="0cm" svg:height="0cm" svg:x="11.16cm" svg:y="3.287cm" svg:viewBox="0 0 0 0" draw:points="0,0">
            <text:p/>
          </draw:polygon>
        </draw:g>
        <draw:g>
          <draw:line draw:style-name="gr1" draw:text-style-name="P1" draw:layer="Vero board" svg:x1="11.414cm" svg:y1="4.303cm" svg:x2="11.414cm" svg:y2="3.287cm">
            <text:p/>
          </draw:line>
          <draw:polygon draw:style-name="gr2" draw:text-style-name="P2" draw:layer="Vero board" svg:width="0cm" svg:height="0cm" svg:x="11.414cm" svg:y="4.303cm" svg:viewBox="0 0 0 0" draw:points="0,0">
            <text:p/>
          </draw:polygon>
          <draw:polygon draw:style-name="gr2" draw:text-style-name="P2" draw:layer="Vero board" svg:width="0cm" svg:height="0cm" svg:x="11.414cm" svg:y="4.049cm" svg:viewBox="0 0 0 0" draw:points="0,0">
            <text:p/>
          </draw:polygon>
          <draw:polygon draw:style-name="gr2" draw:text-style-name="P2" draw:layer="Vero board" svg:width="0cm" svg:height="0cm" svg:x="11.414cm" svg:y="3.795cm" svg:viewBox="0 0 0 0" draw:points="0,0">
            <text:p/>
          </draw:polygon>
          <draw:polygon draw:style-name="gr2" draw:text-style-name="P2" draw:layer="Vero board" svg:width="0cm" svg:height="0cm" svg:x="11.414cm" svg:y="3.541cm" svg:viewBox="0 0 0 0" draw:points="0,0">
            <text:p/>
          </draw:polygon>
          <draw:polygon draw:style-name="gr2" draw:text-style-name="P2" draw:layer="Vero board" svg:width="0cm" svg:height="0cm" svg:x="11.414cm" svg:y="3.287cm" svg:viewBox="0 0 0 0" draw:points="0,0">
            <text:p/>
          </draw:polygon>
        </draw:g>
        <draw:g>
          <draw:line draw:style-name="gr1" draw:text-style-name="P1" draw:layer="Vero board" svg:x1="11.922cm" svg:y1="4.303cm" svg:x2="11.922cm" svg:y2="3.287cm">
            <text:p/>
          </draw:line>
          <draw:polygon draw:style-name="gr2" draw:text-style-name="P2" draw:layer="Vero board" svg:width="0cm" svg:height="0cm" svg:x="11.922cm" svg:y="4.303cm" svg:viewBox="0 0 0 0" draw:points="0,0">
            <text:p/>
          </draw:polygon>
          <draw:polygon draw:style-name="gr2" draw:text-style-name="P2" draw:layer="Vero board" svg:width="0cm" svg:height="0cm" svg:x="11.922cm" svg:y="4.049cm" svg:viewBox="0 0 0 0" draw:points="0,0">
            <text:p/>
          </draw:polygon>
          <draw:polygon draw:style-name="gr2" draw:text-style-name="P2" draw:layer="Vero board" svg:width="0cm" svg:height="0cm" svg:x="11.922cm" svg:y="3.795cm" svg:viewBox="0 0 0 0" draw:points="0,0">
            <text:p/>
          </draw:polygon>
          <draw:polygon draw:style-name="gr2" draw:text-style-name="P2" draw:layer="Vero board" svg:width="0cm" svg:height="0cm" svg:x="11.922cm" svg:y="3.541cm" svg:viewBox="0 0 0 0" draw:points="0,0">
            <text:p/>
          </draw:polygon>
          <draw:polygon draw:style-name="gr2" draw:text-style-name="P2" draw:layer="Vero board" svg:width="0cm" svg:height="0cm" svg:x="11.922cm" svg:y="3.287cm" svg:viewBox="0 0 0 0" draw:points="0,0">
            <text:p/>
          </draw:polygon>
        </draw:g>
        <draw:g>
          <draw:line draw:style-name="gr1" draw:text-style-name="P1" draw:layer="Vero board" svg:x1="12.176cm" svg:y1="4.303cm" svg:x2="12.176cm" svg:y2="3.287cm">
            <text:p/>
          </draw:line>
          <draw:polygon draw:style-name="gr2" draw:text-style-name="P2" draw:layer="Vero board" svg:width="0cm" svg:height="0cm" svg:x="12.176cm" svg:y="4.303cm" svg:viewBox="0 0 0 0" draw:points="0,0">
            <text:p/>
          </draw:polygon>
          <draw:polygon draw:style-name="gr2" draw:text-style-name="P2" draw:layer="Vero board" svg:width="0cm" svg:height="0cm" svg:x="12.176cm" svg:y="4.049cm" svg:viewBox="0 0 0 0" draw:points="0,0">
            <text:p/>
          </draw:polygon>
          <draw:polygon draw:style-name="gr2" draw:text-style-name="P2" draw:layer="Vero board" svg:width="0cm" svg:height="0cm" svg:x="12.176cm" svg:y="3.795cm" svg:viewBox="0 0 0 0" draw:points="0,0">
            <text:p/>
          </draw:polygon>
          <draw:polygon draw:style-name="gr2" draw:text-style-name="P2" draw:layer="Vero board" svg:width="0cm" svg:height="0cm" svg:x="12.176cm" svg:y="3.541cm" svg:viewBox="0 0 0 0" draw:points="0,0">
            <text:p/>
          </draw:polygon>
          <draw:polygon draw:style-name="gr2" draw:text-style-name="P2" draw:layer="Vero board" svg:width="0cm" svg:height="0cm" svg:x="12.176cm" svg:y="3.287cm" svg:viewBox="0 0 0 0" draw:points="0,0">
            <text:p/>
          </draw:polygon>
        </draw:g>
        <draw:g>
          <draw:line draw:style-name="gr1" draw:text-style-name="P1" draw:layer="Vero board" svg:x1="11.668cm" svg:y1="4.303cm" svg:x2="11.668cm" svg:y2="3.287cm">
            <text:p/>
          </draw:line>
          <draw:polygon draw:style-name="gr2" draw:text-style-name="P2" draw:layer="Vero board" svg:width="0cm" svg:height="0cm" svg:x="11.668cm" svg:y="4.303cm" svg:viewBox="0 0 0 0" draw:points="0,0">
            <text:p/>
          </draw:polygon>
          <draw:polygon draw:style-name="gr2" draw:text-style-name="P2" draw:layer="Vero board" svg:width="0cm" svg:height="0cm" svg:x="11.668cm" svg:y="4.049cm" svg:viewBox="0 0 0 0" draw:points="0,0">
            <text:p/>
          </draw:polygon>
          <draw:polygon draw:style-name="gr2" draw:text-style-name="P2" draw:layer="Vero board" svg:width="0cm" svg:height="0cm" svg:x="11.668cm" svg:y="3.795cm" svg:viewBox="0 0 0 0" draw:points="0,0">
            <text:p/>
          </draw:polygon>
          <draw:polygon draw:style-name="gr2" draw:text-style-name="P2" draw:layer="Vero board" svg:width="0cm" svg:height="0cm" svg:x="11.668cm" svg:y="3.541cm" svg:viewBox="0 0 0 0" draw:points="0,0">
            <text:p/>
          </draw:polygon>
          <draw:polygon draw:style-name="gr2" draw:text-style-name="P2" draw:layer="Vero board" svg:width="0cm" svg:height="0cm" svg:x="11.668cm" svg:y="3.287cm" svg:viewBox="0 0 0 0" draw:points="0,0">
            <text:p/>
          </draw:polygon>
        </draw:g>
        <draw:g>
          <draw:line draw:style-name="gr1" draw:text-style-name="P1" draw:layer="Vero board" svg:x1="13.7cm" svg:y1="4.303cm" svg:x2="13.7cm" svg:y2="3.287cm">
            <text:p/>
          </draw:line>
          <draw:polygon draw:style-name="gr2" draw:text-style-name="P2" draw:layer="Vero board" svg:width="0cm" svg:height="0cm" svg:x="13.7cm" svg:y="4.303cm" svg:viewBox="0 0 0 0" draw:points="0,0">
            <text:p/>
          </draw:polygon>
          <draw:polygon draw:style-name="gr2" draw:text-style-name="P2" draw:layer="Vero board" svg:width="0cm" svg:height="0cm" svg:x="13.7cm" svg:y="4.049cm" svg:viewBox="0 0 0 0" draw:points="0,0">
            <text:p/>
          </draw:polygon>
          <draw:polygon draw:style-name="gr2" draw:text-style-name="P2" draw:layer="Vero board" svg:width="0cm" svg:height="0cm" svg:x="13.7cm" svg:y="3.795cm" svg:viewBox="0 0 0 0" draw:points="0,0">
            <text:p/>
          </draw:polygon>
          <draw:polygon draw:style-name="gr2" draw:text-style-name="P2" draw:layer="Vero board" svg:width="0cm" svg:height="0cm" svg:x="13.7cm" svg:y="3.541cm" svg:viewBox="0 0 0 0" draw:points="0,0">
            <text:p/>
          </draw:polygon>
          <draw:polygon draw:style-name="gr2" draw:text-style-name="P2" draw:layer="Vero board" svg:width="0cm" svg:height="0cm" svg:x="13.7cm" svg:y="3.287cm" svg:viewBox="0 0 0 0" draw:points="0,0">
            <text:p/>
          </draw:polygon>
        </draw:g>
        <draw:g>
          <draw:line draw:style-name="gr1" draw:text-style-name="P1" draw:layer="Vero board" svg:x1="13.954cm" svg:y1="4.303cm" svg:x2="13.954cm" svg:y2="3.287cm">
            <text:p/>
          </draw:line>
          <draw:polygon draw:style-name="gr2" draw:text-style-name="P2" draw:layer="Vero board" svg:width="0cm" svg:height="0cm" svg:x="13.954cm" svg:y="4.303cm" svg:viewBox="0 0 0 0" draw:points="0,0">
            <text:p/>
          </draw:polygon>
          <draw:polygon draw:style-name="gr2" draw:text-style-name="P2" draw:layer="Vero board" svg:width="0cm" svg:height="0cm" svg:x="13.954cm" svg:y="4.049cm" svg:viewBox="0 0 0 0" draw:points="0,0">
            <text:p/>
          </draw:polygon>
          <draw:polygon draw:style-name="gr2" draw:text-style-name="P2" draw:layer="Vero board" svg:width="0cm" svg:height="0cm" svg:x="13.954cm" svg:y="3.795cm" svg:viewBox="0 0 0 0" draw:points="0,0">
            <text:p/>
          </draw:polygon>
          <draw:polygon draw:style-name="gr2" draw:text-style-name="P2" draw:layer="Vero board" svg:width="0cm" svg:height="0cm" svg:x="13.954cm" svg:y="3.541cm" svg:viewBox="0 0 0 0" draw:points="0,0">
            <text:p/>
          </draw:polygon>
          <draw:polygon draw:style-name="gr2" draw:text-style-name="P2" draw:layer="Vero board" svg:width="0cm" svg:height="0cm" svg:x="13.954cm" svg:y="3.287cm" svg:viewBox="0 0 0 0" draw:points="0,0">
            <text:p/>
          </draw:polygon>
        </draw:g>
        <draw:g>
          <draw:line draw:style-name="gr1" draw:text-style-name="P1" draw:layer="Vero board" svg:x1="14.462cm" svg:y1="4.303cm" svg:x2="14.462cm" svg:y2="3.287cm">
            <text:p/>
          </draw:line>
          <draw:polygon draw:style-name="gr2" draw:text-style-name="P2" draw:layer="Vero board" svg:width="0cm" svg:height="0cm" svg:x="14.462cm" svg:y="4.303cm" svg:viewBox="0 0 0 0" draw:points="0,0">
            <text:p/>
          </draw:polygon>
          <draw:polygon draw:style-name="gr2" draw:text-style-name="P2" draw:layer="Vero board" svg:width="0cm" svg:height="0cm" svg:x="14.462cm" svg:y="4.049cm" svg:viewBox="0 0 0 0" draw:points="0,0">
            <text:p/>
          </draw:polygon>
          <draw:polygon draw:style-name="gr2" draw:text-style-name="P2" draw:layer="Vero board" svg:width="0cm" svg:height="0cm" svg:x="14.462cm" svg:y="3.795cm" svg:viewBox="0 0 0 0" draw:points="0,0">
            <text:p/>
          </draw:polygon>
          <draw:polygon draw:style-name="gr2" draw:text-style-name="P2" draw:layer="Vero board" svg:width="0cm" svg:height="0cm" svg:x="14.462cm" svg:y="3.541cm" svg:viewBox="0 0 0 0" draw:points="0,0">
            <text:p/>
          </draw:polygon>
          <draw:polygon draw:style-name="gr2" draw:text-style-name="P2" draw:layer="Vero board" svg:width="0cm" svg:height="0cm" svg:x="14.462cm" svg:y="3.287cm" svg:viewBox="0 0 0 0" draw:points="0,0">
            <text:p/>
          </draw:polygon>
        </draw:g>
        <draw:g>
          <draw:line draw:style-name="gr1" draw:text-style-name="P1" draw:layer="Vero board" svg:x1="14.716cm" svg:y1="4.303cm" svg:x2="14.716cm" svg:y2="3.287cm">
            <text:p/>
          </draw:line>
          <draw:polygon draw:style-name="gr2" draw:text-style-name="P2" draw:layer="Vero board" svg:width="0cm" svg:height="0cm" svg:x="14.716cm" svg:y="4.303cm" svg:viewBox="0 0 0 0" draw:points="0,0">
            <text:p/>
          </draw:polygon>
          <draw:polygon draw:style-name="gr2" draw:text-style-name="P2" draw:layer="Vero board" svg:width="0cm" svg:height="0cm" svg:x="14.716cm" svg:y="4.049cm" svg:viewBox="0 0 0 0" draw:points="0,0">
            <text:p/>
          </draw:polygon>
          <draw:polygon draw:style-name="gr2" draw:text-style-name="P2" draw:layer="Vero board" svg:width="0cm" svg:height="0cm" svg:x="14.716cm" svg:y="3.795cm" svg:viewBox="0 0 0 0" draw:points="0,0">
            <text:p/>
          </draw:polygon>
          <draw:polygon draw:style-name="gr2" draw:text-style-name="P2" draw:layer="Vero board" svg:width="0cm" svg:height="0cm" svg:x="14.716cm" svg:y="3.541cm" svg:viewBox="0 0 0 0" draw:points="0,0">
            <text:p/>
          </draw:polygon>
          <draw:polygon draw:style-name="gr2" draw:text-style-name="P2" draw:layer="Vero board" svg:width="0cm" svg:height="0cm" svg:x="14.716cm" svg:y="3.287cm" svg:viewBox="0 0 0 0" draw:points="0,0">
            <text:p/>
          </draw:polygon>
        </draw:g>
        <draw:g>
          <draw:line draw:style-name="gr1" draw:text-style-name="P1" draw:layer="Vero board" svg:x1="14.208cm" svg:y1="4.303cm" svg:x2="14.208cm" svg:y2="3.287cm">
            <text:p/>
          </draw:line>
          <draw:polygon draw:style-name="gr2" draw:text-style-name="P2" draw:layer="Vero board" svg:width="0cm" svg:height="0cm" svg:x="14.208cm" svg:y="4.303cm" svg:viewBox="0 0 0 0" draw:points="0,0">
            <text:p/>
          </draw:polygon>
          <draw:polygon draw:style-name="gr2" draw:text-style-name="P2" draw:layer="Vero board" svg:width="0cm" svg:height="0cm" svg:x="14.208cm" svg:y="4.049cm" svg:viewBox="0 0 0 0" draw:points="0,0">
            <text:p/>
          </draw:polygon>
          <draw:polygon draw:style-name="gr2" draw:text-style-name="P2" draw:layer="Vero board" svg:width="0cm" svg:height="0cm" svg:x="14.208cm" svg:y="3.795cm" svg:viewBox="0 0 0 0" draw:points="0,0">
            <text:p/>
          </draw:polygon>
          <draw:polygon draw:style-name="gr2" draw:text-style-name="P2" draw:layer="Vero board" svg:width="0cm" svg:height="0cm" svg:x="14.208cm" svg:y="3.541cm" svg:viewBox="0 0 0 0" draw:points="0,0">
            <text:p/>
          </draw:polygon>
          <draw:polygon draw:style-name="gr2" draw:text-style-name="P2" draw:layer="Vero board" svg:width="0cm" svg:height="0cm" svg:x="14.208cm" svg:y="3.287cm" svg:viewBox="0 0 0 0" draw:points="0,0">
            <text:p/>
          </draw:polygon>
        </draw:g>
        <draw:line draw:style-name="gr1" draw:text-style-name="P1" draw:layer="Vero board" svg:x1="9.89cm" svg:y1="2.779cm" svg:x2="9.89cm" svg:y2="2.525cm">
          <text:p/>
        </draw:line>
        <draw:polygon draw:style-name="gr2" draw:text-style-name="P2" draw:layer="Vero board" svg:width="0cm" svg:height="0cm" svg:x="9.89cm" svg:y="2.779cm" svg:viewBox="0 0 0 0" draw:points="0,0">
          <text:p/>
        </draw:polygon>
        <draw:polygon draw:style-name="gr2" draw:text-style-name="P2" draw:layer="Vero board" svg:width="0cm" svg:height="0cm" svg:x="9.89cm" svg:y="2.525cm" svg:viewBox="0 0 0 0" draw:points="0,0">
          <text:p/>
        </draw:polygon>
        <draw:line draw:style-name="gr1" draw:text-style-name="P1" draw:layer="Vero board" svg:x1="10.144cm" svg:y1="2.779cm" svg:x2="10.144cm" svg:y2="2.525cm">
          <text:p/>
        </draw:line>
        <draw:polygon draw:style-name="gr2" draw:text-style-name="P2" draw:layer="Vero board" svg:width="0cm" svg:height="0cm" svg:x="10.144cm" svg:y="2.779cm" svg:viewBox="0 0 0 0" draw:points="0,0">
          <text:p/>
        </draw:polygon>
        <draw:polygon draw:style-name="gr2" draw:text-style-name="P2" draw:layer="Vero board" svg:width="0cm" svg:height="0cm" svg:x="10.144cm" svg:y="2.525cm" svg:viewBox="0 0 0 0" draw:points="0,0">
          <text:p/>
        </draw:polygon>
        <draw:line draw:style-name="gr1" draw:text-style-name="P1" draw:layer="Vero board" svg:x1="10.652cm" svg:y1="2.779cm" svg:x2="10.652cm" svg:y2="2.525cm">
          <text:p/>
        </draw:line>
        <draw:polygon draw:style-name="gr2" draw:text-style-name="P2" draw:layer="Vero board" svg:width="0cm" svg:height="0cm" svg:x="10.652cm" svg:y="2.779cm" svg:viewBox="0 0 0 0" draw:points="0,0">
          <text:p/>
        </draw:polygon>
        <draw:polygon draw:style-name="gr2" draw:text-style-name="P2" draw:layer="Vero board" svg:width="0cm" svg:height="0cm" svg:x="10.652cm" svg:y="2.525cm" svg:viewBox="0 0 0 0" draw:points="0,0">
          <text:p/>
        </draw:polygon>
        <draw:line draw:style-name="gr1" draw:text-style-name="P1" draw:layer="Vero board" svg:x1="10.906cm" svg:y1="2.779cm" svg:x2="10.906cm" svg:y2="2.525cm">
          <text:p/>
        </draw:line>
        <draw:polygon draw:style-name="gr2" draw:text-style-name="P2" draw:layer="Vero board" svg:width="0cm" svg:height="0cm" svg:x="10.906cm" svg:y="2.779cm" svg:viewBox="0 0 0 0" draw:points="0,0">
          <text:p/>
        </draw:polygon>
        <draw:polygon draw:style-name="gr2" draw:text-style-name="P2" draw:layer="Vero board" svg:width="0cm" svg:height="0cm" svg:x="10.906cm" svg:y="2.525cm" svg:viewBox="0 0 0 0" draw:points="0,0">
          <text:p/>
        </draw:polygon>
        <draw:line draw:style-name="gr1" draw:text-style-name="P1" draw:layer="Vero board" svg:x1="10.398cm" svg:y1="2.779cm" svg:x2="10.398cm" svg:y2="2.525cm">
          <text:p/>
        </draw:line>
        <draw:polygon draw:style-name="gr2" draw:text-style-name="P2" draw:layer="Vero board" svg:width="0cm" svg:height="0cm" svg:x="10.398cm" svg:y="2.779cm" svg:viewBox="0 0 0 0" draw:points="0,0">
          <text:p/>
        </draw:polygon>
        <draw:polygon draw:style-name="gr2" draw:text-style-name="P2" draw:layer="Vero board" svg:width="0cm" svg:height="0cm" svg:x="10.398cm" svg:y="2.525cm" svg:viewBox="0 0 0 0" draw:points="0,0">
          <text:p/>
        </draw:polygon>
        <draw:line draw:style-name="gr1" draw:text-style-name="P1" draw:layer="Vero board" svg:x1="8.62cm" svg:y1="2.779cm" svg:x2="8.62cm" svg:y2="2.525cm">
          <text:p/>
        </draw:line>
        <draw:polygon draw:style-name="gr2" draw:text-style-name="P2" draw:layer="Vero board" svg:width="0cm" svg:height="0cm" svg:x="8.62cm" svg:y="2.779cm" svg:viewBox="0 0 0 0" draw:points="0,0">
          <text:p/>
        </draw:polygon>
        <draw:polygon draw:style-name="gr2" draw:text-style-name="P2" draw:layer="Vero board" svg:width="0cm" svg:height="0cm" svg:x="8.62cm" svg:y="2.525cm" svg:viewBox="0 0 0 0" draw:points="0,0">
          <text:p/>
        </draw:polygon>
        <draw:line draw:style-name="gr1" draw:text-style-name="P1" draw:layer="Vero board" svg:x1="8.874cm" svg:y1="2.779cm" svg:x2="8.874cm" svg:y2="2.525cm">
          <text:p/>
        </draw:line>
        <draw:polygon draw:style-name="gr2" draw:text-style-name="P2" draw:layer="Vero board" svg:width="0cm" svg:height="0cm" svg:x="8.874cm" svg:y="2.779cm" svg:viewBox="0 0 0 0" draw:points="0,0">
          <text:p/>
        </draw:polygon>
        <draw:polygon draw:style-name="gr2" draw:text-style-name="P2" draw:layer="Vero board" svg:width="0cm" svg:height="0cm" svg:x="8.874cm" svg:y="2.525cm" svg:viewBox="0 0 0 0" draw:points="0,0">
          <text:p/>
        </draw:polygon>
        <draw:line draw:style-name="gr1" draw:text-style-name="P1" draw:layer="Vero board" svg:x1="9.382cm" svg:y1="2.779cm" svg:x2="9.382cm" svg:y2="2.525cm">
          <text:p/>
        </draw:line>
        <draw:polygon draw:style-name="gr2" draw:text-style-name="P2" draw:layer="Vero board" svg:width="0cm" svg:height="0cm" svg:x="9.382cm" svg:y="2.779cm" svg:viewBox="0 0 0 0" draw:points="0,0">
          <text:p/>
        </draw:polygon>
        <draw:polygon draw:style-name="gr2" draw:text-style-name="P2" draw:layer="Vero board" svg:width="0cm" svg:height="0cm" svg:x="9.382cm" svg:y="2.525cm" svg:viewBox="0 0 0 0" draw:points="0,0">
          <text:p/>
        </draw:polygon>
        <draw:line draw:style-name="gr1" draw:text-style-name="P1" draw:layer="Vero board" svg:x1="9.636cm" svg:y1="2.779cm" svg:x2="9.636cm" svg:y2="2.525cm">
          <text:p/>
        </draw:line>
        <draw:polygon draw:style-name="gr2" draw:text-style-name="P2" draw:layer="Vero board" svg:width="0cm" svg:height="0cm" svg:x="9.636cm" svg:y="2.779cm" svg:viewBox="0 0 0 0" draw:points="0,0">
          <text:p/>
        </draw:polygon>
        <draw:polygon draw:style-name="gr2" draw:text-style-name="P2" draw:layer="Vero board" svg:width="0cm" svg:height="0cm" svg:x="9.636cm" svg:y="2.525cm" svg:viewBox="0 0 0 0" draw:points="0,0">
          <text:p/>
        </draw:polygon>
        <draw:line draw:style-name="gr1" draw:text-style-name="P1" draw:layer="Vero board" svg:x1="9.128cm" svg:y1="2.779cm" svg:x2="9.128cm" svg:y2="2.525cm">
          <text:p/>
        </draw:line>
        <draw:polygon draw:style-name="gr2" draw:text-style-name="P2" draw:layer="Vero board" svg:width="0cm" svg:height="0cm" svg:x="9.128cm" svg:y="2.779cm" svg:viewBox="0 0 0 0" draw:points="0,0">
          <text:p/>
        </draw:polygon>
        <draw:polygon draw:style-name="gr2" draw:text-style-name="P2" draw:layer="Vero board" svg:width="0cm" svg:height="0cm" svg:x="9.128cm" svg:y="2.525cm" svg:viewBox="0 0 0 0" draw:points="0,0">
          <text:p/>
        </draw:polygon>
        <draw:line draw:style-name="gr1" draw:text-style-name="P1" draw:layer="Vero board" svg:x1="7.35cm" svg:y1="2.779cm" svg:x2="7.35cm" svg:y2="2.525cm">
          <text:p/>
        </draw:line>
        <draw:polygon draw:style-name="gr2" draw:text-style-name="P2" draw:layer="Vero board" svg:width="0cm" svg:height="0cm" svg:x="7.35cm" svg:y="2.779cm" svg:viewBox="0 0 0 0" draw:points="0,0">
          <text:p/>
        </draw:polygon>
        <draw:polygon draw:style-name="gr2" draw:text-style-name="P2" draw:layer="Vero board" svg:width="0cm" svg:height="0cm" svg:x="7.35cm" svg:y="2.525cm" svg:viewBox="0 0 0 0" draw:points="0,0">
          <text:p/>
        </draw:polygon>
        <draw:line draw:style-name="gr1" draw:text-style-name="P1" draw:layer="Vero board" svg:x1="7.604cm" svg:y1="2.779cm" svg:x2="7.604cm" svg:y2="2.525cm">
          <text:p/>
        </draw:line>
        <draw:polygon draw:style-name="gr2" draw:text-style-name="P2" draw:layer="Vero board" svg:width="0cm" svg:height="0cm" svg:x="7.604cm" svg:y="2.779cm" svg:viewBox="0 0 0 0" draw:points="0,0">
          <text:p/>
        </draw:polygon>
        <draw:polygon draw:style-name="gr2" draw:text-style-name="P2" draw:layer="Vero board" svg:width="0cm" svg:height="0cm" svg:x="7.604cm" svg:y="2.525cm" svg:viewBox="0 0 0 0" draw:points="0,0">
          <text:p/>
        </draw:polygon>
        <draw:line draw:style-name="gr1" draw:text-style-name="P1" draw:layer="Vero board" svg:x1="8.112cm" svg:y1="2.779cm" svg:x2="8.112cm" svg:y2="2.525cm">
          <text:p/>
        </draw:line>
        <draw:polygon draw:style-name="gr2" draw:text-style-name="P2" draw:layer="Vero board" svg:width="0cm" svg:height="0cm" svg:x="8.112cm" svg:y="2.779cm" svg:viewBox="0 0 0 0" draw:points="0,0">
          <text:p/>
        </draw:polygon>
        <draw:polygon draw:style-name="gr2" draw:text-style-name="P2" draw:layer="Vero board" svg:width="0cm" svg:height="0cm" svg:x="8.112cm" svg:y="2.525cm" svg:viewBox="0 0 0 0" draw:points="0,0">
          <text:p/>
        </draw:polygon>
        <draw:line draw:style-name="gr1" draw:text-style-name="P1" draw:layer="Vero board" svg:x1="8.366cm" svg:y1="2.779cm" svg:x2="8.366cm" svg:y2="2.525cm">
          <text:p/>
        </draw:line>
        <draw:polygon draw:style-name="gr2" draw:text-style-name="P2" draw:layer="Vero board" svg:width="0cm" svg:height="0cm" svg:x="8.366cm" svg:y="2.779cm" svg:viewBox="0 0 0 0" draw:points="0,0">
          <text:p/>
        </draw:polygon>
        <draw:polygon draw:style-name="gr2" draw:text-style-name="P2" draw:layer="Vero board" svg:width="0cm" svg:height="0cm" svg:x="8.366cm" svg:y="2.525cm" svg:viewBox="0 0 0 0" draw:points="0,0">
          <text:p/>
        </draw:polygon>
        <draw:line draw:style-name="gr1" draw:text-style-name="P1" draw:layer="Vero board" svg:x1="7.858cm" svg:y1="2.779cm" svg:x2="7.858cm" svg:y2="2.525cm">
          <text:p/>
        </draw:line>
        <draw:polygon draw:style-name="gr2" draw:text-style-name="P2" draw:layer="Vero board" svg:width="0cm" svg:height="0cm" svg:x="7.858cm" svg:y="2.779cm" svg:viewBox="0 0 0 0" draw:points="0,0">
          <text:p/>
        </draw:polygon>
        <draw:polygon draw:style-name="gr2" draw:text-style-name="P2" draw:layer="Vero board" svg:width="0cm" svg:height="0cm" svg:x="7.858cm" svg:y="2.525cm" svg:viewBox="0 0 0 0" draw:points="0,0">
          <text:p/>
        </draw:polygon>
        <draw:line draw:style-name="gr1" draw:text-style-name="P1" draw:layer="Vero board" svg:x1="6.08cm" svg:y1="2.779cm" svg:x2="6.08cm" svg:y2="2.525cm">
          <text:p/>
        </draw:line>
        <draw:polygon draw:style-name="gr2" draw:text-style-name="P2" draw:layer="Vero board" svg:width="0cm" svg:height="0cm" svg:x="6.08cm" svg:y="2.779cm" svg:viewBox="0 0 0 0" draw:points="0,0">
          <text:p/>
        </draw:polygon>
        <draw:polygon draw:style-name="gr2" draw:text-style-name="P2" draw:layer="Vero board" svg:width="0cm" svg:height="0cm" svg:x="6.08cm" svg:y="2.525cm" svg:viewBox="0 0 0 0" draw:points="0,0">
          <text:p/>
        </draw:polygon>
        <draw:line draw:style-name="gr1" draw:text-style-name="P1" draw:layer="Vero board" svg:x1="6.334cm" svg:y1="2.779cm" svg:x2="6.334cm" svg:y2="2.525cm">
          <text:p/>
        </draw:line>
        <draw:polygon draw:style-name="gr2" draw:text-style-name="P2" draw:layer="Vero board" svg:width="0cm" svg:height="0cm" svg:x="6.334cm" svg:y="2.779cm" svg:viewBox="0 0 0 0" draw:points="0,0">
          <text:p/>
        </draw:polygon>
        <draw:polygon draw:style-name="gr2" draw:text-style-name="P2" draw:layer="Vero board" svg:width="0cm" svg:height="0cm" svg:x="6.334cm" svg:y="2.525cm" svg:viewBox="0 0 0 0" draw:points="0,0">
          <text:p/>
        </draw:polygon>
        <draw:line draw:style-name="gr1" draw:text-style-name="P1" draw:layer="Vero board" svg:x1="6.842cm" svg:y1="2.779cm" svg:x2="6.842cm" svg:y2="2.525cm">
          <text:p/>
        </draw:line>
        <draw:polygon draw:style-name="gr2" draw:text-style-name="P2" draw:layer="Vero board" svg:width="0cm" svg:height="0cm" svg:x="6.842cm" svg:y="2.779cm" svg:viewBox="0 0 0 0" draw:points="0,0">
          <text:p/>
        </draw:polygon>
        <draw:polygon draw:style-name="gr2" draw:text-style-name="P2" draw:layer="Vero board" svg:width="0cm" svg:height="0cm" svg:x="6.842cm" svg:y="2.525cm" svg:viewBox="0 0 0 0" draw:points="0,0">
          <text:p/>
        </draw:polygon>
        <draw:line draw:style-name="gr1" draw:text-style-name="P1" draw:layer="Vero board" svg:x1="7.096cm" svg:y1="2.779cm" svg:x2="7.096cm" svg:y2="2.525cm">
          <text:p/>
        </draw:line>
        <draw:polygon draw:style-name="gr2" draw:text-style-name="P2" draw:layer="Vero board" svg:width="0cm" svg:height="0cm" svg:x="7.096cm" svg:y="2.779cm" svg:viewBox="0 0 0 0" draw:points="0,0">
          <text:p/>
        </draw:polygon>
        <draw:polygon draw:style-name="gr2" draw:text-style-name="P2" draw:layer="Vero board" svg:width="0cm" svg:height="0cm" svg:x="7.096cm" svg:y="2.525cm" svg:viewBox="0 0 0 0" draw:points="0,0">
          <text:p/>
        </draw:polygon>
        <draw:line draw:style-name="gr1" draw:text-style-name="P1" draw:layer="Vero board" svg:x1="6.588cm" svg:y1="2.779cm" svg:x2="6.588cm" svg:y2="2.525cm">
          <text:p/>
        </draw:line>
        <draw:polygon draw:style-name="gr2" draw:text-style-name="P2" draw:layer="Vero board" svg:width="0cm" svg:height="0cm" svg:x="6.588cm" svg:y="2.779cm" svg:viewBox="0 0 0 0" draw:points="0,0">
          <text:p/>
        </draw:polygon>
        <draw:polygon draw:style-name="gr2" draw:text-style-name="P2" draw:layer="Vero board" svg:width="0cm" svg:height="0cm" svg:x="6.588cm" svg:y="2.525cm" svg:viewBox="0 0 0 0" draw:points="0,0">
          <text:p/>
        </draw:polygon>
        <draw:line draw:style-name="gr1" draw:text-style-name="P1" draw:layer="Vero board" svg:x1="12.43cm" svg:y1="2.779cm" svg:x2="12.43cm" svg:y2="2.525cm">
          <text:p/>
        </draw:line>
        <draw:polygon draw:style-name="gr2" draw:text-style-name="P2" draw:layer="Vero board" svg:width="0cm" svg:height="0cm" svg:x="12.43cm" svg:y="2.779cm" svg:viewBox="0 0 0 0" draw:points="0,0">
          <text:p/>
        </draw:polygon>
        <draw:polygon draw:style-name="gr2" draw:text-style-name="P2" draw:layer="Vero board" svg:width="0cm" svg:height="0cm" svg:x="12.43cm" svg:y="2.525cm" svg:viewBox="0 0 0 0" draw:points="0,0">
          <text:p/>
        </draw:polygon>
        <draw:line draw:style-name="gr1" draw:text-style-name="P1" draw:layer="Vero board" svg:x1="12.684cm" svg:y1="2.779cm" svg:x2="12.684cm" svg:y2="2.525cm">
          <text:p/>
        </draw:line>
        <draw:polygon draw:style-name="gr2" draw:text-style-name="P2" draw:layer="Vero board" svg:width="0cm" svg:height="0cm" svg:x="12.684cm" svg:y="2.779cm" svg:viewBox="0 0 0 0" draw:points="0,0">
          <text:p/>
        </draw:polygon>
        <draw:polygon draw:style-name="gr2" draw:text-style-name="P2" draw:layer="Vero board" svg:width="0cm" svg:height="0cm" svg:x="12.684cm" svg:y="2.525cm" svg:viewBox="0 0 0 0" draw:points="0,0">
          <text:p/>
        </draw:polygon>
        <draw:line draw:style-name="gr1" draw:text-style-name="P1" draw:layer="Vero board" svg:x1="13.192cm" svg:y1="2.779cm" svg:x2="13.192cm" svg:y2="2.525cm">
          <text:p/>
        </draw:line>
        <draw:polygon draw:style-name="gr2" draw:text-style-name="P2" draw:layer="Vero board" svg:width="0cm" svg:height="0cm" svg:x="13.192cm" svg:y="2.779cm" svg:viewBox="0 0 0 0" draw:points="0,0">
          <text:p/>
        </draw:polygon>
        <draw:polygon draw:style-name="gr2" draw:text-style-name="P2" draw:layer="Vero board" svg:width="0cm" svg:height="0cm" svg:x="13.192cm" svg:y="2.525cm" svg:viewBox="0 0 0 0" draw:points="0,0">
          <text:p/>
        </draw:polygon>
        <draw:line draw:style-name="gr1" draw:text-style-name="P1" draw:layer="Vero board" svg:x1="13.446cm" svg:y1="2.771cm" svg:x2="13.446cm" svg:y2="2.517cm">
          <text:p/>
        </draw:line>
        <draw:polygon draw:style-name="gr2" draw:text-style-name="P2" draw:layer="Vero board" svg:width="0cm" svg:height="0cm" svg:x="13.446cm" svg:y="2.779cm" svg:viewBox="0 0 0 0" draw:points="0,0">
          <text:p/>
        </draw:polygon>
        <draw:polygon draw:style-name="gr2" draw:text-style-name="P2" draw:layer="Vero board" svg:width="0cm" svg:height="0cm" svg:x="13.446cm" svg:y="2.525cm" svg:viewBox="0 0 0 0" draw:points="0,0">
          <text:p/>
        </draw:polygon>
        <draw:line draw:style-name="gr1" draw:text-style-name="P1" draw:layer="Vero board" svg:x1="12.938cm" svg:y1="2.779cm" svg:x2="12.938cm" svg:y2="2.525cm">
          <text:p/>
        </draw:line>
        <draw:polygon draw:style-name="gr2" draw:text-style-name="P2" draw:layer="Vero board" svg:width="0cm" svg:height="0cm" svg:x="12.938cm" svg:y="2.779cm" svg:viewBox="0 0 0 0" draw:points="0,0">
          <text:p/>
        </draw:polygon>
        <draw:polygon draw:style-name="gr2" draw:text-style-name="P2" draw:layer="Vero board" svg:width="0cm" svg:height="0cm" svg:x="12.938cm" svg:y="2.525cm" svg:viewBox="0 0 0 0" draw:points="0,0">
          <text:p/>
        </draw:polygon>
        <draw:line draw:style-name="gr1" draw:text-style-name="P1" draw:layer="Vero board" svg:x1="11.16cm" svg:y1="2.779cm" svg:x2="11.16cm" svg:y2="2.525cm">
          <text:p/>
        </draw:line>
        <draw:polygon draw:style-name="gr2" draw:text-style-name="P2" draw:layer="Vero board" svg:width="0cm" svg:height="0cm" svg:x="11.16cm" svg:y="2.779cm" svg:viewBox="0 0 0 0" draw:points="0,0">
          <text:p/>
        </draw:polygon>
        <draw:polygon draw:style-name="gr2" draw:text-style-name="P2" draw:layer="Vero board" svg:width="0cm" svg:height="0cm" svg:x="11.16cm" svg:y="2.525cm" svg:viewBox="0 0 0 0" draw:points="0,0">
          <text:p/>
        </draw:polygon>
        <draw:line draw:style-name="gr1" draw:text-style-name="P1" draw:layer="Vero board" svg:x1="11.414cm" svg:y1="2.779cm" svg:x2="11.414cm" svg:y2="2.525cm">
          <text:p/>
        </draw:line>
        <draw:polygon draw:style-name="gr2" draw:text-style-name="P2" draw:layer="Vero board" svg:width="0cm" svg:height="0cm" svg:x="11.414cm" svg:y="2.779cm" svg:viewBox="0 0 0 0" draw:points="0,0">
          <text:p/>
        </draw:polygon>
        <draw:polygon draw:style-name="gr2" draw:text-style-name="P2" draw:layer="Vero board" svg:width="0cm" svg:height="0cm" svg:x="11.414cm" svg:y="2.525cm" svg:viewBox="0 0 0 0" draw:points="0,0">
          <text:p/>
        </draw:polygon>
        <draw:line draw:style-name="gr1" draw:text-style-name="P1" draw:layer="Vero board" svg:x1="11.922cm" svg:y1="2.779cm" svg:x2="11.922cm" svg:y2="2.525cm">
          <text:p/>
        </draw:line>
        <draw:polygon draw:style-name="gr2" draw:text-style-name="P2" draw:layer="Vero board" svg:width="0cm" svg:height="0cm" svg:x="11.922cm" svg:y="2.779cm" svg:viewBox="0 0 0 0" draw:points="0,0">
          <text:p/>
        </draw:polygon>
        <draw:polygon draw:style-name="gr2" draw:text-style-name="P2" draw:layer="Vero board" svg:width="0cm" svg:height="0cm" svg:x="11.922cm" svg:y="2.525cm" svg:viewBox="0 0 0 0" draw:points="0,0">
          <text:p/>
        </draw:polygon>
        <draw:line draw:style-name="gr1" draw:text-style-name="P1" draw:layer="Vero board" svg:x1="12.176cm" svg:y1="2.779cm" svg:x2="12.176cm" svg:y2="2.525cm">
          <text:p/>
        </draw:line>
        <draw:polygon draw:style-name="gr2" draw:text-style-name="P2" draw:layer="Vero board" svg:width="0cm" svg:height="0cm" svg:x="12.176cm" svg:y="2.779cm" svg:viewBox="0 0 0 0" draw:points="0,0">
          <text:p/>
        </draw:polygon>
        <draw:polygon draw:style-name="gr2" draw:text-style-name="P2" draw:layer="Vero board" svg:width="0cm" svg:height="0cm" svg:x="12.176cm" svg:y="2.525cm" svg:viewBox="0 0 0 0" draw:points="0,0">
          <text:p/>
        </draw:polygon>
        <draw:line draw:style-name="gr1" draw:text-style-name="P1" draw:layer="Vero board" svg:x1="11.668cm" svg:y1="2.779cm" svg:x2="11.668cm" svg:y2="2.525cm">
          <text:p/>
        </draw:line>
        <draw:polygon draw:style-name="gr2" draw:text-style-name="P2" draw:layer="Vero board" svg:width="0cm" svg:height="0cm" svg:x="11.668cm" svg:y="2.779cm" svg:viewBox="0 0 0 0" draw:points="0,0">
          <text:p/>
        </draw:polygon>
        <draw:polygon draw:style-name="gr2" draw:text-style-name="P2" draw:layer="Vero board" svg:width="0cm" svg:height="0cm" svg:x="11.668cm" svg:y="2.525cm" svg:viewBox="0 0 0 0" draw:points="0,0">
          <text:p/>
        </draw:polygon>
        <draw:line draw:style-name="gr1" draw:text-style-name="P1" draw:layer="Vero board" svg:x1="13.7cm" svg:y1="2.779cm" svg:x2="13.7cm" svg:y2="2.525cm">
          <text:p/>
        </draw:line>
        <draw:polygon draw:style-name="gr2" draw:text-style-name="P2" draw:layer="Vero board" svg:width="0cm" svg:height="0cm" svg:x="13.7cm" svg:y="2.779cm" svg:viewBox="0 0 0 0" draw:points="0,0">
          <text:p/>
        </draw:polygon>
        <draw:polygon draw:style-name="gr2" draw:text-style-name="P2" draw:layer="Vero board" svg:width="0cm" svg:height="0cm" svg:x="13.7cm" svg:y="2.525cm" svg:viewBox="0 0 0 0" draw:points="0,0">
          <text:p/>
        </draw:polygon>
        <draw:line draw:style-name="gr1" draw:text-style-name="P1" draw:layer="Vero board" svg:x1="13.954cm" svg:y1="2.779cm" svg:x2="13.954cm" svg:y2="2.525cm">
          <text:p/>
        </draw:line>
        <draw:polygon draw:style-name="gr2" draw:text-style-name="P2" draw:layer="Vero board" svg:width="0cm" svg:height="0cm" svg:x="13.954cm" svg:y="2.779cm" svg:viewBox="0 0 0 0" draw:points="0,0">
          <text:p/>
        </draw:polygon>
        <draw:polygon draw:style-name="gr2" draw:text-style-name="P2" draw:layer="Vero board" svg:width="0cm" svg:height="0cm" svg:x="13.954cm" svg:y="2.525cm" svg:viewBox="0 0 0 0" draw:points="0,0">
          <text:p/>
        </draw:polygon>
        <draw:line draw:style-name="gr1" draw:text-style-name="P1" draw:layer="Vero board" svg:x1="14.462cm" svg:y1="2.779cm" svg:x2="14.462cm" svg:y2="2.525cm">
          <text:p/>
        </draw:line>
        <draw:polygon draw:style-name="gr2" draw:text-style-name="P2" draw:layer="Vero board" svg:width="0cm" svg:height="0cm" svg:x="14.462cm" svg:y="2.779cm" svg:viewBox="0 0 0 0" draw:points="0,0">
          <text:p/>
        </draw:polygon>
        <draw:polygon draw:style-name="gr2" draw:text-style-name="P2" draw:layer="Vero board" svg:width="0cm" svg:height="0cm" svg:x="14.462cm" svg:y="2.525cm" svg:viewBox="0 0 0 0" draw:points="0,0">
          <text:p/>
        </draw:polygon>
        <draw:line draw:style-name="gr1" draw:text-style-name="P1" draw:layer="Vero board" svg:x1="14.716cm" svg:y1="2.779cm" svg:x2="14.716cm" svg:y2="2.525cm">
          <text:p/>
        </draw:line>
        <draw:polygon draw:style-name="gr2" draw:text-style-name="P2" draw:layer="Vero board" svg:width="0cm" svg:height="0cm" svg:x="14.716cm" svg:y="2.779cm" svg:viewBox="0 0 0 0" draw:points="0,0">
          <text:p/>
        </draw:polygon>
        <draw:polygon draw:style-name="gr2" draw:text-style-name="P2" draw:layer="Vero board" svg:width="0cm" svg:height="0cm" svg:x="14.716cm" svg:y="2.525cm" svg:viewBox="0 0 0 0" draw:points="0,0">
          <text:p/>
        </draw:polygon>
        <draw:line draw:style-name="gr1" draw:text-style-name="P1" draw:layer="Vero board" svg:x1="14.208cm" svg:y1="2.779cm" svg:x2="14.208cm" svg:y2="2.525cm">
          <text:p/>
        </draw:line>
        <draw:polygon draw:style-name="gr2" draw:text-style-name="P2" draw:layer="Vero board" svg:width="0cm" svg:height="0cm" svg:x="14.208cm" svg:y="2.779cm" svg:viewBox="0 0 0 0" draw:points="0,0">
          <text:p/>
        </draw:polygon>
        <draw:polygon draw:style-name="gr2" draw:text-style-name="P2" draw:layer="Vero board" svg:width="0cm" svg:height="0cm" svg:x="14.208cm" svg:y="2.525cm" svg:viewBox="0 0 0 0" draw:points="0,0">
          <text:p/>
        </draw:polygon>
        <draw:line draw:style-name="gr1" draw:text-style-name="P1" draw:layer="Vero board" svg:x1="9.89cm" svg:y1="6.843cm" svg:x2="9.89cm" svg:y2="6.081cm">
          <text:p/>
        </draw:line>
        <draw:polygon draw:style-name="gr2" draw:text-style-name="P2" draw:layer="Vero board" svg:width="0cm" svg:height="0cm" svg:x="9.89cm" svg:y="6.843cm" svg:viewBox="0 0 0 0" draw:points="0,0">
          <text:p/>
        </draw:polygon>
        <draw:polygon draw:style-name="gr2" draw:text-style-name="P2" draw:layer="Vero board" svg:width="0cm" svg:height="0cm" svg:x="9.89cm" svg:y="6.589cm" svg:viewBox="0 0 0 0" draw:points="0,0">
          <text:p/>
        </draw:polygon>
        <draw:polygon draw:style-name="gr2" draw:text-style-name="P2" draw:layer="Vero board" svg:width="0cm" svg:height="0cm" svg:x="9.89cm" svg:y="6.335cm" svg:viewBox="0 0 0 0" draw:points="0,0">
          <text:p/>
        </draw:polygon>
        <draw:polygon draw:style-name="gr2" draw:text-style-name="P2" draw:layer="Vero board" svg:width="0cm" svg:height="0cm" svg:x="9.89cm" svg:y="6.081cm" svg:viewBox="0 0 0 0" draw:points="0,0">
          <text:p/>
        </draw:polygon>
        <draw:line draw:style-name="gr1" draw:text-style-name="P1" draw:layer="Vero board" svg:x1="10.144cm" svg:y1="6.843cm" svg:x2="10.144cm" svg:y2="6.081cm">
          <text:p/>
        </draw:line>
        <draw:polygon draw:style-name="gr2" draw:text-style-name="P2" draw:layer="Vero board" svg:width="0cm" svg:height="0cm" svg:x="10.144cm" svg:y="6.843cm" svg:viewBox="0 0 0 0" draw:points="0,0">
          <text:p/>
        </draw:polygon>
        <draw:polygon draw:style-name="gr2" draw:text-style-name="P2" draw:layer="Vero board" svg:width="0cm" svg:height="0cm" svg:x="10.144cm" svg:y="6.589cm" svg:viewBox="0 0 0 0" draw:points="0,0">
          <text:p/>
        </draw:polygon>
        <draw:polygon draw:style-name="gr2" draw:text-style-name="P2" draw:layer="Vero board" svg:width="0cm" svg:height="0cm" svg:x="10.144cm" svg:y="6.335cm" svg:viewBox="0 0 0 0" draw:points="0,0">
          <text:p/>
        </draw:polygon>
        <draw:polygon draw:style-name="gr2" draw:text-style-name="P2" draw:layer="Vero board" svg:width="0cm" svg:height="0cm" svg:x="10.144cm" svg:y="6.081cm" svg:viewBox="0 0 0 0" draw:points="0,0">
          <text:p/>
        </draw:polygon>
        <draw:line draw:style-name="gr1" draw:text-style-name="P1" draw:layer="Vero board" svg:x1="10.652cm" svg:y1="6.843cm" svg:x2="10.652cm" svg:y2="6.081cm">
          <text:p/>
        </draw:line>
        <draw:polygon draw:style-name="gr2" draw:text-style-name="P2" draw:layer="Vero board" svg:width="0cm" svg:height="0cm" svg:x="10.652cm" svg:y="6.843cm" svg:viewBox="0 0 0 0" draw:points="0,0">
          <text:p/>
        </draw:polygon>
        <draw:polygon draw:style-name="gr2" draw:text-style-name="P2" draw:layer="Vero board" svg:width="0cm" svg:height="0cm" svg:x="10.652cm" svg:y="6.589cm" svg:viewBox="0 0 0 0" draw:points="0,0">
          <text:p/>
        </draw:polygon>
        <draw:polygon draw:style-name="gr2" draw:text-style-name="P2" draw:layer="Vero board" svg:width="0cm" svg:height="0cm" svg:x="10.652cm" svg:y="6.335cm" svg:viewBox="0 0 0 0" draw:points="0,0">
          <text:p/>
        </draw:polygon>
        <draw:polygon draw:style-name="gr2" draw:text-style-name="P2" draw:layer="Vero board" svg:width="0cm" svg:height="0cm" svg:x="10.652cm" svg:y="6.081cm" svg:viewBox="0 0 0 0" draw:points="0,0">
          <text:p/>
        </draw:polygon>
        <draw:line draw:style-name="gr1" draw:text-style-name="P1" draw:layer="Vero board" svg:x1="10.906cm" svg:y1="6.843cm" svg:x2="10.906cm" svg:y2="6.081cm">
          <text:p/>
        </draw:line>
        <draw:polygon draw:style-name="gr2" draw:text-style-name="P2" draw:layer="Vero board" svg:width="0cm" svg:height="0cm" svg:x="10.906cm" svg:y="6.843cm" svg:viewBox="0 0 0 0" draw:points="0,0">
          <text:p/>
        </draw:polygon>
        <draw:polygon draw:style-name="gr2" draw:text-style-name="P2" draw:layer="Vero board" svg:width="0cm" svg:height="0cm" svg:x="10.906cm" svg:y="6.589cm" svg:viewBox="0 0 0 0" draw:points="0,0">
          <text:p/>
        </draw:polygon>
        <draw:polygon draw:style-name="gr2" draw:text-style-name="P2" draw:layer="Vero board" svg:width="0cm" svg:height="0cm" svg:x="10.906cm" svg:y="6.335cm" svg:viewBox="0 0 0 0" draw:points="0,0">
          <text:p/>
        </draw:polygon>
        <draw:polygon draw:style-name="gr2" draw:text-style-name="P2" draw:layer="Vero board" svg:width="0cm" svg:height="0cm" svg:x="10.906cm" svg:y="6.081cm" svg:viewBox="0 0 0 0" draw:points="0,0">
          <text:p/>
        </draw:polygon>
        <draw:line draw:style-name="gr1" draw:text-style-name="P1" draw:layer="Vero board" svg:x1="10.398cm" svg:y1="6.843cm" svg:x2="10.398cm" svg:y2="6.081cm">
          <text:p/>
        </draw:line>
        <draw:polygon draw:style-name="gr2" draw:text-style-name="P2" draw:layer="Vero board" svg:width="0cm" svg:height="0cm" svg:x="10.398cm" svg:y="6.843cm" svg:viewBox="0 0 0 0" draw:points="0,0">
          <text:p/>
        </draw:polygon>
        <draw:polygon draw:style-name="gr2" draw:text-style-name="P2" draw:layer="Vero board" svg:width="0cm" svg:height="0cm" svg:x="10.398cm" svg:y="6.589cm" svg:viewBox="0 0 0 0" draw:points="0,0">
          <text:p/>
        </draw:polygon>
        <draw:polygon draw:style-name="gr2" draw:text-style-name="P2" draw:layer="Vero board" svg:width="0cm" svg:height="0cm" svg:x="10.398cm" svg:y="6.335cm" svg:viewBox="0 0 0 0" draw:points="0,0">
          <text:p/>
        </draw:polygon>
        <draw:polygon draw:style-name="gr2" draw:text-style-name="P2" draw:layer="Vero board" svg:width="0cm" svg:height="0cm" svg:x="10.398cm" svg:y="6.081cm" svg:viewBox="0 0 0 0" draw:points="0,0">
          <text:p/>
        </draw:polygon>
        <draw:line draw:style-name="gr1" draw:text-style-name="P1" draw:layer="Vero board" svg:x1="8.62cm" svg:y1="6.843cm" svg:x2="8.62cm" svg:y2="6.081cm">
          <text:p/>
        </draw:line>
        <draw:polygon draw:style-name="gr2" draw:text-style-name="P2" draw:layer="Vero board" svg:width="0cm" svg:height="0cm" svg:x="8.62cm" svg:y="6.843cm" svg:viewBox="0 0 0 0" draw:points="0,0">
          <text:p/>
        </draw:polygon>
        <draw:polygon draw:style-name="gr2" draw:text-style-name="P2" draw:layer="Vero board" svg:width="0cm" svg:height="0cm" svg:x="8.62cm" svg:y="6.589cm" svg:viewBox="0 0 0 0" draw:points="0,0">
          <text:p/>
        </draw:polygon>
        <draw:polygon draw:style-name="gr2" draw:text-style-name="P2" draw:layer="Vero board" svg:width="0cm" svg:height="0cm" svg:x="8.62cm" svg:y="6.335cm" svg:viewBox="0 0 0 0" draw:points="0,0">
          <text:p/>
        </draw:polygon>
        <draw:polygon draw:style-name="gr2" draw:text-style-name="P2" draw:layer="Vero board" svg:width="0cm" svg:height="0cm" svg:x="8.62cm" svg:y="6.081cm" svg:viewBox="0 0 0 0" draw:points="0,0">
          <text:p/>
        </draw:polygon>
        <draw:line draw:style-name="gr1" draw:text-style-name="P1" draw:layer="Vero board" svg:x1="8.874cm" svg:y1="6.843cm" svg:x2="8.874cm" svg:y2="6.081cm">
          <text:p/>
        </draw:line>
        <draw:polygon draw:style-name="gr2" draw:text-style-name="P2" draw:layer="Vero board" svg:width="0cm" svg:height="0cm" svg:x="8.874cm" svg:y="6.843cm" svg:viewBox="0 0 0 0" draw:points="0,0">
          <text:p/>
        </draw:polygon>
        <draw:polygon draw:style-name="gr2" draw:text-style-name="P2" draw:layer="Vero board" svg:width="0cm" svg:height="0cm" svg:x="8.874cm" svg:y="6.589cm" svg:viewBox="0 0 0 0" draw:points="0,0">
          <text:p/>
        </draw:polygon>
        <draw:polygon draw:style-name="gr2" draw:text-style-name="P2" draw:layer="Vero board" svg:width="0cm" svg:height="0cm" svg:x="8.874cm" svg:y="6.335cm" svg:viewBox="0 0 0 0" draw:points="0,0">
          <text:p/>
        </draw:polygon>
        <draw:polygon draw:style-name="gr2" draw:text-style-name="P2" draw:layer="Vero board" svg:width="0cm" svg:height="0cm" svg:x="8.874cm" svg:y="6.081cm" svg:viewBox="0 0 0 0" draw:points="0,0">
          <text:p/>
        </draw:polygon>
        <draw:line draw:style-name="gr1" draw:text-style-name="P1" draw:layer="Vero board" svg:x1="9.382cm" svg:y1="6.843cm" svg:x2="9.382cm" svg:y2="6.081cm">
          <text:p/>
        </draw:line>
        <draw:polygon draw:style-name="gr2" draw:text-style-name="P2" draw:layer="Vero board" svg:width="0cm" svg:height="0cm" svg:x="9.382cm" svg:y="6.843cm" svg:viewBox="0 0 0 0" draw:points="0,0">
          <text:p/>
        </draw:polygon>
        <draw:polygon draw:style-name="gr2" draw:text-style-name="P2" draw:layer="Vero board" svg:width="0cm" svg:height="0cm" svg:x="9.382cm" svg:y="6.589cm" svg:viewBox="0 0 0 0" draw:points="0,0">
          <text:p/>
        </draw:polygon>
        <draw:polygon draw:style-name="gr2" draw:text-style-name="P2" draw:layer="Vero board" svg:width="0cm" svg:height="0cm" svg:x="9.382cm" svg:y="6.335cm" svg:viewBox="0 0 0 0" draw:points="0,0">
          <text:p/>
        </draw:polygon>
        <draw:polygon draw:style-name="gr2" draw:text-style-name="P2" draw:layer="Vero board" svg:width="0cm" svg:height="0cm" svg:x="9.382cm" svg:y="6.081cm" svg:viewBox="0 0 0 0" draw:points="0,0">
          <text:p/>
        </draw:polygon>
        <draw:line draw:style-name="gr1" draw:text-style-name="P1" draw:layer="Vero board" svg:x1="9.636cm" svg:y1="6.843cm" svg:x2="9.636cm" svg:y2="6.081cm">
          <text:p/>
        </draw:line>
        <draw:polygon draw:style-name="gr2" draw:text-style-name="P2" draw:layer="Vero board" svg:width="0cm" svg:height="0cm" svg:x="9.636cm" svg:y="6.843cm" svg:viewBox="0 0 0 0" draw:points="0,0">
          <text:p/>
        </draw:polygon>
        <draw:polygon draw:style-name="gr2" draw:text-style-name="P2" draw:layer="Vero board" svg:width="0cm" svg:height="0cm" svg:x="9.636cm" svg:y="6.589cm" svg:viewBox="0 0 0 0" draw:points="0,0">
          <text:p/>
        </draw:polygon>
        <draw:polygon draw:style-name="gr2" draw:text-style-name="P2" draw:layer="Vero board" svg:width="0cm" svg:height="0cm" svg:x="9.636cm" svg:y="6.335cm" svg:viewBox="0 0 0 0" draw:points="0,0">
          <text:p/>
        </draw:polygon>
        <draw:polygon draw:style-name="gr2" draw:text-style-name="P2" draw:layer="Vero board" svg:width="0cm" svg:height="0cm" svg:x="9.636cm" svg:y="6.081cm" svg:viewBox="0 0 0 0" draw:points="0,0">
          <text:p/>
        </draw:polygon>
        <draw:line draw:style-name="gr1" draw:text-style-name="P1" draw:layer="Vero board" svg:x1="9.128cm" svg:y1="6.843cm" svg:x2="9.128cm" svg:y2="6.081cm">
          <text:p/>
        </draw:line>
        <draw:polygon draw:style-name="gr2" draw:text-style-name="P2" draw:layer="Vero board" svg:width="0cm" svg:height="0cm" svg:x="9.128cm" svg:y="6.843cm" svg:viewBox="0 0 0 0" draw:points="0,0">
          <text:p/>
        </draw:polygon>
        <draw:polygon draw:style-name="gr2" draw:text-style-name="P2" draw:layer="Vero board" svg:width="0cm" svg:height="0cm" svg:x="9.128cm" svg:y="6.589cm" svg:viewBox="0 0 0 0" draw:points="0,0">
          <text:p/>
        </draw:polygon>
        <draw:polygon draw:style-name="gr2" draw:text-style-name="P2" draw:layer="Vero board" svg:width="0cm" svg:height="0cm" svg:x="9.128cm" svg:y="6.335cm" svg:viewBox="0 0 0 0" draw:points="0,0">
          <text:p/>
        </draw:polygon>
        <draw:polygon draw:style-name="gr2" draw:text-style-name="P2" draw:layer="Vero board" svg:width="0cm" svg:height="0cm" svg:x="9.128cm" svg:y="6.081cm" svg:viewBox="0 0 0 0" draw:points="0,0">
          <text:p/>
        </draw:polygon>
        <draw:line draw:style-name="gr1" draw:text-style-name="P1" draw:layer="Vero board" svg:x1="7.35cm" svg:y1="6.843cm" svg:x2="7.35cm" svg:y2="6.081cm">
          <text:p/>
        </draw:line>
        <draw:polygon draw:style-name="gr2" draw:text-style-name="P2" draw:layer="Vero board" svg:width="0cm" svg:height="0cm" svg:x="7.35cm" svg:y="6.843cm" svg:viewBox="0 0 0 0" draw:points="0,0">
          <text:p/>
        </draw:polygon>
        <draw:polygon draw:style-name="gr2" draw:text-style-name="P2" draw:layer="Vero board" svg:width="0cm" svg:height="0cm" svg:x="7.35cm" svg:y="6.589cm" svg:viewBox="0 0 0 0" draw:points="0,0">
          <text:p/>
        </draw:polygon>
        <draw:polygon draw:style-name="gr2" draw:text-style-name="P2" draw:layer="Vero board" svg:width="0cm" svg:height="0cm" svg:x="7.35cm" svg:y="6.335cm" svg:viewBox="0 0 0 0" draw:points="0,0">
          <text:p/>
        </draw:polygon>
        <draw:polygon draw:style-name="gr2" draw:text-style-name="P2" draw:layer="Vero board" svg:width="0cm" svg:height="0cm" svg:x="7.35cm" svg:y="6.081cm" svg:viewBox="0 0 0 0" draw:points="0,0">
          <text:p/>
        </draw:polygon>
        <draw:line draw:style-name="gr1" draw:text-style-name="P1" draw:layer="Vero board" svg:x1="7.604cm" svg:y1="6.843cm" svg:x2="7.604cm" svg:y2="6.081cm">
          <text:p/>
        </draw:line>
        <draw:polygon draw:style-name="gr2" draw:text-style-name="P2" draw:layer="Vero board" svg:width="0cm" svg:height="0cm" svg:x="7.604cm" svg:y="6.843cm" svg:viewBox="0 0 0 0" draw:points="0,0">
          <text:p/>
        </draw:polygon>
        <draw:polygon draw:style-name="gr2" draw:text-style-name="P2" draw:layer="Vero board" svg:width="0cm" svg:height="0cm" svg:x="7.604cm" svg:y="6.589cm" svg:viewBox="0 0 0 0" draw:points="0,0">
          <text:p/>
        </draw:polygon>
        <draw:polygon draw:style-name="gr2" draw:text-style-name="P2" draw:layer="Vero board" svg:width="0cm" svg:height="0cm" svg:x="7.604cm" svg:y="6.335cm" svg:viewBox="0 0 0 0" draw:points="0,0">
          <text:p/>
        </draw:polygon>
        <draw:polygon draw:style-name="gr2" draw:text-style-name="P2" draw:layer="Vero board" svg:width="0cm" svg:height="0cm" svg:x="7.604cm" svg:y="6.081cm" svg:viewBox="0 0 0 0" draw:points="0,0">
          <text:p/>
        </draw:polygon>
        <draw:line draw:style-name="gr1" draw:text-style-name="P1" draw:layer="Vero board" svg:x1="8.112cm" svg:y1="6.843cm" svg:x2="8.112cm" svg:y2="6.081cm">
          <text:p/>
        </draw:line>
        <draw:polygon draw:style-name="gr2" draw:text-style-name="P2" draw:layer="Vero board" svg:width="0cm" svg:height="0cm" svg:x="8.112cm" svg:y="6.843cm" svg:viewBox="0 0 0 0" draw:points="0,0">
          <text:p/>
        </draw:polygon>
        <draw:polygon draw:style-name="gr2" draw:text-style-name="P2" draw:layer="Vero board" svg:width="0cm" svg:height="0cm" svg:x="8.112cm" svg:y="6.589cm" svg:viewBox="0 0 0 0" draw:points="0,0">
          <text:p/>
        </draw:polygon>
        <draw:polygon draw:style-name="gr2" draw:text-style-name="P2" draw:layer="Vero board" svg:width="0cm" svg:height="0cm" svg:x="8.112cm" svg:y="6.335cm" svg:viewBox="0 0 0 0" draw:points="0,0">
          <text:p/>
        </draw:polygon>
        <draw:polygon draw:style-name="gr2" draw:text-style-name="P2" draw:layer="Vero board" svg:width="0cm" svg:height="0cm" svg:x="8.112cm" svg:y="6.081cm" svg:viewBox="0 0 0 0" draw:points="0,0">
          <text:p/>
        </draw:polygon>
        <draw:line draw:style-name="gr1" draw:text-style-name="P1" draw:layer="Vero board" svg:x1="8.366cm" svg:y1="6.843cm" svg:x2="8.366cm" svg:y2="6.081cm">
          <text:p/>
        </draw:line>
        <draw:polygon draw:style-name="gr2" draw:text-style-name="P2" draw:layer="Vero board" svg:width="0cm" svg:height="0cm" svg:x="8.366cm" svg:y="6.843cm" svg:viewBox="0 0 0 0" draw:points="0,0">
          <text:p/>
        </draw:polygon>
        <draw:polygon draw:style-name="gr2" draw:text-style-name="P2" draw:layer="Vero board" svg:width="0cm" svg:height="0cm" svg:x="8.366cm" svg:y="6.589cm" svg:viewBox="0 0 0 0" draw:points="0,0">
          <text:p/>
        </draw:polygon>
        <draw:polygon draw:style-name="gr2" draw:text-style-name="P2" draw:layer="Vero board" svg:width="0cm" svg:height="0cm" svg:x="8.366cm" svg:y="6.335cm" svg:viewBox="0 0 0 0" draw:points="0,0">
          <text:p/>
        </draw:polygon>
        <draw:polygon draw:style-name="gr2" draw:text-style-name="P2" draw:layer="Vero board" svg:width="0cm" svg:height="0cm" svg:x="8.366cm" svg:y="6.081cm" svg:viewBox="0 0 0 0" draw:points="0,0">
          <text:p/>
        </draw:polygon>
        <draw:line draw:style-name="gr1" draw:text-style-name="P1" draw:layer="Vero board" svg:x1="7.858cm" svg:y1="6.843cm" svg:x2="7.858cm" svg:y2="6.081cm">
          <text:p/>
        </draw:line>
        <draw:polygon draw:style-name="gr2" draw:text-style-name="P2" draw:layer="Vero board" svg:width="0cm" svg:height="0cm" svg:x="7.858cm" svg:y="6.843cm" svg:viewBox="0 0 0 0" draw:points="0,0">
          <text:p/>
        </draw:polygon>
        <draw:polygon draw:style-name="gr2" draw:text-style-name="P2" draw:layer="Vero board" svg:width="0cm" svg:height="0cm" svg:x="7.858cm" svg:y="6.589cm" svg:viewBox="0 0 0 0" draw:points="0,0">
          <text:p/>
        </draw:polygon>
        <draw:polygon draw:style-name="gr2" draw:text-style-name="P2" draw:layer="Vero board" svg:width="0cm" svg:height="0cm" svg:x="7.858cm" svg:y="6.335cm" svg:viewBox="0 0 0 0" draw:points="0,0">
          <text:p/>
        </draw:polygon>
        <draw:polygon draw:style-name="gr2" draw:text-style-name="P2" draw:layer="Vero board" svg:width="0cm" svg:height="0cm" svg:x="7.858cm" svg:y="6.081cm" svg:viewBox="0 0 0 0" draw:points="0,0">
          <text:p/>
        </draw:polygon>
        <draw:line draw:style-name="gr1" draw:text-style-name="P1" draw:layer="Vero board" svg:x1="6.08cm" svg:y1="6.843cm" svg:x2="6.08cm" svg:y2="6.081cm">
          <text:p/>
        </draw:line>
        <draw:polygon draw:style-name="gr2" draw:text-style-name="P2" draw:layer="Vero board" svg:width="0cm" svg:height="0cm" svg:x="6.08cm" svg:y="6.843cm" svg:viewBox="0 0 0 0" draw:points="0,0">
          <text:p/>
        </draw:polygon>
        <draw:polygon draw:style-name="gr2" draw:text-style-name="P2" draw:layer="Vero board" svg:width="0cm" svg:height="0cm" svg:x="6.08cm" svg:y="6.589cm" svg:viewBox="0 0 0 0" draw:points="0,0">
          <text:p/>
        </draw:polygon>
        <draw:polygon draw:style-name="gr2" draw:text-style-name="P2" draw:layer="Vero board" svg:width="0cm" svg:height="0cm" svg:x="6.08cm" svg:y="6.335cm" svg:viewBox="0 0 0 0" draw:points="0,0">
          <text:p/>
        </draw:polygon>
        <draw:polygon draw:style-name="gr2" draw:text-style-name="P2" draw:layer="Vero board" svg:width="0cm" svg:height="0cm" svg:x="6.08cm" svg:y="6.081cm" svg:viewBox="0 0 0 0" draw:points="0,0">
          <text:p/>
        </draw:polygon>
        <draw:line draw:style-name="gr1" draw:text-style-name="P1" draw:layer="Vero board" svg:x1="6.334cm" svg:y1="6.843cm" svg:x2="6.334cm" svg:y2="6.081cm">
          <text:p/>
        </draw:line>
        <draw:polygon draw:style-name="gr2" draw:text-style-name="P2" draw:layer="Vero board" svg:width="0cm" svg:height="0cm" svg:x="6.334cm" svg:y="6.843cm" svg:viewBox="0 0 0 0" draw:points="0,0">
          <text:p/>
        </draw:polygon>
        <draw:polygon draw:style-name="gr2" draw:text-style-name="P2" draw:layer="Vero board" svg:width="0cm" svg:height="0cm" svg:x="6.334cm" svg:y="6.589cm" svg:viewBox="0 0 0 0" draw:points="0,0">
          <text:p/>
        </draw:polygon>
        <draw:polygon draw:style-name="gr2" draw:text-style-name="P2" draw:layer="Vero board" svg:width="0cm" svg:height="0cm" svg:x="6.334cm" svg:y="6.335cm" svg:viewBox="0 0 0 0" draw:points="0,0">
          <text:p/>
        </draw:polygon>
        <draw:polygon draw:style-name="gr2" draw:text-style-name="P2" draw:layer="Vero board" svg:width="0cm" svg:height="0cm" svg:x="6.334cm" svg:y="6.081cm" svg:viewBox="0 0 0 0" draw:points="0,0">
          <text:p/>
        </draw:polygon>
        <draw:line draw:style-name="gr1" draw:text-style-name="P1" draw:layer="Vero board" svg:x1="6.842cm" svg:y1="6.843cm" svg:x2="6.842cm" svg:y2="6.081cm">
          <text:p/>
        </draw:line>
        <draw:polygon draw:style-name="gr2" draw:text-style-name="P2" draw:layer="Vero board" svg:width="0cm" svg:height="0cm" svg:x="6.842cm" svg:y="6.843cm" svg:viewBox="0 0 0 0" draw:points="0,0">
          <text:p/>
        </draw:polygon>
        <draw:polygon draw:style-name="gr2" draw:text-style-name="P2" draw:layer="Vero board" svg:width="0cm" svg:height="0cm" svg:x="6.842cm" svg:y="6.589cm" svg:viewBox="0 0 0 0" draw:points="0,0">
          <text:p/>
        </draw:polygon>
        <draw:polygon draw:style-name="gr2" draw:text-style-name="P2" draw:layer="Vero board" svg:width="0cm" svg:height="0cm" svg:x="6.842cm" svg:y="6.335cm" svg:viewBox="0 0 0 0" draw:points="0,0">
          <text:p/>
        </draw:polygon>
        <draw:polygon draw:style-name="gr2" draw:text-style-name="P2" draw:layer="Vero board" svg:width="0cm" svg:height="0cm" svg:x="6.842cm" svg:y="6.081cm" svg:viewBox="0 0 0 0" draw:points="0,0">
          <text:p/>
        </draw:polygon>
        <draw:line draw:style-name="gr1" draw:text-style-name="P1" draw:layer="Vero board" svg:x1="7.096cm" svg:y1="6.843cm" svg:x2="7.096cm" svg:y2="6.081cm">
          <text:p/>
        </draw:line>
        <draw:polygon draw:style-name="gr2" draw:text-style-name="P2" draw:layer="Vero board" svg:width="0cm" svg:height="0cm" svg:x="7.096cm" svg:y="6.843cm" svg:viewBox="0 0 0 0" draw:points="0,0">
          <text:p/>
        </draw:polygon>
        <draw:polygon draw:style-name="gr2" draw:text-style-name="P2" draw:layer="Vero board" svg:width="0cm" svg:height="0cm" svg:x="7.096cm" svg:y="6.589cm" svg:viewBox="0 0 0 0" draw:points="0,0">
          <text:p/>
        </draw:polygon>
        <draw:polygon draw:style-name="gr2" draw:text-style-name="P2" draw:layer="Vero board" svg:width="0cm" svg:height="0cm" svg:x="7.096cm" svg:y="6.335cm" svg:viewBox="0 0 0 0" draw:points="0,0">
          <text:p/>
        </draw:polygon>
        <draw:polygon draw:style-name="gr2" draw:text-style-name="P2" draw:layer="Vero board" svg:width="0cm" svg:height="0cm" svg:x="7.096cm" svg:y="6.081cm" svg:viewBox="0 0 0 0" draw:points="0,0">
          <text:p/>
        </draw:polygon>
        <draw:line draw:style-name="gr1" draw:text-style-name="P1" draw:layer="Vero board" svg:x1="6.588cm" svg:y1="6.843cm" svg:x2="6.588cm" svg:y2="6.081cm">
          <text:p/>
        </draw:line>
        <draw:polygon draw:style-name="gr2" draw:text-style-name="P2" draw:layer="Vero board" svg:width="0cm" svg:height="0cm" svg:x="6.588cm" svg:y="6.843cm" svg:viewBox="0 0 0 0" draw:points="0,0">
          <text:p/>
        </draw:polygon>
        <draw:polygon draw:style-name="gr2" draw:text-style-name="P2" draw:layer="Vero board" svg:width="0cm" svg:height="0cm" svg:x="6.588cm" svg:y="6.589cm" svg:viewBox="0 0 0 0" draw:points="0,0">
          <text:p/>
        </draw:polygon>
        <draw:polygon draw:style-name="gr2" draw:text-style-name="P2" draw:layer="Vero board" svg:width="0cm" svg:height="0cm" svg:x="6.588cm" svg:y="6.335cm" svg:viewBox="0 0 0 0" draw:points="0,0">
          <text:p/>
        </draw:polygon>
        <draw:polygon draw:style-name="gr2" draw:text-style-name="P2" draw:layer="Vero board" svg:width="0cm" svg:height="0cm" svg:x="6.588cm" svg:y="6.081cm" svg:viewBox="0 0 0 0" draw:points="0,0">
          <text:p/>
        </draw:polygon>
        <draw:line draw:style-name="gr1" draw:text-style-name="P1" draw:layer="Vero board" svg:x1="12.43cm" svg:y1="6.843cm" svg:x2="12.43cm" svg:y2="6.081cm">
          <text:p/>
        </draw:line>
        <draw:polygon draw:style-name="gr2" draw:text-style-name="P2" draw:layer="Vero board" svg:width="0cm" svg:height="0cm" svg:x="12.43cm" svg:y="6.843cm" svg:viewBox="0 0 0 0" draw:points="0,0">
          <text:p/>
        </draw:polygon>
        <draw:polygon draw:style-name="gr2" draw:text-style-name="P2" draw:layer="Vero board" svg:width="0cm" svg:height="0cm" svg:x="12.43cm" svg:y="6.589cm" svg:viewBox="0 0 0 0" draw:points="0,0">
          <text:p/>
        </draw:polygon>
        <draw:polygon draw:style-name="gr2" draw:text-style-name="P2" draw:layer="Vero board" svg:width="0cm" svg:height="0cm" svg:x="12.43cm" svg:y="6.335cm" svg:viewBox="0 0 0 0" draw:points="0,0">
          <text:p/>
        </draw:polygon>
        <draw:polygon draw:style-name="gr2" draw:text-style-name="P2" draw:layer="Vero board" svg:width="0cm" svg:height="0cm" svg:x="12.43cm" svg:y="6.081cm" svg:viewBox="0 0 0 0" draw:points="0,0">
          <text:p/>
        </draw:polygon>
        <draw:line draw:style-name="gr1" draw:text-style-name="P1" draw:layer="Vero board" svg:x1="12.684cm" svg:y1="6.843cm" svg:x2="12.684cm" svg:y2="6.081cm">
          <text:p/>
        </draw:line>
        <draw:polygon draw:style-name="gr2" draw:text-style-name="P2" draw:layer="Vero board" svg:width="0cm" svg:height="0cm" svg:x="12.684cm" svg:y="6.843cm" svg:viewBox="0 0 0 0" draw:points="0,0">
          <text:p/>
        </draw:polygon>
        <draw:polygon draw:style-name="gr2" draw:text-style-name="P2" draw:layer="Vero board" svg:width="0cm" svg:height="0cm" svg:x="12.684cm" svg:y="6.589cm" svg:viewBox="0 0 0 0" draw:points="0,0">
          <text:p/>
        </draw:polygon>
        <draw:polygon draw:style-name="gr2" draw:text-style-name="P2" draw:layer="Vero board" svg:width="0cm" svg:height="0cm" svg:x="12.684cm" svg:y="6.335cm" svg:viewBox="0 0 0 0" draw:points="0,0">
          <text:p/>
        </draw:polygon>
        <draw:polygon draw:style-name="gr2" draw:text-style-name="P2" draw:layer="Vero board" svg:width="0cm" svg:height="0cm" svg:x="12.684cm" svg:y="6.081cm" svg:viewBox="0 0 0 0" draw:points="0,0">
          <text:p/>
        </draw:polygon>
        <draw:line draw:style-name="gr1" draw:text-style-name="P1" draw:layer="Vero board" svg:x1="13.192cm" svg:y1="6.843cm" svg:x2="13.192cm" svg:y2="6.081cm">
          <text:p/>
        </draw:line>
        <draw:polygon draw:style-name="gr2" draw:text-style-name="P2" draw:layer="Vero board" svg:width="0cm" svg:height="0cm" svg:x="13.192cm" svg:y="6.843cm" svg:viewBox="0 0 0 0" draw:points="0,0">
          <text:p/>
        </draw:polygon>
        <draw:polygon draw:style-name="gr2" draw:text-style-name="P2" draw:layer="Vero board" svg:width="0cm" svg:height="0cm" svg:x="13.192cm" svg:y="6.589cm" svg:viewBox="0 0 0 0" draw:points="0,0">
          <text:p/>
        </draw:polygon>
        <draw:polygon draw:style-name="gr2" draw:text-style-name="P2" draw:layer="Vero board" svg:width="0cm" svg:height="0cm" svg:x="13.192cm" svg:y="6.335cm" svg:viewBox="0 0 0 0" draw:points="0,0">
          <text:p/>
        </draw:polygon>
        <draw:polygon draw:style-name="gr2" draw:text-style-name="P2" draw:layer="Vero board" svg:width="0cm" svg:height="0cm" svg:x="13.192cm" svg:y="6.081cm" svg:viewBox="0 0 0 0" draw:points="0,0">
          <text:p/>
        </draw:polygon>
        <draw:line draw:style-name="gr1" draw:text-style-name="P1" draw:layer="Vero board" svg:x1="13.446cm" svg:y1="6.843cm" svg:x2="13.446cm" svg:y2="6.081cm">
          <text:p/>
        </draw:line>
        <draw:polygon draw:style-name="gr2" draw:text-style-name="P2" draw:layer="Vero board" svg:width="0cm" svg:height="0cm" svg:x="13.446cm" svg:y="6.843cm" svg:viewBox="0 0 0 0" draw:points="0,0">
          <text:p/>
        </draw:polygon>
        <draw:polygon draw:style-name="gr2" draw:text-style-name="P2" draw:layer="Vero board" svg:width="0cm" svg:height="0cm" svg:x="13.446cm" svg:y="6.589cm" svg:viewBox="0 0 0 0" draw:points="0,0">
          <text:p/>
        </draw:polygon>
        <draw:polygon draw:style-name="gr2" draw:text-style-name="P2" draw:layer="Vero board" svg:width="0cm" svg:height="0cm" svg:x="13.446cm" svg:y="6.335cm" svg:viewBox="0 0 0 0" draw:points="0,0">
          <text:p/>
        </draw:polygon>
        <draw:polygon draw:style-name="gr2" draw:text-style-name="P2" draw:layer="Vero board" svg:width="0cm" svg:height="0cm" svg:x="13.446cm" svg:y="6.081cm" svg:viewBox="0 0 0 0" draw:points="0,0">
          <text:p/>
        </draw:polygon>
        <draw:line draw:style-name="gr1" draw:text-style-name="P1" draw:layer="Vero board" svg:x1="12.938cm" svg:y1="6.843cm" svg:x2="12.938cm" svg:y2="6.081cm">
          <text:p/>
        </draw:line>
        <draw:polygon draw:style-name="gr2" draw:text-style-name="P2" draw:layer="Vero board" svg:width="0cm" svg:height="0cm" svg:x="12.938cm" svg:y="6.843cm" svg:viewBox="0 0 0 0" draw:points="0,0">
          <text:p/>
        </draw:polygon>
        <draw:polygon draw:style-name="gr2" draw:text-style-name="P2" draw:layer="Vero board" svg:width="0cm" svg:height="0cm" svg:x="12.938cm" svg:y="6.589cm" svg:viewBox="0 0 0 0" draw:points="0,0">
          <text:p/>
        </draw:polygon>
        <draw:polygon draw:style-name="gr2" draw:text-style-name="P2" draw:layer="Vero board" svg:width="0cm" svg:height="0cm" svg:x="12.938cm" svg:y="6.335cm" svg:viewBox="0 0 0 0" draw:points="0,0">
          <text:p/>
        </draw:polygon>
        <draw:polygon draw:style-name="gr3" draw:text-style-name="P2" draw:layer="Vero board" svg:width="0cm" svg:height="0cm" svg:x="12.938cm" svg:y="6.081cm" svg:viewBox="0 0 0 0" draw:points="0,0">
          <text:p/>
        </draw:polygon>
        <draw:line draw:style-name="gr1" draw:text-style-name="P1" draw:layer="Vero board" svg:x1="11.16cm" svg:y1="6.843cm" svg:x2="11.16cm" svg:y2="6.081cm">
          <text:p/>
        </draw:line>
        <draw:polygon draw:style-name="gr2" draw:text-style-name="P2" draw:layer="Vero board" svg:width="0cm" svg:height="0cm" svg:x="11.16cm" svg:y="6.843cm" svg:viewBox="0 0 0 0" draw:points="0,0">
          <text:p/>
        </draw:polygon>
        <draw:polygon draw:style-name="gr2" draw:text-style-name="P2" draw:layer="Vero board" svg:width="0cm" svg:height="0cm" svg:x="11.16cm" svg:y="6.589cm" svg:viewBox="0 0 0 0" draw:points="0,0">
          <text:p/>
        </draw:polygon>
        <draw:polygon draw:style-name="gr2" draw:text-style-name="P2" draw:layer="Vero board" svg:width="0cm" svg:height="0cm" svg:x="11.16cm" svg:y="6.335cm" svg:viewBox="0 0 0 0" draw:points="0,0">
          <text:p/>
        </draw:polygon>
        <draw:polygon draw:style-name="gr2" draw:text-style-name="P2" draw:layer="Vero board" svg:width="0cm" svg:height="0cm" svg:x="11.16cm" svg:y="6.081cm" svg:viewBox="0 0 0 0" draw:points="0,0">
          <text:p/>
        </draw:polygon>
        <draw:line draw:style-name="gr1" draw:text-style-name="P1" draw:layer="Vero board" svg:x1="11.414cm" svg:y1="6.843cm" svg:x2="11.414cm" svg:y2="6.081cm">
          <text:p/>
        </draw:line>
        <draw:polygon draw:style-name="gr2" draw:text-style-name="P2" draw:layer="Vero board" svg:width="0cm" svg:height="0cm" svg:x="11.414cm" svg:y="6.843cm" svg:viewBox="0 0 0 0" draw:points="0,0">
          <text:p/>
        </draw:polygon>
        <draw:polygon draw:style-name="gr2" draw:text-style-name="P2" draw:layer="Vero board" svg:width="0cm" svg:height="0cm" svg:x="11.414cm" svg:y="6.589cm" svg:viewBox="0 0 0 0" draw:points="0,0">
          <text:p/>
        </draw:polygon>
        <draw:polygon draw:style-name="gr2" draw:text-style-name="P2" draw:layer="Vero board" svg:width="0cm" svg:height="0cm" svg:x="11.414cm" svg:y="6.335cm" svg:viewBox="0 0 0 0" draw:points="0,0">
          <text:p/>
        </draw:polygon>
        <draw:polygon draw:style-name="gr2" draw:text-style-name="P2" draw:layer="Vero board" svg:width="0cm" svg:height="0cm" svg:x="11.414cm" svg:y="6.081cm" svg:viewBox="0 0 0 0" draw:points="0,0">
          <text:p/>
        </draw:polygon>
        <draw:line draw:style-name="gr1" draw:text-style-name="P1" draw:layer="Vero board" svg:x1="11.922cm" svg:y1="6.843cm" svg:x2="11.922cm" svg:y2="6.081cm">
          <text:p/>
        </draw:line>
        <draw:polygon draw:style-name="gr2" draw:text-style-name="P2" draw:layer="Vero board" svg:width="0cm" svg:height="0cm" svg:x="11.922cm" svg:y="6.843cm" svg:viewBox="0 0 0 0" draw:points="0,0">
          <text:p/>
        </draw:polygon>
        <draw:polygon draw:style-name="gr2" draw:text-style-name="P2" draw:layer="Vero board" svg:width="0cm" svg:height="0cm" svg:x="11.922cm" svg:y="6.589cm" svg:viewBox="0 0 0 0" draw:points="0,0">
          <text:p/>
        </draw:polygon>
        <draw:polygon draw:style-name="gr2" draw:text-style-name="P2" draw:layer="Vero board" svg:width="0cm" svg:height="0cm" svg:x="11.922cm" svg:y="6.335cm" svg:viewBox="0 0 0 0" draw:points="0,0">
          <text:p/>
        </draw:polygon>
        <draw:polygon draw:style-name="gr2" draw:text-style-name="P2" draw:layer="Vero board" svg:width="0cm" svg:height="0cm" svg:x="11.922cm" svg:y="6.081cm" svg:viewBox="0 0 0 0" draw:points="0,0">
          <text:p/>
        </draw:polygon>
        <draw:line draw:style-name="gr1" draw:text-style-name="P1" draw:layer="Vero board" svg:x1="12.176cm" svg:y1="6.843cm" svg:x2="12.176cm" svg:y2="6.081cm">
          <text:p/>
        </draw:line>
        <draw:polygon draw:style-name="gr2" draw:text-style-name="P2" draw:layer="Vero board" svg:width="0cm" svg:height="0cm" svg:x="12.176cm" svg:y="6.843cm" svg:viewBox="0 0 0 0" draw:points="0,0">
          <text:p/>
        </draw:polygon>
        <draw:polygon draw:style-name="gr2" draw:text-style-name="P2" draw:layer="Vero board" svg:width="0cm" svg:height="0cm" svg:x="12.176cm" svg:y="6.589cm" svg:viewBox="0 0 0 0" draw:points="0,0">
          <text:p/>
        </draw:polygon>
        <draw:polygon draw:style-name="gr2" draw:text-style-name="P2" draw:layer="Vero board" svg:width="0cm" svg:height="0cm" svg:x="12.176cm" svg:y="6.335cm" svg:viewBox="0 0 0 0" draw:points="0,0">
          <text:p/>
        </draw:polygon>
        <draw:polygon draw:style-name="gr3" draw:text-style-name="P2" draw:layer="Vero board" svg:width="0cm" svg:height="0cm" svg:x="12.176cm" svg:y="6.081cm" svg:viewBox="0 0 0 0" draw:points="0,0">
          <text:p/>
        </draw:polygon>
        <draw:line draw:style-name="gr1" draw:text-style-name="P1" draw:layer="Vero board" svg:x1="11.668cm" svg:y1="6.843cm" svg:x2="11.668cm" svg:y2="6.081cm">
          <text:p/>
        </draw:line>
        <draw:polygon draw:style-name="gr2" draw:text-style-name="P2" draw:layer="Vero board" svg:width="0cm" svg:height="0cm" svg:x="11.668cm" svg:y="6.843cm" svg:viewBox="0 0 0 0" draw:points="0,0">
          <text:p/>
        </draw:polygon>
        <draw:polygon draw:style-name="gr2" draw:text-style-name="P2" draw:layer="Vero board" svg:width="0cm" svg:height="0cm" svg:x="11.668cm" svg:y="6.589cm" svg:viewBox="0 0 0 0" draw:points="0,0">
          <text:p/>
        </draw:polygon>
        <draw:polygon draw:style-name="gr2" draw:text-style-name="P2" draw:layer="Vero board" svg:width="0cm" svg:height="0cm" svg:x="11.668cm" svg:y="6.335cm" svg:viewBox="0 0 0 0" draw:points="0,0">
          <text:p/>
        </draw:polygon>
        <draw:polygon draw:style-name="gr2" draw:text-style-name="P2" draw:layer="Vero board" svg:width="0cm" svg:height="0cm" svg:x="11.668cm" svg:y="6.081cm" svg:viewBox="0 0 0 0" draw:points="0,0">
          <text:p/>
        </draw:polygon>
        <draw:line draw:style-name="gr1" draw:text-style-name="P1" draw:layer="Vero board" svg:x1="13.7cm" svg:y1="6.843cm" svg:x2="13.7cm" svg:y2="6.081cm">
          <text:p/>
        </draw:line>
        <draw:polygon draw:style-name="gr2" draw:text-style-name="P2" draw:layer="Vero board" svg:width="0cm" svg:height="0cm" svg:x="13.7cm" svg:y="6.843cm" svg:viewBox="0 0 0 0" draw:points="0,0">
          <text:p/>
        </draw:polygon>
        <draw:polygon draw:style-name="gr2" draw:text-style-name="P2" draw:layer="Vero board" svg:width="0cm" svg:height="0cm" svg:x="13.7cm" svg:y="6.589cm" svg:viewBox="0 0 0 0" draw:points="0,0">
          <text:p/>
        </draw:polygon>
        <draw:polygon draw:style-name="gr2" draw:text-style-name="P2" draw:layer="Vero board" svg:width="0cm" svg:height="0cm" svg:x="13.7cm" svg:y="6.335cm" svg:viewBox="0 0 0 0" draw:points="0,0">
          <text:p/>
        </draw:polygon>
        <draw:polygon draw:style-name="gr2" draw:text-style-name="P2" draw:layer="Vero board" svg:width="0cm" svg:height="0cm" svg:x="13.7cm" svg:y="6.081cm" svg:viewBox="0 0 0 0" draw:points="0,0">
          <text:p/>
        </draw:polygon>
        <draw:line draw:style-name="gr1" draw:text-style-name="P1" draw:layer="Vero board" svg:x1="13.954cm" svg:y1="6.843cm" svg:x2="13.954cm" svg:y2="6.081cm">
          <text:p/>
        </draw:line>
        <draw:polygon draw:style-name="gr2" draw:text-style-name="P2" draw:layer="Vero board" svg:width="0cm" svg:height="0cm" svg:x="13.954cm" svg:y="6.843cm" svg:viewBox="0 0 0 0" draw:points="0,0">
          <text:p/>
        </draw:polygon>
        <draw:polygon draw:style-name="gr2" draw:text-style-name="P2" draw:layer="Vero board" svg:width="0cm" svg:height="0cm" svg:x="13.954cm" svg:y="6.589cm" svg:viewBox="0 0 0 0" draw:points="0,0">
          <text:p/>
        </draw:polygon>
        <draw:polygon draw:style-name="gr2" draw:text-style-name="P2" draw:layer="Vero board" svg:width="0cm" svg:height="0cm" svg:x="13.954cm" svg:y="6.335cm" svg:viewBox="0 0 0 0" draw:points="0,0">
          <text:p/>
        </draw:polygon>
        <draw:polygon draw:style-name="gr2" draw:text-style-name="P2" draw:layer="Vero board" svg:width="0cm" svg:height="0cm" svg:x="13.954cm" svg:y="6.081cm" svg:viewBox="0 0 0 0" draw:points="0,0">
          <text:p/>
        </draw:polygon>
        <draw:line draw:style-name="gr1" draw:text-style-name="P1" draw:layer="Vero board" svg:x1="14.462cm" svg:y1="6.843cm" svg:x2="14.462cm" svg:y2="6.081cm">
          <text:p/>
        </draw:line>
        <draw:polygon draw:style-name="gr2" draw:text-style-name="P2" draw:layer="Vero board" svg:width="0cm" svg:height="0cm" svg:x="14.462cm" svg:y="6.843cm" svg:viewBox="0 0 0 0" draw:points="0,0">
          <text:p/>
        </draw:polygon>
        <draw:polygon draw:style-name="gr2" draw:text-style-name="P2" draw:layer="Vero board" svg:width="0cm" svg:height="0cm" svg:x="14.462cm" svg:y="6.589cm" svg:viewBox="0 0 0 0" draw:points="0,0">
          <text:p/>
        </draw:polygon>
        <draw:polygon draw:style-name="gr2" draw:text-style-name="P2" draw:layer="Vero board" svg:width="0cm" svg:height="0cm" svg:x="14.462cm" svg:y="6.335cm" svg:viewBox="0 0 0 0" draw:points="0,0">
          <text:p/>
        </draw:polygon>
        <draw:polygon draw:style-name="gr2" draw:text-style-name="P2" draw:layer="Vero board" svg:width="0cm" svg:height="0cm" svg:x="14.462cm" svg:y="6.081cm" svg:viewBox="0 0 0 0" draw:points="0,0">
          <text:p/>
        </draw:polygon>
        <draw:line draw:style-name="gr1" draw:text-style-name="P1" draw:layer="Vero board" svg:x1="14.716cm" svg:y1="6.843cm" svg:x2="14.716cm" svg:y2="6.081cm">
          <text:p/>
        </draw:line>
        <draw:polygon draw:style-name="gr2" draw:text-style-name="P2" draw:layer="Vero board" svg:width="0cm" svg:height="0cm" svg:x="14.716cm" svg:y="6.843cm" svg:viewBox="0 0 0 0" draw:points="0,0">
          <text:p/>
        </draw:polygon>
        <draw:polygon draw:style-name="gr2" draw:text-style-name="P2" draw:layer="Vero board" svg:width="0cm" svg:height="0cm" svg:x="14.716cm" svg:y="6.589cm" svg:viewBox="0 0 0 0" draw:points="0,0">
          <text:p/>
        </draw:polygon>
        <draw:polygon draw:style-name="gr2" draw:text-style-name="P2" draw:layer="Vero board" svg:width="0cm" svg:height="0cm" svg:x="14.716cm" svg:y="6.335cm" svg:viewBox="0 0 0 0" draw:points="0,0">
          <text:p/>
        </draw:polygon>
        <draw:polygon draw:style-name="gr2" draw:text-style-name="P2" draw:layer="Vero board" svg:width="0cm" svg:height="0cm" svg:x="14.716cm" svg:y="6.081cm" svg:viewBox="0 0 0 0" draw:points="0,0">
          <text:p/>
        </draw:polygon>
        <draw:line draw:style-name="gr1" draw:text-style-name="P1" draw:layer="Vero board" svg:x1="14.208cm" svg:y1="6.843cm" svg:x2="14.208cm" svg:y2="6.081cm">
          <text:p/>
        </draw:line>
        <draw:polygon draw:style-name="gr2" draw:text-style-name="P2" draw:layer="Vero board" svg:width="0cm" svg:height="0cm" svg:x="14.208cm" svg:y="6.843cm" svg:viewBox="0 0 0 0" draw:points="0,0">
          <text:p/>
        </draw:polygon>
        <draw:polygon draw:style-name="gr2" draw:text-style-name="P2" draw:layer="Vero board" svg:width="0cm" svg:height="0cm" svg:x="14.208cm" svg:y="6.589cm" svg:viewBox="0 0 0 0" draw:points="0,0">
          <text:p/>
        </draw:polygon>
        <draw:polygon draw:style-name="gr2" draw:text-style-name="P2" draw:layer="Vero board" svg:width="0cm" svg:height="0cm" svg:x="14.208cm" svg:y="6.335cm" svg:viewBox="0 0 0 0" draw:points="0,0">
          <text:p/>
        </draw:polygon>
        <draw:polygon draw:style-name="gr2" draw:text-style-name="P2" draw:layer="Vero board" svg:width="0cm" svg:height="0cm" svg:x="14.208cm" svg:y="6.081cm" svg:viewBox="0 0 0 0" draw:points="0,0">
          <text:p/>
        </draw:polygon>
        <draw:line draw:style-name="gr1" draw:text-style-name="P1" draw:layer="Vero board" svg:x1="14.97cm" svg:y1="7.097cm" svg:x2="14.97cm" svg:y2="2.398cm">
          <text:p/>
        </draw:line>
        <draw:line draw:style-name="gr1" draw:text-style-name="P1" draw:layer="Vero board" svg:x1="14.97cm" svg:y1="7.097cm" svg:x2="5.826cm" svg:y2="7.097cm">
          <text:p/>
        </draw:line>
        <draw:line draw:style-name="gr1" draw:text-style-name="P1" draw:layer="Vero board" svg:x1="5.826cm" svg:y1="7.097cm" svg:x2="5.826cm" svg:y2="2.398cm">
          <text:p/>
        </draw:line>
        <draw:line draw:style-name="gr1" draw:text-style-name="P1" draw:layer="Vero board" svg:x1="14.716cm" svg:y1="5.827cm" svg:x2="5.826cm" svg:y2="5.827cm">
          <text:p/>
        </draw:line>
        <draw:line draw:style-name="gr1" draw:text-style-name="P1" draw:layer="Vero board" svg:x1="5.826cm" svg:y1="3.033cm" svg:x2="14.716cm" svg:y2="3.033cm">
          <text:p/>
        </draw:line>
        <draw:line draw:style-name="gr1" draw:text-style-name="P1" draw:layer="Vero board" svg:x1="6.842cm" svg:y1="4.684cm" svg:x2="14.97cm" svg:y2="4.684cm">
          <text:p/>
        </draw:line>
        <draw:g>
          <draw:line draw:style-name="gr4" draw:text-style-name="P2" draw:layer="layout" svg:x1="15.732cm" svg:y1="1.889cm" svg:x2="16.24cm" svg:y2="1.889cm">
            <text:p/>
          </draw:line>
          <draw:custom-shape draw:style-name="gr5" draw:text-style-name="P3" draw:layer="layout" svg:width="0.254cm" svg:height="0.17cm" draw:transform="rotate (1.5707963267949) translate (15.901cm 2.016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5.901cm" svg:y1="2.016cm" svg:x2="15.901cm" svg:y2="1.762cm">
            <text:p/>
          </draw:line>
        </draw:g>
        <draw:line draw:style-name="gr4" draw:text-style-name="P2" draw:layer="layout" svg:x1="15.732cm" svg:y1="2.27cm" svg:x2="16.24cm" svg:y2="2.27cm">
          <text:p/>
        </draw:line>
        <draw:frame draw:style-name="gr7" draw:text-style-name="P2" draw:layer="layout" svg:width="2.559cm" svg:height="3.419cm" draw:transform="rotate (-1.5707963267949) translate (11.38cm 3.913cm)">
          <draw:image xlink:href="Pictures/10003FBF00000A0000000D5CBE5BB94838FCF152.svg" xlink:type="simple" xlink:show="embed" xlink:actuate="onLoad">
            <text:p/>
          </draw:image>
          <draw:image xlink:href="Pictures/100002010000006100000081434EB4257FBDCBB4.png" xlink:type="simple" xlink:show="embed" xlink:actuate="onLoad"/>
        </draw:frame>
        <draw:g>
          <draw:line draw:style-name="gr4" draw:text-style-name="P2" draw:layer="layout" svg:x1="16.367cm" svg:y1="1.889cm" svg:x2="17.129cm" svg:y2="1.889cm">
            <text:p/>
          </draw:line>
          <draw:custom-shape draw:style-name="gr8" draw:text-style-name="P4" draw:layer="layout" svg:width="0.508cm" svg:height="0.127cm" svg:x="16.494cm" svg:y="1.83cm">
            <text:p text:style-name="P1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6.494cm" svg:y1="1.762cm" svg:x2="17.002cm" svg:y2="1.762cm">
            <text:p/>
          </draw:line>
          <draw:line draw:style-name="gr9" draw:text-style-name="P2" draw:layer="layout" svg:x1="16.494cm" svg:y1="2.016cm" svg:x2="17.002cm" svg:y2="2.016cm">
            <text:p/>
          </draw:line>
        </draw:g>
        <draw:g>
          <draw:line draw:style-name="gr6" draw:text-style-name="P2" draw:layer="layout" svg:x1="13.954cm" svg:y1="3.286cm" svg:x2="13.954cm" svg:y2="2.778cm">
            <text:p/>
          </draw:line>
          <draw:custom-shape draw:style-name="gr5" draw:text-style-name="P5" draw:layer="layout" svg:width="0.254cm" svg:height="0.17cm" draw:transform="rotate (-3.14159265358979) translate (14.081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081cm" svg:y1="3.117cm" svg:x2="13.827cm" svg:y2="3.117cm">
            <text:p/>
          </draw:line>
        </draw:g>
        <draw:g>
          <draw:line draw:style-name="gr6" draw:text-style-name="P2" draw:layer="layout" svg:x1="14.462cm" svg:y1="3.286cm" svg:x2="14.462cm" svg:y2="2.778cm">
            <text:p/>
          </draw:line>
          <draw:custom-shape draw:style-name="gr5" draw:text-style-name="P6" draw:layer="layout" svg:width="0.254cm" svg:height="0.17cm" draw:transform="rotate (-3.14159265358979) translate (14.589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589cm" svg:y1="3.117cm" svg:x2="14.335cm" svg:y2="3.117cm">
            <text:p/>
          </draw:line>
        </draw:g>
        <draw:g>
          <draw:line draw:style-name="gr6" draw:text-style-name="P2" draw:layer="layout" svg:x1="14.208cm" svg:y1="2.778cm" svg:x2="14.208cm" svg:y2="3.286cm">
            <text:p/>
          </draw:line>
          <draw:custom-shape draw:style-name="gr5" draw:text-style-name="P7" draw:layer="layout" svg:width="0.254cm" svg:height="0.17cm" svg:x="14.081cm" svg:y="2.947cm">
            <text:p text:style-name="P1"><text:span text:style-name="T4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081cm" svg:y1="2.947cm" svg:x2="14.335cm" svg:y2="2.947cm">
            <text:p/>
          </draw:line>
        </draw:g>
        <draw:g>
          <draw:line draw:style-name="gr6" draw:text-style-name="P2" draw:layer="layout" svg:x1="14.716cm" svg:y1="2.778cm" svg:x2="14.716cm" svg:y2="3.286cm">
            <text:p/>
          </draw:line>
          <draw:custom-shape draw:style-name="gr5" draw:text-style-name="P6" draw:layer="layout" svg:width="0.254cm" svg:height="0.17cm" svg:x="14.589cm" svg:y="2.947cm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589cm" svg:y1="2.947cm" svg:x2="14.843cm" svg:y2="2.947cm">
            <text:p/>
          </draw:line>
        </draw:g>
        <draw:line draw:style-name="gr4" draw:text-style-name="P2" draw:layer="layout" svg:x1="14.462cm" svg:y1="2.524cm" svg:x2="14.716cm" svg:y2="2.524cm">
          <text:p/>
        </draw:line>
        <draw:line draw:style-name="gr4" draw:text-style-name="P2" draw:layer="layout" svg:x1="13.954cm" svg:y1="2.524cm" svg:x2="14.208cm" svg:y2="2.524cm">
          <text:p/>
        </draw:line>
        <draw:line draw:style-name="gr4" draw:text-style-name="P2" draw:layer="layout" svg:x1="14.208cm" svg:y1="2.016cm" svg:x2="14.208cm" svg:y2="2.524cm">
          <text:p/>
        </draw:line>
        <draw:line draw:style-name="gr4" draw:text-style-name="P2" draw:layer="layout" svg:x1="14.462cm" svg:y1="2.524cm" svg:x2="14.462cm" svg:y2="2.016cm">
          <text:p/>
        </draw:line>
        <draw:g>
          <draw:line draw:style-name="gr4" draw:text-style-name="P2" draw:layer="layout" svg:x1="13.699cm" svg:y1="4.442cm" svg:x2="14.46cm" svg:y2="4.425cm">
            <text:p/>
          </draw:line>
          <draw:custom-shape draw:style-name="gr8" draw:text-style-name="P4" draw:layer="layout" svg:width="0.508cm" svg:height="0.127cm" draw:transform="rotate (0.0134390352403563) translate (13.823cm 4.379cm)">
            <text:p text:style-name="P1"><text:span text:style-name="T2">3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078cm" svg:y1="4.31cm" svg:x2="14.586cm" svg:y2="4.303cm">
            <text:p/>
          </draw:line>
          <draw:line draw:style-name="gr9" draw:text-style-name="P2" draw:layer="layout" svg:x1="14.081cm" svg:y1="4.564cm" svg:x2="14.589cm" svg:y2="4.557cm">
            <text:p/>
          </draw:line>
        </draw:g>
        <draw:g>
          <draw:custom-shape draw:style-name="gr10" draw:text-style-name="P8" draw:layer="layout" svg:width="0.381cm" svg:height="0.127cm" svg:x="17.322cm" svg:y="1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7.637cm" svg:y1="1.889cm" svg:x2="17.256cm" svg:y2="2.016cm">
            <text:p/>
          </draw:line>
          <draw:polygon draw:style-name="gr11" draw:text-style-name="P2" draw:layer="layout" svg:width="0cm" svg:height="0cm" svg:x="17.256cm" svg:y="2.016cm" svg:viewBox="0 0 0 0" draw:points="0,0">
            <text:p/>
          </draw:polygon>
          <draw:polygon draw:style-name="gr11" draw:text-style-name="P2" draw:layer="layout" svg:width="0cm" svg:height="0cm" svg:x="17.51cm" svg:y="2.016cm" svg:viewBox="0 0 0 0" draw:points="0,0">
            <text:p/>
          </draw:polygon>
          <draw:polygon draw:style-name="gr11" draw:text-style-name="P2" draw:layer="layout" svg:width="0cm" svg:height="0cm" svg:x="17.764cm" svg:y="2.016cm" svg:viewBox="0 0 0 0" draw:points="0,0">
            <text:p/>
          </draw:polygon>
          <draw:line draw:style-name="gr4" draw:text-style-name="P2" draw:layer="layout" svg:x1="17.383cm" svg:y1="1.889cm" svg:x2="17.764cm" svg:y2="2.016cm">
            <text:p/>
          </draw:line>
          <draw:custom-shape draw:style-name="gr12" draw:text-style-name="P9" draw:layer="layout" svg:width="0.381cm" svg:height="0.254cm" svg:x="17.322cm" svg:y="1.762cm">
            <text:p text:style-name="P1"><text:span text:style-name="T5">pn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2" draw:layer="layout" svg:x1="14.589cm" svg:y1="6.461cm" svg:x2="14.208cm" svg:y2="6.588cm">
            <text:p/>
          </draw:line>
          <draw:line draw:style-name="gr4" draw:text-style-name="P2" draw:layer="layout" svg:x1="14.335cm" svg:y1="6.461cm" svg:x2="14.716cm" svg:y2="6.588cm">
            <text:p/>
          </draw:line>
          <draw:custom-shape draw:style-name="gr12" draw:text-style-name="P10" draw:layer="layout" svg:width="0.381cm" svg:height="0.127cm" svg:x="14.274cm" svg:y="6.461cm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4.274cm" svg:y="6.334cm">
            <text:p text:style-name="P1"><text:span text:style-name="T5">Q6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4.208cm" svg:y="6.588cm" svg:viewBox="0 0 0 0" draw:points="0,0">
            <text:p/>
          </draw:polygon>
          <draw:polygon draw:style-name="gr11" draw:text-style-name="P2" draw:layer="layout" svg:width="0cm" svg:height="0cm" svg:x="14.462cm" svg:y="6.588cm" svg:viewBox="0 0 0 0" draw:points="0,0">
            <text:p/>
          </draw:polygon>
          <draw:polygon draw:style-name="gr11" draw:text-style-name="P2" draw:layer="layout" svg:width="0cm" svg:height="0cm" svg:x="14.716cm" svg:y="6.588cm" svg:viewBox="0 0 0 0" draw:points="0,0">
            <text:p/>
          </draw:polygon>
        </draw:g>
        <draw:g>
          <draw:line draw:style-name="gr4" draw:text-style-name="P2" draw:layer="layout" svg:x1="12.938cm" svg:y1="3.794cm" svg:x2="13.446cm" svg:y2="3.794cm">
            <text:p/>
          </draw:line>
          <draw:custom-shape draw:style-name="gr8" draw:text-style-name="P4" draw:layer="layout" svg:width="0.338cm" svg:height="0.127cm" svg:x="13.023cm" svg:y="3.735cm">
            <text:p text:style-name="P1"><text:span text:style-name="T2">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023cm" svg:y1="3.667cm" svg:x2="13.362cm" svg:y2="3.667cm">
            <text:p/>
          </draw:line>
          <draw:line draw:style-name="gr9" draw:text-style-name="P2" draw:layer="layout" svg:x1="13.023cm" svg:y1="3.921cm" svg:x2="13.362cm" svg:y2="3.921cm">
            <text:p/>
          </draw:line>
        </draw:g>
        <draw:g>
          <draw:line draw:style-name="gr4" draw:text-style-name="P2" draw:layer="layout" svg:x1="16.367cm" svg:y1="2.27cm" svg:x2="16.875cm" svg:y2="2.27cm">
            <text:p/>
          </draw:line>
          <draw:custom-shape draw:style-name="gr5" draw:text-style-name="P3" draw:layer="layout" svg:width="0.254cm" svg:height="0.17cm" draw:transform="rotate (1.5707963267949) translate (16.536cm 2.397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6.536cm" svg:y1="2.397cm" svg:x2="16.536cm" svg:y2="2.143cm">
            <text:p/>
          </draw:line>
          <draw:line draw:style-name="gr4" draw:text-style-name="P2" draw:layer="layout" svg:x1="16.621cm" svg:y1="2.143cm" svg:x2="16.536cm" svg:y2="2.143cm">
            <text:p/>
          </draw:line>
        </draw:g>
        <draw:g>
          <draw:g>
            <draw:line draw:style-name="gr4" draw:text-style-name="P2" draw:layer="layout" svg:x1="16.875cm" svg:y1="3.284cm" svg:x2="16.621cm" svg:y2="3.284cm">
              <text:p/>
            </draw:line>
            <draw:custom-shape draw:style-name="gr13" draw:text-style-name="P3" draw:layer="layout" svg:width="0.127cm" svg:height="0.084cm" draw:transform="rotate (-1.5707963267949) translate (16.79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6.791cm" svg:y1="3.22cm" svg:x2="16.791cm" svg:y2="3.347cm">
              <text:p/>
            </draw:line>
          </draw:g>
          <draw:custom-shape draw:style-name="gr14" draw:text-style-name="P12" draw:layer="layout" svg:width="0.508cm" svg:height="0.508cm" svg:x="16.494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6.621cm" svg:y1="3.54cm" svg:x2="16.621cm" svg:y2="3.284cm">
            <text:p/>
          </draw:line>
          <draw:line draw:style-name="gr4" draw:text-style-name="P2" draw:layer="layout" svg:x1="16.875cm" svg:y1="3.54cm" svg:x2="16.875cm" svg:y2="3.286cm">
            <text:p/>
          </draw:line>
          <draw:line draw:style-name="gr4" draw:text-style-name="P2" draw:layer="layout" svg:x1="16.621cm" svg:y1="2.972cm" svg:x2="16.621cm" svg:y2="2.778cm">
            <text:p/>
          </draw:line>
          <draw:line draw:style-name="gr4" draw:text-style-name="P2" draw:layer="layout" svg:x1="16.875cm" svg:y1="2.97cm" svg:x2="16.875cm" svg:y2="2.778cm">
            <text:p/>
          </draw:line>
          <draw:line draw:style-name="gr15" draw:text-style-name="P2" draw:layer="layout" svg:x1="16.647cm" svg:y1="3.122cm" svg:x2="16.859cm" svg:y2="3.122cm">
            <text:p/>
          </draw:line>
          <draw:line draw:style-name="gr15" draw:text-style-name="P2" draw:layer="layout" svg:x1="16.621cm" svg:y1="2.972cm" svg:x2="16.689cm" svg:y2="3.122cm">
            <text:p/>
          </draw:line>
          <draw:line draw:style-name="gr16" draw:text-style-name="P2" draw:layer="layout" svg:x1="16.875cm" svg:y1="2.97cm" svg:x2="16.816cm" svg:y2="3.122cm">
            <text:p/>
          </draw:line>
          <draw:line draw:style-name="gr17" draw:text-style-name="P2" draw:layer="layout" svg:x1="16.816cm" svg:y1="3.122cm" svg:x2="16.875cm" svg:y2="2.97cm">
            <text:p/>
          </draw:line>
        </draw:g>
        <draw:g>
          <draw:g>
            <draw:line draw:style-name="gr4" draw:text-style-name="P2" draw:layer="layout" svg:x1="13.192cm" svg:y1="3.284cm" svg:x2="12.938cm" svg:y2="3.284cm">
              <text:p/>
            </draw:line>
            <draw:custom-shape draw:style-name="gr13" draw:text-style-name="P3" draw:layer="layout" svg:width="0.127cm" svg:height="0.084cm" draw:transform="rotate (-1.5707963267949) translate (13.107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3.108cm" svg:y1="3.22cm" svg:x2="13.108cm" svg:y2="3.347cm">
              <text:p/>
            </draw:line>
          </draw:g>
          <draw:custom-shape draw:style-name="gr14" draw:text-style-name="P12" draw:layer="layout" svg:width="0.508cm" svg:height="0.508cm" svg:x="12.811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938cm" svg:y1="3.54cm" svg:x2="12.938cm" svg:y2="3.284cm">
            <text:p/>
          </draw:line>
          <draw:line draw:style-name="gr4" draw:text-style-name="P2" draw:layer="layout" svg:x1="13.192cm" svg:y1="3.54cm" svg:x2="13.192cm" svg:y2="3.286cm">
            <text:p/>
          </draw:line>
          <draw:line draw:style-name="gr4" draw:text-style-name="P2" draw:layer="layout" svg:x1="12.938cm" svg:y1="2.972cm" svg:x2="12.938cm" svg:y2="2.778cm">
            <text:p/>
          </draw:line>
          <draw:line draw:style-name="gr4" draw:text-style-name="P2" draw:layer="layout" svg:x1="13.192cm" svg:y1="2.97cm" svg:x2="13.192cm" svg:y2="2.778cm">
            <text:p/>
          </draw:line>
          <draw:line draw:style-name="gr15" draw:text-style-name="P2" draw:layer="layout" svg:x1="12.964cm" svg:y1="3.122cm" svg:x2="13.176cm" svg:y2="3.122cm">
            <text:p/>
          </draw:line>
          <draw:line draw:style-name="gr15" draw:text-style-name="P2" draw:layer="layout" svg:x1="12.938cm" svg:y1="2.972cm" svg:x2="13.006cm" svg:y2="3.122cm">
            <text:p/>
          </draw:line>
          <draw:line draw:style-name="gr16" draw:text-style-name="P2" draw:layer="layout" svg:x1="13.192cm" svg:y1="2.97cm" svg:x2="13.133cm" svg:y2="3.122cm">
            <text:p/>
          </draw:line>
          <draw:line draw:style-name="gr17" draw:text-style-name="P2" draw:layer="layout" svg:x1="13.133cm" svg:y1="3.122cm" svg:x2="13.192cm" svg:y2="2.97cm">
            <text:p/>
          </draw:line>
        </draw:g>
        <draw:g>
          <draw:g>
            <draw:line draw:style-name="gr4" draw:text-style-name="P2" draw:layer="layout" svg:x1="13.446cm" svg:y1="3.035cm" svg:x2="13.7cm" svg:y2="3.035cm">
              <text:p/>
            </draw:line>
            <draw:custom-shape draw:style-name="gr13" draw:text-style-name="P3" draw:layer="layout" svg:width="0.127cm" svg:height="0.084cm" draw:transform="rotate (1.5707963267949) translate (13.531cm 3.0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2" draw:layer="layout" svg:x1="13.531cm" svg:y1="3.098cm" svg:x2="13.531cm" svg:y2="2.971cm">
              <text:p/>
            </draw:line>
          </draw:g>
          <draw:custom-shape draw:style-name="gr14" draw:text-style-name="P12" draw:layer="layout" svg:width="0.508cm" svg:height="0.508cm" draw:transform="rotate (-3.14159265358979) translate (13.827cm 3.413cm)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3.7cm" svg:y1="2.778cm" svg:x2="13.7cm" svg:y2="3.034cm">
            <text:p/>
          </draw:line>
          <draw:line draw:style-name="gr4" draw:text-style-name="P2" draw:layer="layout" svg:x1="13.446cm" svg:y1="2.778cm" svg:x2="13.446cm" svg:y2="3.032cm">
            <text:p/>
          </draw:line>
          <draw:line draw:style-name="gr4" draw:text-style-name="P2" draw:layer="layout" svg:x1="13.7cm" svg:y1="3.346cm" svg:x2="13.7cm" svg:y2="3.54cm">
            <text:p/>
          </draw:line>
          <draw:line draw:style-name="gr4" draw:text-style-name="P2" draw:layer="layout" svg:x1="13.446cm" svg:y1="3.348cm" svg:x2="13.446cm" svg:y2="3.54cm">
            <text:p/>
          </draw:line>
          <draw:line draw:style-name="gr15" draw:text-style-name="P2" draw:layer="layout" svg:x1="13.674cm" svg:y1="3.196cm" svg:x2="13.462cm" svg:y2="3.196cm">
            <text:p/>
          </draw:line>
          <draw:line draw:style-name="gr15" draw:text-style-name="P2" draw:layer="layout" svg:x1="13.7cm" svg:y1="3.346cm" svg:x2="13.632cm" svg:y2="3.196cm">
            <text:p/>
          </draw:line>
          <draw:line draw:style-name="gr16" draw:text-style-name="P2" draw:layer="layout" svg:x1="13.446cm" svg:y1="3.348cm" svg:x2="13.505cm" svg:y2="3.196cm">
            <text:p/>
          </draw:line>
          <draw:line draw:style-name="gr17" draw:text-style-name="P2" draw:layer="layout" svg:x1="13.505cm" svg:y1="3.196cm" svg:x2="13.446cm" svg:y2="3.348cm">
            <text:p/>
          </draw:line>
        </draw:g>
        <draw:line draw:style-name="gr4" draw:text-style-name="P2" draw:layer="layout" svg:x1="13.446cm" svg:y1="3.54cm" svg:x2="13.7cm" svg:y2="3.667cm">
          <text:p/>
        </draw:line>
        <draw:g>
          <draw:line draw:style-name="gr4" draw:text-style-name="P2" draw:layer="layout" svg:x1="13.7cm" svg:y1="3.799cm" svg:x2="14.208cm" svg:y2="3.799cm">
            <text:p/>
          </draw:line>
          <draw:custom-shape draw:style-name="gr5" draw:text-style-name="P3" draw:layer="layout" svg:width="0.254cm" svg:height="0.17cm" draw:transform="rotate (1.5707963267949) translate (13.869cm 3.926cm)">
            <text:p text:style-name="P1"><text:span text:style-name="T1">13V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869cm" svg:y1="3.926cm" svg:x2="13.869cm" svg:y2="3.672cm">
            <text:p/>
          </draw:line>
          <draw:line draw:style-name="gr4" draw:text-style-name="P2" draw:layer="layout" svg:x1="13.954cm" svg:y1="3.672cm" svg:x2="13.869cm" svg:y2="3.672cm">
            <text:p/>
          </draw:line>
        </draw:g>
        <draw:custom-shape draw:style-name="gr18" draw:text-style-name="P1" draw:layer="layout" svg:width="0.254cm" svg:height="0.001cm" svg:x="13.319cm" svg:y="3.666cm">
          <text:p/>
          <draw:enhanced-geometry svg:viewBox="0 0 21600 21600" draw:type="rectangle" draw:enhanced-path="M 0 0 L 21600 0 21600 21600 0 21600 0 0 Z N"/>
        </draw:custom-shape>
        <draw:path draw:style-name="gr19" draw:text-style-name="P2" draw:layer="layout" svg:width="0.453cm" svg:height="0.228cm" draw:transform="rotate (2.67471707868131) translate (14.6130849878348cm 4.25317964259677cm)" svg:viewBox="0 0 454 229" svg:d="M0 229c284 0 454-229 454-229">
          <text:p/>
        </draw:path>
        <draw:line draw:style-name="gr17" draw:text-style-name="P2" draw:layer="layout" svg:x1="14.462cm" svg:y1="4.303cm" svg:x2="14.46cm" svg:y2="4.425cm">
          <text:p/>
        </draw:line>
        <draw:line draw:style-name="gr17" draw:text-style-name="P2" draw:layer="layout" svg:x1="13.699cm" svg:y1="4.442cm" svg:x2="13.7cm" svg:y2="4.303cm">
          <text:p/>
        </draw:line>
        <draw:g>
          <draw:line draw:style-name="gr4" draw:text-style-name="P2" draw:layer="layout" svg:x1="12.938cm" svg:y1="4.048cm" svg:x2="13.192cm" svg:y2="4.048cm">
            <text:p/>
          </draw:line>
          <draw:custom-shape draw:style-name="gr8" draw:text-style-name="P13" draw:layer="layout" svg:width="0.17cm" svg:height="0.127cm" svg:x="12.98cm" svg:y="3.989cm">
            <text:p text:style-name="P1"><text:span text:style-name="T9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98cm" svg:y1="3.921cm" svg:x2="13.149cm" svg:y2="3.921cm">
            <text:p/>
          </draw:line>
          <draw:line draw:style-name="gr9" draw:text-style-name="P2" draw:layer="layout" svg:x1="12.98cm" svg:y1="4.175cm" svg:x2="13.149cm" svg:y2="4.175cm">
            <text:p/>
          </draw:line>
        </draw:g>
        <draw:path draw:style-name="gr19" draw:text-style-name="P2" draw:layer="layout" svg:width="1.672cm" svg:height="0.687cm" draw:transform="skewX (0.426558469187414) rotate (0.468097305384879) translate (13.1919999606346cm 4.30299905286925cm)" svg:viewBox="0 0 1673 688" svg:d="M0 0c854-1 1673 688 1673 688">
          <text:p/>
        </draw:path>
        <draw:g>
          <draw:line draw:style-name="gr4" draw:text-style-name="P2" draw:layer="layout" svg:x1="13.446cm" svg:y1="4.302cm" svg:x2="14.208cm" svg:y2="4.303cm">
            <text:p/>
          </draw:line>
          <draw:custom-shape draw:style-name="gr5" draw:text-style-name="P3" draw:layer="layout" svg:width="0.254cm" svg:height="0.17cm" draw:transform="rotate (1.5707963267949) translate (13.615cm 4.429cm)">
            <text:p text:style-name="P1"><text:span text:style-name="T1">4V7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615cm" svg:y1="4.429cm" svg:x2="13.615cm" svg:y2="4.175cm">
            <text:p/>
          </draw:line>
          <draw:line draw:style-name="gr4" draw:text-style-name="P2" draw:layer="layout" svg:x1="13.7cm" svg:y1="4.175cm" svg:x2="13.615cm" svg:y2="4.175cm">
            <text:p/>
          </draw:line>
        </draw:g>
        <draw:g>
          <draw:line draw:style-name="gr4" draw:text-style-name="P2" draw:layer="layout" svg:x1="12.698cm" svg:y1="2.771cm" svg:x2="13.686cm" svg:y2="2.533cm">
            <text:p/>
          </draw:line>
          <draw:custom-shape draw:style-name="gr8" draw:text-style-name="P14" draw:layer="layout" svg:width="0.508cm" svg:height="0.127cm" draw:transform="rotate (0.236143047794833) translate (12.808cm 2.684cm)">
            <text:p text:style-name="P1"><text:span text:style-name="T2">3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792cm" svg:y1="2.618cm" svg:x2="13.286cm" svg:y2="2.499cm">
            <text:p/>
          </draw:line>
          <draw:line draw:style-name="gr9" draw:text-style-name="P2" draw:layer="layout" svg:x1="12.851cm" svg:y1="2.865cm" svg:x2="13.345cm" svg:y2="2.746cm">
            <text:p/>
          </draw:line>
        </draw:g>
        <draw:line draw:style-name="gr17" draw:text-style-name="P2" draw:layer="layout" svg:x1="12.698cm" svg:y1="2.525cm" svg:x2="12.684cm" svg:y2="2.016cm">
          <text:p/>
        </draw:line>
        <draw:line draw:style-name="gr17" draw:text-style-name="P2" draw:layer="layout" svg:x1="12.938cm" svg:y1="2.525cm" svg:x2="12.938cm" svg:y2="2.016cm">
          <text:p/>
        </draw:line>
        <draw:line draw:style-name="gr17" draw:text-style-name="P2" draw:layer="layout" svg:x1="13.192cm" svg:y1="2.499cm" svg:x2="13.192cm" svg:y2="2.016cm">
          <text:p/>
        </draw:line>
        <draw:line draw:style-name="gr17" draw:text-style-name="P2" draw:layer="layout" svg:x1="13.446cm" svg:y1="2.533cm" svg:x2="13.446cm" svg:y2="2.016cm">
          <text:p/>
        </draw:line>
        <draw:g>
          <draw:line draw:style-name="gr4" draw:text-style-name="P2" draw:layer="layout" svg:x1="13.192cm" svg:y1="2.524cm" svg:x2="13.446cm" svg:y2="2.524cm">
            <text:p/>
          </draw:line>
          <draw:custom-shape draw:style-name="gr8" draw:text-style-name="P13" draw:layer="layout" svg:width="0.17cm" svg:height="0.127cm" svg:x="13.234cm" svg:y="2.465cm">
            <text:p text:style-name="P1"><text:span text:style-name="T9">1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234cm" svg:y1="2.397cm" svg:x2="13.403cm" svg:y2="2.397cm">
            <text:p/>
          </draw:line>
          <draw:line draw:style-name="gr9" draw:text-style-name="P2" draw:layer="layout" svg:x1="13.234cm" svg:y1="2.651cm" svg:x2="13.403cm" svg:y2="2.651cm">
            <text:p/>
          </draw:line>
        </draw:g>
        <draw:polygon draw:style-name="gr20" draw:text-style-name="P15" draw:layer="layout" svg:width="0.888cm" svg:height="0.253cm" svg:x="17.51cm" svg:y="2.905cm" svg:viewBox="0 0 889 254" draw:points="0,0 762,0 889,127 762,254 0,254">
          <text:p text:style-name="P1"><text:span text:style-name="T10">GND</text:span></text:p>
        </draw:polygon>
        <draw:g>
          <draw:polygon draw:style-name="gr17" draw:text-style-name="P15" draw:layer="layout" svg:width="0.253cm" svg:height="0.761cm" svg:x="17.51cm" svg:y="3.286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7.764cm 3.286cm)">
            <draw:text-box>
              <text:p text:style-name="P1"><text:span text:style-name="T10">GND</text:span></text:p>
            </draw:text-box>
          </draw:frame>
        </draw:g>
        <draw:g>
          <draw:polygon draw:style-name="gr17" draw:text-style-name="P15" draw:layer="layout" svg:width="0.253cm" svg:height="0.761cm" svg:x="12.557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2.811cm 1.254cm)">
            <draw:text-box>
              <text:p text:style-name="P1"><text:span text:style-name="T10">Slave-out</text:span></text:p>
            </draw:text-box>
          </draw:frame>
        </draw:g>
        <draw:g>
          <draw:polygon draw:style-name="gr17" draw:text-style-name="P15" draw:layer="layout" svg:width="0.253cm" svg:height="0.761cm" svg:x="14.335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4.589cm 1.254cm)">
            <draw:text-box>
              <text:p text:style-name="P1"><text:span text:style-name="T10">Boiler</text:span></text:p>
            </draw:text-box>
          </draw:frame>
        </draw:g>
        <draw:g>
          <draw:polygon draw:style-name="gr17" draw:text-style-name="P15" draw:layer="layout" svg:width="0.253cm" svg:height="0.761cm" svg:x="14.081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4.335cm 1.254cm)">
            <draw:text-box>
              <text:p text:style-name="P1"><text:span text:style-name="T10">Boiler</text:span></text:p>
            </draw:text-box>
          </draw:frame>
        </draw:g>
        <draw:g>
          <draw:polygon draw:style-name="gr17" draw:text-style-name="P15" draw:layer="layout" svg:width="0.253cm" svg:height="0.761cm" svg:x="13.319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573cm 1.254cm)">
            <draw:text-box>
              <text:p text:style-name="P1"><text:span text:style-name="T10">GND</text:span></text:p>
            </draw:text-box>
          </draw:frame>
        </draw:g>
        <draw:g>
          <draw:polygon draw:style-name="gr17" draw:text-style-name="P15" draw:layer="layout" svg:width="0.253cm" svg:height="0.761cm" svg:x="13.065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319cm 1.254cm)">
            <draw:text-box>
              <text:p text:style-name="P1"><text:span text:style-name="T10">Slave-in</text:span></text:p>
            </draw:text-box>
          </draw:frame>
        </draw:g>
        <draw:g>
          <draw:polygon draw:style-name="gr17" draw:text-style-name="P15" draw:layer="layout" svg:width="0.253cm" svg:height="0.761cm" svg:x="12.811cm" svg:y="1.254cm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-1.5707963267949) translate (13.065cm 1.254cm)">
            <draw:text-box>
              <text:p text:style-name="P1"><text:span text:style-name="T10">VLogic</text:span></text:p>
            </draw:text-box>
          </draw:frame>
        </draw:g>
        <draw:g>
          <draw:line draw:style-name="gr4" draw:text-style-name="P2" draw:layer="layout" svg:x1="17.637cm" svg:y1="2.283cm" svg:x2="17.256cm" svg:y2="2.41cm">
            <text:p/>
          </draw:line>
          <draw:line draw:style-name="gr4" draw:text-style-name="P2" draw:layer="layout" svg:x1="17.383cm" svg:y1="2.283cm" svg:x2="17.764cm" svg:y2="2.41cm">
            <text:p/>
          </draw:line>
          <draw:custom-shape draw:style-name="gr10" draw:text-style-name="P10" draw:layer="layout" svg:width="0.381cm" svg:height="0.127cm" svg:x="17.322cm" svg:y="2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7.322cm" svg:y="2.156cm">
            <text:p text:style-name="P1"><text:span text:style-name="T5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7.256cm" svg:y="2.41cm" svg:viewBox="0 0 0 0" draw:points="0,0">
            <text:p/>
          </draw:polygon>
          <draw:polygon draw:style-name="gr11" draw:text-style-name="P2" draw:layer="layout" svg:width="0cm" svg:height="0cm" svg:x="17.51cm" svg:y="2.41cm" svg:viewBox="0 0 0 0" draw:points="0,0">
            <text:p/>
          </draw:polygon>
          <draw:polygon draw:style-name="gr11" draw:text-style-name="P2" draw:layer="layout" svg:width="0cm" svg:height="0cm" svg:x="17.764cm" svg:y="2.41cm" svg:viewBox="0 0 0 0" draw:points="0,0">
            <text:p/>
          </draw:polygon>
        </draw:g>
        <draw:g>
          <draw:line draw:style-name="gr4" draw:text-style-name="P2" draw:layer="layout" svg:x1="18.399cm" svg:y1="2.27cm" svg:x2="18.018cm" svg:y2="2.397cm">
            <text:p/>
          </draw:line>
          <draw:line draw:style-name="gr4" draw:text-style-name="P2" draw:layer="layout" svg:x1="18.145cm" svg:y1="2.27cm" svg:x2="18.526cm" svg:y2="2.397cm">
            <text:p/>
          </draw:line>
          <draw:custom-shape draw:style-name="gr10" draw:text-style-name="P10" draw:layer="layout" svg:width="0.381cm" svg:height="0.127cm" svg:x="18.084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8.084cm" svg:y="2.143cm">
            <text:p text:style-name="P1"><text:span text:style-name="T5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8.018cm" svg:y="2.397cm" svg:viewBox="0 0 0 0" draw:points="0,0">
            <text:p/>
          </draw:polygon>
          <draw:polygon draw:style-name="gr11" draw:text-style-name="P2" draw:layer="layout" svg:width="0cm" svg:height="0cm" svg:x="18.272cm" svg:y="2.397cm" svg:viewBox="0 0 0 0" draw:points="0,0">
            <text:p/>
          </draw:polygon>
          <draw:polygon draw:style-name="gr11" draw:text-style-name="P2" draw:layer="layout" svg:width="0cm" svg:height="0cm" svg:x="18.526cm" svg:y="2.397cm" svg:viewBox="0 0 0 0" draw:points="0,0">
            <text:p/>
          </draw:polygon>
        </draw:g>
        <draw:g>
          <draw:line draw:style-name="gr4" draw:text-style-name="P2" draw:layer="layout" svg:x1="13.573cm" svg:y1="4.937cm" svg:x2="13.192cm" svg:y2="5.064cm">
            <text:p/>
          </draw:line>
          <draw:line draw:style-name="gr4" draw:text-style-name="P2" draw:layer="layout" svg:x1="13.319cm" svg:y1="4.937cm" svg:x2="13.7cm" svg:y2="5.064cm">
            <text:p/>
          </draw:line>
          <draw:custom-shape draw:style-name="gr10" draw:text-style-name="P10" draw:layer="layout" svg:width="0.381cm" svg:height="0.127cm" svg:x="13.258cm" svg:y="4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3.258cm" svg:y="4.81cm">
            <text:p text:style-name="P1"><text:span text:style-name="T5">Q3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192cm" svg:y="5.064cm" svg:viewBox="0 0 0 0" draw:points="0,0">
            <text:p/>
          </draw:polygon>
          <draw:polygon draw:style-name="gr11" draw:text-style-name="P2" draw:layer="layout" svg:width="0cm" svg:height="0cm" svg:x="13.446cm" svg:y="5.064cm" svg:viewBox="0 0 0 0" draw:points="0,0">
            <text:p/>
          </draw:polygon>
          <draw:polygon draw:style-name="gr11" draw:text-style-name="P2" draw:layer="layout" svg:width="0cm" svg:height="0cm" svg:x="13.7cm" svg:y="5.064cm" svg:viewBox="0 0 0 0" draw:points="0,0">
            <text:p/>
          </draw:polygon>
        </draw:g>
        <draw:path draw:style-name="gr22" draw:text-style-name="P2" draw:layer="layout" svg:width="0.453cm" svg:height="0.228cm" draw:transform="rotate (2.67471707868131) translate (14.3590849878348cm 3.74517964259677cm)" svg:viewBox="0 0 454 229" svg:d="M0 229c284 0 454-229 454-229">
          <text:p/>
        </draw:path>
        <draw:g>
          <draw:path draw:style-name="gr4" draw:text-style-name="P2" draw:layer="layout" svg:width="0.533cm" svg:height="-0.001cm" draw:transform="rotate (0.233699586842041) translate (13.6800307488144cm 3.67641432180292cm)" svg:viewBox="0 0 534 0" svg:d="M0 0c178 0 356 0 534 0">
            <text:p/>
          </draw:path>
          <draw:custom-shape draw:style-name="gr5" draw:text-style-name="P3" draw:layer="layout" svg:width="0.254cm" svg:height="0.17cm" draw:transform="rotate (1.81147723064491) translate (13.901cm 3.757cm)">
            <text:p text:style-name="P1"><text:span text:style-name="T1">4V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3.9cm" svg:y1="3.757cm" svg:x2="13.839cm" svg:y2="3.51cm">
            <text:p/>
          </draw:line>
          <draw:line draw:style-name="gr4" draw:text-style-name="P2" draw:layer="layout" svg:x1="13.922cm" svg:y1="3.49cm" svg:x2="13.839cm" svg:y2="3.51cm">
            <text:p/>
          </draw:line>
        </draw:g>
        <draw:g>
          <draw:line draw:style-name="gr4" draw:text-style-name="P2" draw:layer="layout" svg:x1="12.938cm" svg:y1="6.334cm" svg:x2="13.192cm" svg:y2="6.334cm">
            <text:p/>
          </draw:line>
          <draw:custom-shape draw:style-name="gr8" draw:text-style-name="P13" draw:layer="layout" svg:width="0.17cm" svg:height="0.127cm" svg:x="12.98cm" svg:y="6.275cm">
            <text:p text:style-name="P1"><text:span text:style-name="T9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98cm" svg:y1="6.207cm" svg:x2="13.149cm" svg:y2="6.207cm">
            <text:p/>
          </draw:line>
          <draw:line draw:style-name="gr9" draw:text-style-name="P2" draw:layer="layout" svg:x1="12.98cm" svg:y1="6.461cm" svg:x2="13.149cm" svg:y2="6.461cm">
            <text:p/>
          </draw:line>
        </draw:g>
        <draw:g>
          <draw:line draw:style-name="gr4" draw:text-style-name="P2" draw:layer="layout" svg:x1="14.462cm" svg:y1="6.334cm" svg:x2="14.462cm" svg:y2="5.572cm">
            <text:p/>
          </draw:line>
          <draw:custom-shape draw:style-name="gr8" draw:text-style-name="P4" draw:layer="layout" svg:width="0.508cm" svg:height="0.127cm" draw:transform="rotate (1.5711453926453) translate (14.403cm 6.207cm)">
            <text:p text:style-name="P1"><text:span text:style-name="T2">2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335cm" svg:y1="6.207cm" svg:x2="14.335cm" svg:y2="5.699cm">
            <text:p/>
          </draw:line>
          <draw:line draw:style-name="gr9" draw:text-style-name="P2" draw:layer="layout" svg:x1="14.589cm" svg:y1="6.207cm" svg:x2="14.589cm" svg:y2="5.699cm">
            <text:p/>
          </draw:line>
        </draw:g>
        <draw:g>
          <draw:line draw:style-name="gr4" draw:text-style-name="P2" draw:layer="layout" svg:x1="13.192cm" svg:y1="6.08cm" svg:x2="13.192cm" svg:y2="5.318cm">
            <text:p/>
          </draw:line>
          <draw:custom-shape draw:style-name="gr8" draw:text-style-name="P4" draw:layer="layout" svg:width="0.508cm" svg:height="0.127cm" draw:transform="rotate (1.5707963267949) translate (13.133cm 5.953cm)">
            <text:p text:style-name="P1"><text:span text:style-name="T2">3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065cm" svg:y1="5.953cm" svg:x2="13.065cm" svg:y2="5.445cm">
            <text:p/>
          </draw:line>
          <draw:line draw:style-name="gr9" draw:text-style-name="P2" draw:layer="layout" svg:x1="13.319cm" svg:y1="5.953cm" svg:x2="13.319cm" svg:y2="5.445cm">
            <text:p/>
          </draw:line>
        </draw:g>
        <draw:g>
          <draw:polygon draw:style-name="gr17" draw:text-style-name="P15" draw:layer="layout" svg:width="0.253cm" svg:height="0.761cm" draw:transform="rotate (-3.14159265358979) translate (14.335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4.081cm 8.239cm)">
            <draw:text-box>
              <text:p text:style-name="P1"><text:span text:style-name="T10">V-logic</text:span></text:p>
            </draw:text-box>
          </draw:frame>
        </draw:g>
        <draw:g>
          <draw:polygon draw:style-name="gr17" draw:text-style-name="P15" draw:layer="layout" svg:width="0.253cm" svg:height="0.761cm" draw:transform="rotate (-3.14159265358979) translate (14.843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4.589cm 8.239cm)">
            <draw:text-box>
              <text:p text:style-name="P1"><text:span text:style-name="T10">Master-in</text:span></text:p>
            </draw:text-box>
          </draw:frame>
        </draw:g>
        <draw:g>
          <draw:polygon draw:style-name="gr17" draw:text-style-name="P15" draw:layer="layout" svg:width="0.253cm" svg:height="0.761cm" draw:transform="rotate (-3.14159265358979) translate (14.081cm 8.239cm)" svg:viewBox="0 0 254 762" draw:points="0,0 254,0 254,635 127,762 0,635">
            <text:p/>
          </draw:polygon>
          <draw:frame draw:style-name="gr23" draw:text-style-name="P16" draw:layer="layout" svg:width="0.762cm" svg:height="0.254cm" draw:transform="rotate (1.5707963267949) translate (13.827cm 8.239cm)">
            <draw:text-box>
              <text:p text:style-name="P1"><text:span text:style-name="T10">Master-out</text:span></text:p>
            </draw:text-box>
          </draw:frame>
        </draw:g>
        <draw:line draw:style-name="gr24" draw:text-style-name="P2" draw:layer="layout" svg:x1="14.716cm" svg:y1="6.843cm" svg:x2="14.716cm" svg:y2="7.477cm">
          <text:p/>
        </draw:line>
        <draw:line draw:style-name="gr24" draw:text-style-name="P2" draw:layer="layout" svg:x1="13.954cm" svg:y1="7.478cm" svg:x2="13.954cm" svg:y2="6.843cm">
          <text:p/>
        </draw:line>
        <draw:line draw:style-name="gr24" draw:text-style-name="P2" draw:layer="layout" svg:x1="14.208cm" svg:y1="6.842cm" svg:x2="14.208cm" svg:y2="7.476cm">
          <text:p/>
        </draw:line>
        <draw:g>
          <draw:line draw:style-name="gr4" draw:text-style-name="P2" draw:layer="layout" svg:x1="13.841cm" svg:y1="5.954cm" svg:x2="13.46cm" svg:y2="6.081cm">
            <text:p/>
          </draw:line>
          <draw:line draw:style-name="gr4" draw:text-style-name="P2" draw:layer="layout" svg:x1="13.587cm" svg:y1="5.954cm" svg:x2="13.968cm" svg:y2="6.081cm">
            <text:p/>
          </draw:line>
          <draw:custom-shape draw:style-name="gr10" draw:text-style-name="P10" draw:layer="layout" svg:width="0.381cm" svg:height="0.127cm" svg:x="13.526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svg:x="13.526cm" svg:y="5.827cm">
            <text:p text:style-name="P1"><text:span text:style-name="T5">Q4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46cm" svg:y="6.081cm" svg:viewBox="0 0 0 0" draw:points="0,0">
            <text:p/>
          </draw:polygon>
          <draw:polygon draw:style-name="gr11" draw:text-style-name="P2" draw:layer="layout" svg:width="0cm" svg:height="0cm" svg:x="13.714cm" svg:y="6.081cm" svg:viewBox="0 0 0 0" draw:points="0,0">
            <text:p/>
          </draw:polygon>
          <draw:polygon draw:style-name="gr11" draw:text-style-name="P2" draw:layer="layout" svg:width="0cm" svg:height="0cm" svg:x="13.968cm" svg:y="6.081cm" svg:viewBox="0 0 0 0" draw:points="0,0">
            <text:p/>
          </draw:polygon>
        </draw:g>
        <draw:path draw:style-name="gr25" draw:text-style-name="P2" draw:layer="layout" svg:width="0.722cm" svg:height="0.241cm" draw:transform="rotate (-1.89333317256345) translate (13.675079040357cm 5.6485598691547cm)" svg:viewBox="0 0 723 242" svg:d="M0 242c523-41 723-242 723-242">
          <text:p/>
        </draw:path>
        <draw:polygon draw:style-name="gr2" draw:text-style-name="P2" draw:layer="layout" svg:width="0cm" svg:height="0cm" svg:x="14.208cm" svg:y="4.683cm" svg:viewBox="0 0 0 0" draw:points="0,0">
          <text:p/>
        </draw:polygon>
        <draw:g>
          <draw:line draw:style-name="gr4" draw:text-style-name="P2" draw:layer="layout" svg:x1="14.081cm" svg:y1="5.445cm" svg:x2="14.462cm" svg:y2="5.318cm">
            <text:p/>
          </draw:line>
          <draw:line draw:style-name="gr4" draw:text-style-name="P2" draw:layer="layout" svg:x1="14.335cm" svg:y1="5.445cm" svg:x2="13.954cm" svg:y2="5.318cm">
            <text:p/>
          </draw:line>
          <draw:custom-shape draw:style-name="gr12" draw:text-style-name="P10" draw:layer="layout" svg:width="0.381cm" svg:height="0.127cm" draw:transform="rotate (-3.14159265358979) translate (14.396cm 5.44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-3.14159265358979) translate (14.396cm 5.572cm)">
            <text:p text:style-name="P1"><text:span text:style-name="T5">Q2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4.462cm" svg:y="5.318cm" svg:viewBox="0 0 0 0" draw:points="0,0">
            <text:p/>
          </draw:polygon>
          <draw:polygon draw:style-name="gr11" draw:text-style-name="P2" draw:layer="layout" svg:width="0cm" svg:height="0cm" svg:x="14.208cm" svg:y="5.318cm" svg:viewBox="0 0 0 0" draw:points="0,0">
            <text:p/>
          </draw:polygon>
          <draw:polygon draw:style-name="gr11" draw:text-style-name="P2" draw:layer="layout" svg:width="0cm" svg:height="0cm" svg:x="13.954cm" svg:y="5.318cm" svg:viewBox="0 0 0 0" draw:points="0,0">
            <text:p/>
          </draw:polygon>
        </draw:g>
        <draw:g>
          <draw:line draw:style-name="gr4" draw:text-style-name="P2" draw:layer="layout" svg:x1="13.065cm" svg:y1="6.715cm" svg:x2="13.446cm" svg:y2="6.588cm">
            <text:p/>
          </draw:line>
          <draw:line draw:style-name="gr4" draw:text-style-name="P2" draw:layer="layout" svg:x1="13.319cm" svg:y1="6.715cm" svg:x2="12.938cm" svg:y2="6.588cm">
            <text:p/>
          </draw:line>
          <draw:custom-shape draw:style-name="gr12" draw:text-style-name="P10" draw:layer="layout" svg:width="0.381cm" svg:height="0.127cm" draw:transform="rotate (-3.14159265358979) translate (13.38cm 6.71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-3.14159265358979) translate (13.38cm 6.842cm)">
            <text:p text:style-name="P1"><text:span text:style-name="T5">Q1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1" draw:layer="layout" svg:width="0cm" svg:height="0cm" svg:x="13.446cm" svg:y="6.588cm" svg:viewBox="0 0 0 0" draw:points="0,0">
            <text:p/>
          </draw:polygon>
          <draw:polygon draw:style-name="gr11" draw:text-style-name="P2" draw:layer="layout" svg:width="0cm" svg:height="0cm" svg:x="13.192cm" svg:y="6.588cm" svg:viewBox="0 0 0 0" draw:points="0,0">
            <text:p/>
          </draw:polygon>
          <draw:polygon draw:style-name="gr11" draw:text-style-name="P2" draw:layer="layout" svg:width="0cm" svg:height="0cm" svg:x="12.938cm" svg:y="6.588cm" svg:viewBox="0 0 0 0" draw:points="0,0">
            <text:p/>
          </draw:polygon>
        </draw:g>
        <draw:g>
          <draw:polygon draw:style-name="gr17" draw:text-style-name="P15" draw:layer="layout" svg:width="0.253cm" svg:height="0.761cm" draw:transform="rotate (-3.14159265358979) translate (12.303cm 8.239cm)" svg:viewBox="0 0 254 762" draw:points="0,0 254,0 254,635 127,762 0,635">
            <text:p/>
          </draw:polygon>
          <draw:frame draw:style-name="gr21" draw:text-style-name="P16" draw:layer="layout" svg:width="0.635cm" svg:height="0.254cm" draw:transform="rotate (1.5707963267949) translate (12.049cm 8.239cm)">
            <draw:text-box>
              <text:p text:style-name="P1"><text:span text:style-name="T10">24V</text:span></text:p>
            </draw:text-box>
          </draw:frame>
        </draw:g>
        <draw:line draw:style-name="gr24" draw:text-style-name="P2" draw:layer="layout" svg:x1="12.176cm" svg:y1="6.843cm" svg:x2="12.176cm" svg:y2="7.477cm">
          <text:p/>
        </draw:line>
        <draw:g>
          <draw:line draw:style-name="gr4" draw:text-style-name="P2" draw:layer="layout" svg:x1="14.208cm" svg:y1="4.683cm" svg:x2="14.208cm" svg:y2="5.064cm">
            <text:p/>
          </draw:line>
          <draw:custom-shape draw:style-name="gr8" draw:text-style-name="P14" draw:layer="layout" svg:width="0.254cm" svg:height="0.127cm" draw:transform="rotate (-1.5707963267949) translate (14.267cm 4.746cm)">
            <text:p text:style-name="P1"><text:span text:style-name="T8">33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335cm" svg:y1="4.747cm" svg:x2="14.335cm" svg:y2="5.001cm">
            <text:p/>
          </draw:line>
          <draw:line draw:style-name="gr9" draw:text-style-name="P2" draw:layer="layout" svg:x1="14.081cm" svg:y1="4.747cm" svg:x2="14.081cm" svg:y2="5.001cm">
            <text:p/>
          </draw:line>
        </draw:g>
        <draw:line draw:style-name="gr26" draw:text-style-name="P1" draw:layer="layout" svg:x1="13.827cm" svg:y1="6.461cm" svg:x2="14.081cm" svg:y2="6.461cm">
          <text:p/>
        </draw:line>
        <draw:g>
          <draw:line draw:style-name="gr4" draw:text-style-name="P2" draw:layer="layout" svg:x1="13.954cm" svg:y1="6.588cm" svg:x2="13.954cm" svg:y2="6.334cm">
            <text:p/>
          </draw:line>
          <draw:custom-shape draw:style-name="gr8" draw:text-style-name="P13" draw:layer="layout" svg:width="0.17cm" svg:height="0.127cm" draw:transform="rotate (1.5707963267949) translate (13.895cm 6.546cm)">
            <text:p text:style-name="P1"><text:span text:style-name="T9">4K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3.827cm" svg:y1="6.545cm" svg:x2="13.827cm" svg:y2="6.376cm">
            <text:p/>
          </draw:line>
          <draw:line draw:style-name="gr9" draw:text-style-name="P2" draw:layer="layout" svg:x1="14.081cm" svg:y1="6.545cm" svg:x2="14.081cm" svg:y2="6.376cm">
            <text:p/>
          </draw:line>
        </draw:g>
        <draw:polygon draw:style-name="gr2" draw:text-style-name="P2" draw:layer="layout" svg:width="0cm" svg:height="0cm" svg:x="14.97cm" svg:y="6.08cm" svg:viewBox="0 0 0 0" draw:points="0,0">
          <text:p/>
        </draw:polygon>
        <draw:g>
          <draw:line draw:style-name="gr4" draw:text-style-name="P2" draw:layer="layout" svg:x1="14.716cm" svg:y1="6.08cm" svg:x2="14.97cm" svg:y2="6.08cm">
            <text:p/>
          </draw:line>
          <draw:custom-shape draw:style-name="gr8" draw:text-style-name="P14" draw:layer="layout" svg:width="0.17cm" svg:height="0.127cm" svg:x="14.758cm" svg:y="6.021cm">
            <text:p text:style-name="P1"><text:span text:style-name="T8">1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758cm" svg:y1="5.953cm" svg:x2="14.927cm" svg:y2="5.953cm">
            <text:p/>
          </draw:line>
          <draw:line draw:style-name="gr9" draw:text-style-name="P2" draw:layer="layout" svg:x1="14.758cm" svg:y1="6.207cm" svg:x2="14.927cm" svg:y2="6.207cm">
            <text:p/>
          </draw:line>
        </draw:g>
        <draw:line draw:style-name="gr26" draw:text-style-name="P1" draw:layer="layout" svg:x1="13.319cm" svg:y1="6.461cm" svg:x2="13.573cm" svg:y2="6.461cm">
          <text:p/>
        </draw:line>
        <draw:path draw:style-name="gr25" draw:text-style-name="P2" draw:layer="layout" svg:width="1.436cm" svg:height="0.452cm" draw:transform="rotate (0.785398163397448) translate (12.938cm 6.589cm)" svg:viewBox="0 0 1437 453" svg:d="M0 359c629 89 809 269 1437-359">
          <text:p/>
        </draw:path>
        <draw:path draw:style-name="gr25" draw:text-style-name="P2" draw:layer="layout" svg:width="1.467cm" svg:height="0.225cm" draw:transform="rotate (0.896750169674686) translate (13.2918326742992cm 6.71884170746655cm)" svg:viewBox="0 0 1468 226" svg:d="M0 197c892 100 912-78 1468-197">
          <text:p/>
        </draw:path>
        <draw:path draw:style-name="gr27" draw:text-style-name="P2" draw:layer="layout" svg:width="0.453cm" svg:height="0.251cm" draw:transform="rotate (2.67471707868131) translate (14.1050849878348cm 6.53817964259677cm)" svg:viewBox="0 0 454 252" svg:d="M0 229c341 112 454-229 454-229">
          <text:p/>
        </draw:path>
        <draw:line draw:style-name="gr26" draw:text-style-name="P1" draw:layer="layout" svg:x1="5.953cm" svg:y1="5.953cm" svg:x2="5.953cm" svg:y2="5.699cm">
          <text:p/>
        </draw:line>
        <draw:polygon draw:style-name="gr2" draw:text-style-name="P2" draw:layer="layout" svg:width="0cm" svg:height="0cm" svg:x="8.874cm" svg:y="5.827cm" svg:viewBox="0 0 0 0" draw:points="0,0">
          <text:p/>
        </draw:polygon>
        <draw:path draw:style-name="gr28" draw:text-style-name="P2" draw:layer="layout" svg:width="0.049cm" svg:height="0.247cm" draw:transform="rotate (0.198967534727354) translate (8.82497870769228cm 5.83688148135662cm)" svg:viewBox="0 0 50 248" svg:d="M50 0c0-1-50 248-50 248">
          <text:p/>
        </draw:path>
        <draw:polygon draw:style-name="gr2" draw:text-style-name="P2" draw:layer="layout" svg:width="0cm" svg:height="0cm" svg:x="9.128cm" svg:y="7.097cm" svg:viewBox="0 0 0 0" draw:points="0,0">
          <text:p/>
        </draw:polygon>
        <draw:line draw:style-name="gr29" draw:text-style-name="P2" draw:layer="layout" svg:x1="9.128cm" svg:y1="7.097cm" svg:x2="9.128cm" svg:y2="6.842cm">
          <text:p/>
        </draw:line>
        <draw:g>
          <draw:custom-shape draw:style-name="gr30" draw:text-style-name="P17" draw:layer="layout" svg:width="1.2cm" svg:height="1.79cm" svg:x="17.453cm" svg:y="4.302cm">
            <text:p text:style-name="P1"><text:span text:style-name="T10">In+ <text:s text:c="11"/>In-</text:span></text:p>
            <text:p text:style-name="P1"><text:span text:style-name="T8"/></text:p>
            <text:p text:style-name="P1"><text:span text:style-name="T8">Mini360 DC-DC</text:span></text:p>
            <text:p text:style-name="P1"><text:span text:style-name="T8">Buck Converter</text:span></text:p>
            <text:p text:style-name="P1"><text:span text:style-name="T8">Step Down Module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Out+ <text:s text:c="6"/>Out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8" draw:layer="layout" svg:width="0.635cm" svg:height="0.762cm" svg:x="17.548cm" svg:y="5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2" draw:layer="layout" svg:width="0cm" svg:height="0cm" svg:x="17.548cm" svg:y="4.438cm" svg:viewBox="0 0 0 0" draw:points="0,0">
            <text:p/>
          </draw:polygon>
          <draw:polygon draw:style-name="gr32" draw:text-style-name="P2" draw:layer="layout" svg:width="0cm" svg:height="0cm" svg:x="18.564cm" svg:y="5.962cm" svg:viewBox="0 0 0 0" draw:points="0,0">
            <text:p/>
          </draw:polygon>
          <draw:polygon draw:style-name="gr32" draw:text-style-name="P2" draw:layer="layout" svg:width="0cm" svg:height="0cm" svg:x="17.548cm" svg:y="5.962cm" svg:viewBox="0 0 0 0" draw:points="0,0">
            <text:p/>
          </draw:polygon>
          <draw:polygon draw:style-name="gr32" draw:text-style-name="P2" draw:layer="layout" svg:width="0cm" svg:height="0cm" svg:x="18.564cm" svg:y="4.438cm" svg:viewBox="0 0 0 0" draw:points="0,0">
            <text:p/>
          </draw:polygon>
          <draw:custom-shape draw:style-name="gr33" draw:text-style-name="P2" draw:layer="layout" svg:width="0.127cm" svg:height="0.127cm" svg:x="17.421cm" svg:y="4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9" draw:layer="layout" svg:width="1.2cm" svg:height="1.79cm" svg:x="11.565cm" svg:y="4.175cm">
            <text:p text:style-name="P1"><text:span text:style-name="T10">In+ <text:s text:c="11"/>In-</text:span></text:p>
            <text:p text:style-name="P1"><text:span text:style-name="T8"/></text:p>
            <text:p text:style-name="P1"><text:span text:style-name="T8">Mini360 DC-DC</text:span></text:p>
            <text:p text:style-name="P1"><text:span text:style-name="T8">Buck Converter</text:span></text:p>
            <text:p text:style-name="P1"><text:span text:style-name="T8">Step Down Module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Out+ <text:s text:c="6"/>Out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0" draw:layer="layout" svg:width="0.635cm" svg:height="0.762cm" svg:x="11.66cm" svg:y="4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2" draw:layer="layout" svg:width="0cm" svg:height="0cm" svg:x="11.66cm" svg:y="4.311cm" svg:viewBox="0 0 0 0" draw:points="0,0">
            <text:p/>
          </draw:polygon>
          <draw:polygon draw:style-name="gr32" draw:text-style-name="P2" draw:layer="layout" svg:width="0cm" svg:height="0cm" svg:x="12.676cm" svg:y="5.835cm" svg:viewBox="0 0 0 0" draw:points="0,0">
            <text:p/>
          </draw:polygon>
          <draw:polygon draw:style-name="gr32" draw:text-style-name="P2" draw:layer="layout" svg:width="0cm" svg:height="0cm" svg:x="11.66cm" svg:y="5.835cm" svg:viewBox="0 0 0 0" draw:points="0,0">
            <text:p/>
          </draw:polygon>
          <draw:polygon draw:style-name="gr32" draw:text-style-name="P2" draw:layer="layout" svg:width="0cm" svg:height="0cm" svg:x="12.676cm" svg:y="4.311cm" svg:viewBox="0 0 0 0" draw:points="0,0">
            <text:p/>
          </draw:polygon>
          <draw:custom-shape draw:style-name="gr33" draw:text-style-name="P2" draw:layer="layout" svg:width="0.127cm" svg:height="0.127cm" svg:x="11.533cm" svg:y="4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2" draw:layer="layout" svg:width="0.846cm" svg:height="0.367cm" draw:transform="rotate (0.198967534727354) translate (12.8693411802859cm 5.73949019793477cm)" svg:viewBox="0 0 847 368" svg:d="M0 347c374 75 399-49 847-347">
          <text:p/>
        </draw:path>
        <draw:line draw:style-name="gr29" draw:text-style-name="P2" draw:layer="layout" svg:x1="12.684cm" svg:y1="7.097cm" svg:x2="12.684cm" svg:y2="6.842cm">
          <text:p/>
        </draw:line>
        <draw:line draw:style-name="gr26" draw:text-style-name="P1" draw:layer="layout" svg:x1="13.954cm" svg:y1="4.81cm" svg:x2="13.954cm" svg:y2="4.556cm">
          <text:p/>
        </draw:line>
        <draw:frame draw:style-name="gr36" draw:text-style-name="P21" draw:layer="layout" svg:width="0.748cm" svg:height="0.408cm" svg:x="12.798cm" svg:y="4.505cm">
          <draw:text-box>
            <text:p><text:span text:style-name="T5">3V3</text:span></text:p>
          </draw:text-box>
        </draw:frame>
        <draw:frame draw:style-name="gr37" draw:text-style-name="P21" draw:layer="layout" svg:width="0.671cm" svg:height="0.408cm" svg:x="6.933cm" svg:y="5.64cm">
          <draw:text-box>
            <text:p><text:span text:style-name="T5">5V</text:span></text:p>
          </draw:text-box>
        </draw:frame>
        <draw:polygon draw:style-name="gr2" draw:text-style-name="P2" draw:layer="layout" svg:width="0cm" svg:height="0cm" svg:x="12.938cm" svg:y="4.684cm" svg:viewBox="0 0 0 0" draw:points="0,0">
          <text:p/>
        </draw:polygon>
        <draw:path draw:style-name="gr27" draw:text-style-name="P2" draw:layer="layout" svg:width="0.426cm" svg:height="2.128cm" draw:transform="rotate (0.198967534727354) translate (12.5172391674832cm 2.59725880063498cm)" svg:viewBox="0 0 427 2129" svg:d="M427 12c-348-200-427 2117-427 2117">
          <text:p/>
        </draw:path>
        <draw:polygon draw:style-name="gr2" draw:text-style-name="P2" draw:layer="layout" svg:width="0cm" svg:height="0cm" svg:x="13.7cm" svg:y="4.684cm" svg:viewBox="0 0 0 0" draw:points="0,0">
          <text:p/>
        </draw:polygon>
        <draw:path draw:style-name="gr27" draw:text-style-name="P2" draw:layer="layout" svg:width="0.221cm" svg:height="1.468cm" draw:transform="rotate (0.198967534727354) translate (13.6999999031274cm 4.68399951956543cm)" svg:viewBox="0 0 222 1469" svg:d="M0 0c0-1 222 1469 222 1469">
          <text:p/>
        </draw:path>
        <draw:polygon draw:style-name="gr2" draw:text-style-name="P2" draw:layer="layout" svg:width="0cm" svg:height="0cm" svg:x="8.874cm" svg:y="4.684cm" svg:viewBox="0 0 0 0" draw:points="0,0">
          <text:p/>
        </draw:polygon>
        <draw:line draw:style-name="gr27" draw:text-style-name="P2" draw:layer="layout" svg:x1="8.874cm" svg:y1="4.303cm" svg:x2="8.874cm" svg:y2="4.684cm">
          <text:p/>
        </draw:line>
        <draw:frame draw:style-name="gr38" draw:text-style-name="P21" draw:layer="layout" svg:width="0.815cm" svg:height="0.408cm" svg:x="9.837cm" svg:y="6.882cm">
          <draw:text-box>
            <text:p><text:span text:style-name="T5">GND</text:span></text:p>
          </draw:text-box>
        </draw:frame>
        <draw:g>
          <draw:custom-shape draw:style-name="gr39" draw:text-style-name="P22" draw:layer="layout" svg:width="0.762cm" svg:height="1.111cm" svg:x="11.795cm" svg:y="6.08cm">
            <text:p text:style-name="P1"><text:span text:style-name="T11">DC 24V</text:span></text:p>
            <text:p text:style-name="P1"><text:span text:style-name="T11">Connector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0.127cm" svg:height="0.254cm" svg:x="12.557cm" svg:y="6.207cm">
            <text:p/>
            <draw:enhanced-geometry svg:viewBox="0 0 21600 21600" draw:type="rectangle" draw:enhanced-path="M 0 0 L 21600 0 21600 21600 0 21600 0 0 Z N"/>
          </draw:custom-shape>
        </draw:g>
        <draw:path draw:style-name="gr22" draw:text-style-name="P2" draw:layer="layout" svg:width="0.339cm" svg:height="1.842cm" draw:transform="rotate (0.198967534727354) translate (11.4786946259664cm 4.34017065901728cm)" svg:viewBox="0 0 340 1843" svg:d="M193 0c-350 1095-177 1520 147 1843">
          <text:p/>
        </draw:path>
        <draw:g>
          <draw:line draw:style-name="gr24" draw:text-style-name="P2" draw:layer="layout" svg:x1="12.614cm" svg:y1="5.77cm" svg:x2="12.741cm" svg:y2="5.897cm">
            <text:p/>
          </draw:line>
          <draw:line draw:style-name="gr24" draw:text-style-name="P2" draw:layer="layout" svg:x1="12.614cm" svg:y1="5.897cm" svg:x2="12.741cm" svg:y2="5.77cm">
            <text:p/>
          </draw:line>
        </draw:g>
        <draw:line draw:style-name="gr22" draw:text-style-name="P2" draw:layer="layout" svg:x1="0cm" svg:y1="0cm" svg:x2="0.001cm" svg:y2="0.001cm">
          <text:p/>
        </draw:line>
        <draw:line draw:style-name="gr29" draw:text-style-name="P2" draw:layer="layout" svg:x1="13.446cm" svg:y1="3.026cm" svg:x2="13.446cm" svg:y2="2.771cm">
          <text:p/>
        </draw:line>
        <draw:path draw:style-name="gr28" draw:text-style-name="P2" draw:layer="layout" svg:width="0cm" svg:height="0cm" draw:transform="rotate (3.34056018831715) translate (11.6679138854252cm 5.82657291929965cm)" svg:viewBox="0 0 0 1" svg:d="M0 1c0-2 0 0 0 0z">
          <text:p/>
        </draw:path>
        <draw:polygon draw:style-name="gr2" draw:text-style-name="P2" draw:layer="layout" svg:width="0cm" svg:height="0cm" svg:x="12.684cm" svg:y="3.032cm" svg:viewBox="0 0 0 0" draw:points="0,0">
          <text:p/>
        </draw:polygon>
        <draw:line draw:style-name="gr29" draw:text-style-name="P2" draw:layer="layout" svg:x1="12.684cm" svg:y1="3.287cm" svg:x2="12.684cm" svg:y2="3.032cm">
          <text:p/>
        </draw:line>
        <draw:line draw:style-name="gr29" draw:text-style-name="P2" draw:layer="layout" svg:x1="12.684cm" svg:y1="4.303cm" svg:x2="12.684cm" svg:y2="4.302cm">
          <text:p/>
        </draw:line>
        <draw:line draw:style-name="gr25" draw:text-style-name="P2" draw:layer="layout" svg:x1="14.462cm" svg:y1="5.065cm" svg:x2="14.716cm" svg:y2="5.064cm">
          <text:p/>
        </draw:line>
        <draw:custom-shape draw:style-name="gr41" draw:text-style-name="P24" draw:layer="layout" svg:width="0.508cm" svg:height="0.635cm" svg:x="14.589cm" svg:y="4.8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cm" svg:height="0cm" svg:x="14.97cm" svg:y="5.318cm" svg:viewBox="0 0 0 0" draw:points="0,0">
          <text:p/>
        </draw:polygon>
        <draw:g>
          <draw:polygon draw:style-name="gr17" draw:text-style-name="P15" draw:layer="layout" svg:width="0.253cm" svg:height="0.761cm" draw:transform="rotate (-1.5707963267949) translate (15.985cm 5.191cm)" svg:viewBox="0 0 254 762" draw:points="0,0 254,0 254,635 127,762 0,635">
            <text:p/>
          </draw:polygon>
          <draw:frame draw:style-name="gr21" draw:text-style-name="P16" draw:layer="layout" svg:width="0.635cm" svg:height="0.254cm" svg:x="15.349cm" svg:y="5.191cm">
            <draw:text-box>
              <text:p text:style-name="P1"><text:span text:style-name="T10">Therm</text:span></text:p>
            </draw:text-box>
          </draw:frame>
        </draw:g>
        <draw:g>
          <draw:polygon draw:style-name="gr17" draw:text-style-name="P15" draw:layer="layout" svg:width="0.253cm" svg:height="0.761cm" draw:transform="rotate (-1.5707963267949) translate (15.984cm 5.445cm)" svg:viewBox="0 0 254 762" draw:points="0,0 254,0 254,635 127,762 0,635">
            <text:p/>
          </draw:polygon>
          <draw:frame draw:style-name="gr21" draw:text-style-name="P16" draw:layer="layout" svg:width="0.635cm" svg:height="0.254cm" svg:x="15.348cm" svg:y="5.445cm">
            <draw:text-box>
              <text:p text:style-name="P1"><text:span text:style-name="T10">Therm</text:span></text:p>
            </draw:text-box>
          </draw:frame>
        </draw:g>
        <draw:line draw:style-name="gr24" draw:text-style-name="P2" draw:layer="layout" svg:x1="14.97cm" svg:y1="5.317cm" svg:x2="15.223cm" svg:y2="5.317cm">
          <text:p/>
        </draw:line>
        <draw:line draw:style-name="gr24" draw:text-style-name="P2" draw:layer="layout" svg:x1="14.716cm" svg:y1="5.318cm" svg:x2="15.222cm" svg:y2="5.572cm">
          <text:p/>
        </draw:line>
        <draw:custom-shape draw:style-name="gr41" draw:text-style-name="P24" draw:layer="layout" svg:width="0.508cm" svg:height="0.635cm" svg:x="14.081cm" svg:y="2.27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13.656cm" svg:y1="3.901cm" svg:x2="13.944cm" svg:y2="4.057cm">
            <text:p/>
          </draw:line>
          <draw:line draw:style-name="gr4" draw:text-style-name="P2" draw:layer="layout" svg:x1="13.822cm" svg:y1="3.97cm" svg:x2="13.446cm" svg:y2="4.059cm">
            <text:p/>
          </draw:line>
          <draw:custom-shape draw:style-name="gr10" draw:text-style-name="P10" draw:layer="layout" svg:width="0.381cm" svg:height="0.127cm" draw:transform="rotate (0.0125663706143592) translate (13.51cm 3.9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0.381cm" svg:height="0.254cm" draw:transform="rotate (0.0125663706143592) translate (13.508cm 3.804cm)">
            <text:p text:style-name="P1"><text:span text:style-name="T5">Q5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2" draw:layer="layout" svg:width="0cm" svg:height="0cm" svg:x="13.7cm" svg:y="4.056cm" svg:viewBox="0 0 0 0" draw:points="0,0">
            <text:p/>
          </draw:polygon>
          <draw:polygon draw:style-name="gr11" draw:text-style-name="P2" draw:layer="layout" svg:width="0cm" svg:height="0cm" svg:x="13.954cm" svg:y="4.053cm" svg:viewBox="0 0 0 0" draw:points="0,0">
            <text:p/>
          </draw:polygon>
        </draw:g>
        <draw:path draw:style-name="gr25" draw:text-style-name="P2" draw:layer="layout" svg:width="2.453cm" svg:height="3.005cm" draw:transform="rotate (-0.909316540289046) translate (12.5163105700991cm 4.99620660844976cm)" svg:viewBox="0 0 2454 3006" svg:d="M0 3006c1024-490 2941-2539 2340-3006">
          <text:p/>
        </draw:path>
        <draw:path draw:style-name="gr25" draw:text-style-name="P2" draw:layer="layout" svg:width="3.005cm" svg:height="4.03cm" draw:transform="rotate (-0.875806218650755) translate (12.9863029297574cm 4.26042604151307cm)" svg:viewBox="0 0 3006 4031" svg:d="M0 4031c1816-800 3773-3137 2701-4031">
          <text:p/>
        </draw:path>
        <draw:g>
          <draw:line draw:style-name="gr4" draw:text-style-name="P2" draw:layer="layout" svg:x1="14.462cm" svg:y1="6.842cm" svg:x2="14.97cm" svg:y2="6.842cm">
            <text:p/>
          </draw:line>
          <draw:custom-shape draw:style-name="gr8" draw:text-style-name="P14" draw:layer="layout" svg:width="0.338cm" svg:height="0.127cm" svg:x="14.547cm" svg:y="6.783cm">
            <text:p text:style-name="P1"><text:span text:style-name="T8">4K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4.547cm" svg:y1="6.715cm" svg:x2="14.886cm" svg:y2="6.715cm">
            <text:p/>
          </draw:line>
          <draw:line draw:style-name="gr9" draw:text-style-name="P2" draw:layer="layout" svg:x1="14.547cm" svg:y1="6.969cm" svg:x2="14.886cm" svg:y2="6.969cm">
            <text:p/>
          </draw:line>
        </draw:g>
        <draw:frame draw:style-name="gr42" draw:text-style-name="P25" draw:layer="layout" svg:width="3.048cm" svg:height="1.778cm" svg:x="8.112cm" svg:y="7.477cm">
          <draw:text-box>
            <text:p><text:span text:style-name="T12">IO4 = D2 = Master-in</text:span></text:p>
            <text:p><text:span text:style-name="T12">IO5 = D1 = Master-out</text:span></text:p>
            <text:p><text:span text:style-name="T12">IO12 = D6 = Slave-out</text:span></text:p>
            <text:p><text:span text:style-name="T12">IO13 = D7 = Slave-in</text:span></text:p>
          </draw:text-box>
        </draw:frame>
        <draw:path draw:style-name="gr25" draw:text-style-name="P2" draw:layer="layout" svg:width="1.623cm" svg:height="3.553cm" draw:transform="rotate (1.35228110444521) translate (9.382cm 3.287cm)" svg:viewBox="0 0 1624 3554" svg:d="M0 0c910 578 1860 3099 1571 3554">
          <text:p/>
        </draw:path>
        <draw:path draw:style-name="gr25" draw:text-style-name="P2" draw:layer="layout" svg:width="1.881cm" svg:height="2.557cm" draw:transform="rotate (1.17617738291898) translate (9.636cm 3.287cm)" svg:viewBox="0 0 1882 2558" svg:d="M0 0c1095 645 1173 2813 1882 253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width="0.04cm" svg:stroke-color="#000000" draw:marker-start-width="0.26cm" draw:marker-end-width="0.26cm" svg:stroke-linecap="round" draw:fill="none" draw:fill-gradient-name="Gradient_20_3" draw:fill-hatch-name="Hatching_20_1" draw:fill-image-name="Bitmap_20_1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oper_20_lijn" style:display-name="Koper lijn" style:family="graphic" style:parent-style-name="objectwithoutfill">
      <style:graphic-properties svg:stroke-width="0.2cm" svg:stroke-color="#d4711a" draw:marker-start-width="0.5cm" draw:marker-end-width="0.5cm" svg:stroke-linecap="round" draw:fill="none"/>
    </style:style>
    <style:style style:name="Cut" style:family="graphic" style:parent-style-name="objectwithoutfill">
      <style:graphic-properties svg:stroke-width="0.08cm" svg:stroke-color="#dddddd" draw:marker-start-width="0.32cm" draw:marker-end-width="0.32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Vero board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01:34:28.559369900</meta:creation-date>
    <dc:date>2021-01-08T22:50:00.696422566</dc:date>
    <meta:editing-duration>PT3H24M34S</meta:editing-duration>
    <meta:editing-cycles>37</meta:editing-cycles>
    <meta:generator>LibreOffice/6.0.7.3$Linux_X86_64 LibreOffice_project/00m0$Build-3</meta:generator>
    <meta:document-statistic meta:object-count="1016"/>
  </office:meta>
</office:document-meta>
</file>